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25a69a" draw:opacity="100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25in" svg:stroke-color="#fffaef" svg:stroke-opacity="100%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173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.029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3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4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.38958in" fo:margin-right="0in" fo:text-indent="-0.37569in" fo:margin-top="0.05556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01389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9">
      <style:paragraph-properties fo:line-height="114.799%" fo:text-align="left" style:tab-stop-distance="1in" fo:margin-left="0.32639in" fo:margin-right="0.00556in" fo:text-indent="-0.3125in" fo:margin-top="0.22986in" fo:margin-bottom="0in" style:punctuation-wrap="hanging" style:vertical-align="auto" style:writing-mode="lr-tb">
        <style:tab-stops>
          <style:tab-stop style:position="0in"/>
          <style:tab-stop style:position="0.000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4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5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6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7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8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9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.4625in" fo:margin-right="0in" fo:text-indent="-0.44861in" fo:margin-top="0.04236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4625in" fo:margin-right="0in" fo:text-indent="-0.44861in" fo:margin-top="0.05278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111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131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0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1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82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3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.4625in" fo:margin-right="0in" fo:text-indent="-0.44861in" fo:margin-top="0.05278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.4625in" fo:margin-right="0in" fo:text-indent="-0.44861in" fo:margin-top="0.05278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1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2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1">
      <style:paragraph-properties fo:line-height="100%" fo:text-align="center" style:tab-stop-distance="1in" fo:margin-left="0in" fo:margin-right="0.00069in" fo:text-indent="0in" fo:margin-top="0.0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118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1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01389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center" style:tab-stop-distance="1in" fo:margin-left="0.00417in" fo:margin-right="0in" fo:text-indent="0in" fo:margin-top="0.0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2917in" style:font-size-asian="0.22917in" style:font-size-complex="0.2291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0.29583in" fo:text-align="center" style:tab-stop-distance="1in" fo:margin-left="0in" fo:margin-right="0in" fo:text-indent="0in" fo:margin-top="0.0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center" style:tab-stop-distance="1in" fo:margin-left="0.00694in" fo:margin-right="0in" fo:text-indent="0in" fo:margin-top="0.0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69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4625in" fo:margin-right="0in" fo:text-indent="-0.44861in" fo:margin-top="0.05278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4625in" fo:margin-right="0in" fo:text-indent="-0.44861in" fo:margin-top="0.04236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55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125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0.29583in" fo:text-align="center" style:tab-stop-distance="1in" fo:margin-left="0.0034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1875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center" style:tab-stop-distance="1in" fo:margin-left="0.00347in" fo:margin-right="0in" fo:text-indent="0in" fo:margin-top="0.0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631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8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9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5972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694in" style:font-size-asian="0.25694in" style:font-size-complex="0.2569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0.32639in" fo:margin-right="0in" fo:text-indent="-0.3125in" fo:margin-top="0in" fo:margin-bottom="0in" style:punctuation-wrap="hanging" style:vertical-align="auto" style:writing-mode="lr-tb">
        <style:tab-stops>
          <style:tab-stop style:position="0in"/>
          <style:tab-stop style:position="0.000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833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-0.03403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-0.0131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-0.0131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-0.0180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-0.05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38958in" fo:margin-right="0in" fo:text-indent="-0.37569in" fo:margin-top="0.05556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38958in" fo:margin-right="0in" fo:text-indent="-0.37569in" fo:margin-top="0.05556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.8%" fo:text-align="center" style:tab-stop-distance="1in" fo:margin-left="1.25417in" fo:margin-right="1.2375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4861in" style:font-size-asian="0.54861in" style:font-size-complex="0.54861in" fo:letter-spacing="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4861in" style:font-size-asian="0.54861in" style:font-size-complex="0.54861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4861in" style:font-size-asian="0.54861in" style:font-size-complex="0.54861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4861in" style:font-size-asian="0.54861in" style:font-size-complex="0.54861in" fo:letter-spacing="0.0458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4861in" style:font-size-asian="0.54861in" style:font-size-complex="0.54861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8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4861in" style:font-size-asian="0.54861in" style:font-size-complex="0.5486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9">
      <style:paragraph-properties fo:line-height="100%" style:tab-stop-distance="1in" fo:margin-left="0.01389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.38958in" fo:margin-right="0in" fo:text-indent="-0.37569in" fo:margin-top="0.04236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38958in" fo:margin-right="0in" fo:text-indent="-0.37569in" fo:margin-top="0.04236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-0.029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25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">
      <style:graphic-properties fo:wrap-option="wrap" fo:padding-top="0in" fo:padding-bottom="0in" fo:padding-left="0in" fo:padding-right="0in" draw:textarea-vertical-align="top" draw:textarea-horizontal-align="left" draw:fill="solid" draw:fill-color="#25a69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87">
      <style:paragraph-properties fo:line-height="114.799%" fo:text-align="left" style:tab-stop-distance="1in" fo:margin-left="0.32639in" fo:margin-right="0.00556in" fo:text-indent="-0.3125in" fo:margin-top="0.22986in" fo:margin-bottom="0in" style:punctuation-wrap="hanging" style:vertical-align="auto" style:writing-mode="lr-tb">
        <style:tab-stops>
          <style:tab-stop style:position="0in"/>
          <style:tab-stop style:position="0.000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76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89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8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9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38958in" fo:margin-right="0in" fo:text-indent="-0.37569in" fo:margin-top="0.05278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55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6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8333in" style:font-size-asian="0.58333in" style:font-size-complex="0.58333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7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8333in" style:font-size-asian="0.58333in" style:font-size-complex="0.58333in" fo:letter-spacing="-0.0236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8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9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972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6">
      <style:paragraph-properties fo:line-height="100%" fo:text-align="left" style:tab-stop-distance="1in" fo:margin-left="0.01389in" fo:margin-right="0in" fo:text-indent="0in" fo:margin-top="0.0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111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50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131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118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5">
      <style:paragraph-properties fo:line-height="100%" fo:text-align="left" style:tab-stop-distance="1in" fo:margin-left="0.4625in" fo:margin-right="0in" fo:text-indent="-0.44861in" fo:margin-top="0.06528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9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7778in" style:font-size-asian="0.27778in" style:font-size-complex="0.27778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7778in" style:font-size-asian="0.27778in" style:font-size-complex="0.27778in" fo:letter-spacing="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6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7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3472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.38958in" fo:margin-right="0in" fo:text-indent="-0.37569in" fo:margin-top="0.05278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7778in" style:font-size-asian="0.27778in" style:font-size-complex="0.277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7778in" style:font-size-asian="0.27778in" style:font-size-complex="0.27778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7778in" style:font-size-asian="0.27778in" style:font-size-complex="0.27778in" fo:letter-spacing="0.03472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7778in" style:font-size-asian="0.27778in" style:font-size-complex="0.277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.38958in" fo:margin-right="0in" fo:text-indent="-0.37569in" fo:margin-top="0.04236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180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38958in" fo:margin-right="0in" fo:text-indent="-0.37569in" fo:margin-top="0.01389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.0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38958in" fo:margin-right="0in" fo:text-indent="-0.37569in" fo:margin-top="0.04444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.0652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bitmap" draw:fill-image-name="a273" style:repeat="stretch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104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9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38958in" fo:margin-right="0in" fo:text-indent="-0.37569in" fo:margin-top="0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.0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38958in" fo:margin-right="0in" fo:text-indent="0in" fo:margin-top="0.043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9861in" style:font-size-asian="0.29861in" style:font-size-complex="0.29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.00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-0.04722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.38958in" fo:margin-right="0in" fo:text-indent="-0.37569in" fo:margin-top="0.05556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45208in" fo:margin-right="0in" fo:text-indent="-0.43819in" fo:margin-top="0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-0.0173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-0.02292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-0.0131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-0.0125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-0.04375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-0.0236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38958in" fo:margin-right="0in" fo:text-indent="-0.37569in" fo:margin-top="0.04236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.0173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4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5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76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14.799%" fo:text-align="left" style:tab-stop-distance="1in" fo:margin-left="0.38958in" fo:margin-right="0.00556in" fo:text-indent="-0.37569in" fo:margin-top="0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.38958in" fo:margin-right="0in" fo:text-indent="-0.37569in" fo:margin-top="0.05278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833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14">
      <style:graphic-properties fo:wrap-option="wrap" fo:padding-top="0.0555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97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18">
      <style:graphic-properties fo:wrap-option="wrap" fo:padding-top="0in" fo:padding-bottom="0in" fo:padding-left="0in" fo:padding-right="0in" draw:textarea-vertical-align="top" draw:textarea-horizontal-align="left" draw:fill="solid" draw:fill-color="#25a69a" draw:opacity="100%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38958in" fo:margin-right="0in" fo:text-indent="-0.37569in" fo:margin-top="0.05833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131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.38958in" fo:margin-right="0in" fo:text-indent="-0.37569in" fo:margin-top="0.04444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1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62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145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Calibri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01389in"/>
          <style:tab-stop style:position="0.0145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.38958in" fo:margin-right="0in" fo:text-indent="-0.37569in" fo:margin-top="0.04444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833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145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solid" draw:fill-color="#fffaef" draw:opacity="100%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.38958in" fo:margin-right="0in" fo:text-indent="-0.37569in" fo:margin-top="0.04375in" fo:margin-bottom="0in" style:punctuation-wrap="hanging" style:vertical-align="auto" style:writing-mode="lr-tb">
        <style:tab-stops>
          <style:tab-stop style:position="-0.00069in"/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305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style:tab-stop-distance="1in" fo:margin-left="0.02639in" fo:margin-right="0in" fo:text-indent="0in" fo:margin-top="0.01389in" fo:margin-bottom="0in" style:punctuation-wrap="hanging" style:vertical-align="auto">
        <style:tab-stops>
          <style:tab-stop style:position="0.3034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Calibri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style:tab-stop-distance="1in" fo:margin-left="0.0125in" fo:margin-right="0in" fo:text-indent="0in" fo:margin-top="0.00069in" fo:margin-bottom="0in" style:punctuation-wrap="hanging" style:vertical-align="auto">
        <style:tab-stops>
          <style:tab-stop style:position="0.30694in"/>
          <style:tab-stop style:position="0.8895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01389in"/>
          <style:tab-stop style:position="0.0145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01389in"/>
          <style:tab-stop style:position="0.0145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solid" draw:fill-color="#25a69a" draw:opacity="100%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1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6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7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38889in"/>
          <style:tab-stop style:position="0.3895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38889in"/>
          <style:tab-stop style:position="0.3895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>
          <style:tab-stop style:position="0.07639in"/>
          <style:tab-stop style:position="0.0770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bitmap" draw:fill-image-name="a621" style:repeat="stretch" draw:stroke="none" draw:auto-grow-width="false" draw:auto-grow-height="fals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solid" draw:fill-color="#fffaef" draw:opacity="100%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top" draw:textarea-horizontal-align="left" draw:fill="solid" draw:fill-color="#25a69a" draw:opacity="100%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.0125in" fo:margin-right="0in" fo:text-indent="0in" fo:margin-top="0.00069in" fo:margin-bottom="0in" style:punctuation-wrap="hanging" style:vertical-align="auto">
        <style:tab-stops>
          <style:tab-stop style:position="0.30694in"/>
          <style:tab-stop style:position="0.8895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style:tab-stop-distance="1in" fo:margin-left="0.0125in" fo:margin-right="0in" fo:text-indent="0in" fo:margin-top="0.00347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38889in"/>
          <style:tab-stop style:position="0.3895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38889in"/>
          <style:tab-stop style:position="0.3895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38889in"/>
          <style:tab-stop style:position="0.3895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38889in"/>
          <style:tab-stop style:position="0.3895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4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5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38889in"/>
          <style:tab-stop style:position="0.3895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38889in"/>
          <style:tab-stop style:position="0.3895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38889in"/>
          <style:tab-stop style:position="0.3895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38889in"/>
          <style:tab-stop style:position="0.3895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in" fo:padding-bottom="0in" fo:padding-left="0in" fo:padding-right="0in" draw:textarea-vertical-align="top" draw:textarea-horizontal-align="left" draw:fill="bitmap" draw:fill-image-name="a639" style:repeat="stretch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97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5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6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1875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14.799%" style:tab-stop-distance="1in" fo:margin-left="0.02639in" fo:margin-right="0.00556in" fo:text-indent="0in" fo:margin-top="0.00069in" fo:margin-bottom="0in" style:punctuation-wrap="hanging" style:vertical-align="auto">
        <style:tab-stops>
          <style:tab-stop style:position="0.293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38889in" fo:margin-right="0in" fo:text-indent="-0.375in" fo:margin-top="0.05556in" fo:margin-bottom="0in" style:punctuation-wrap="hanging" style:vertical-align="auto" style:writing-mode="lr-tb">
        <style:tab-stops>
          <style:tab-stop style:position="0in"/>
          <style:tab-stop style:position="0.000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55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01389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2917in" style:font-size-asian="0.22917in" style:font-size-complex="0.2291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180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2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rebuchet MS" style:font-family-complex="Trebuchet MS" fo:font-size="0.58333in" style:font-size-asian="0.58333in" style:font-size-complex="0.58333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3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rebuchet MS" style:font-family-complex="Trebuchet MS" fo:font-size="0.58333in" style:font-size-asian="0.58333in" style:font-size-complex="0.58333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4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rebuchet MS" style:font-family-complex="Trebuchet MS" fo:font-size="0.58333in" style:font-size-asian="0.58333in" style:font-size-complex="0.58333in" fo:letter-spacing="-0.031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5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rebuchet MS" style:font-family-complex="Trebuchet MS" fo:font-size="0.58333in" style:font-size-asian="0.58333in" style:font-size-complex="0.58333in" fo:letter-spacing="-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6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rebuchet MS" style:font-family-complex="Trebuchet MS" fo:font-size="0.58333in" style:font-size-asian="0.58333in" style:font-size-complex="0.58333in" fo:letter-spacing="-0.031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0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37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82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32639in" fo:margin-right="0in" fo:text-indent="-0.312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.0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32639in" fo:margin-right="0in" fo:text-indent="-0.3125in" fo:margin-top="0in" fo:margin-bottom="0in" style:punctuation-wrap="hanging" style:vertical-align="auto" style:writing-mode="lr-tb">
        <style:tab-stops>
          <style:tab-stop style:position="0in"/>
          <style:tab-stop style:position="0.000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.0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.0430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1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.32639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6">
      <style:paragraph-properties fo:line-height="100%" fo:text-align="left" style:tab-stop-distance="1in" fo:margin-left="0.32639in" fo:margin-right="0in" fo:text-indent="-0.3125in" fo:margin-top="0.01389in" fo:margin-bottom="0in" style:punctuation-wrap="hanging" style:vertical-align="auto" style:writing-mode="lr-tb">
        <style:tab-stops>
          <style:tab-stop style:position="0in"/>
          <style:tab-stop style:position="0.000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111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2917in" style:font-size-asian="0.22917in" style:font-size-complex="0.2291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69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32639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32639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318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left" style:tab-stop-distance="1in" fo:margin-left="0.32639in" fo:margin-right="0in" fo:text-indent="-0.3125in" fo:margin-top="0in" fo:margin-bottom="0in" style:punctuation-wrap="hanging" style:vertical-align="auto" style:writing-mode="lr-tb">
        <style:tab-stops>
          <style:tab-stop style:position="0in"/>
          <style:tab-stop style:position="0.000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36806in" fo:margin-right="0in" fo:text-indent="0in" fo:margin-top="0.0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111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6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7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.0145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118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5in" style:font-size-asian="0.25in" style:font-size-complex="0.25in" fo:letter-spacing="-0.0076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5in" style:font-size-asian="0.25in" style:font-size-complex="0.25in" fo:letter-spacing="-0.00833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5in" style:font-size-asian="0.25in" style:font-size-complex="0.25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32639in" fo:margin-right="0in" fo:text-indent="-0.3125in" fo:margin-top="0in" fo:margin-bottom="0in" style:punctuation-wrap="hanging" style:vertical-align="auto" style:writing-mode="lr-tb">
        <style:tab-stops>
          <style:tab-stop style:position="0in"/>
          <style:tab-stop style:position="0.000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5in" style:font-size-asian="0.25in" style:font-size-complex="0.2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32639in" fo:margin-right="0in" fo:text-indent="-0.3125in" fo:margin-top="0.05833in" fo:margin-bottom="0in" style:punctuation-wrap="hanging" style:vertical-align="auto" style:writing-mode="lr-tb">
        <style:tab-stops>
          <style:tab-stop style:position="0in"/>
          <style:tab-stop style:position="0.000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.0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5in" style:font-size-asian="0.25in" style:font-size-complex="0.25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5in" style:font-size-asian="0.25in" style:font-size-complex="0.25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131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2">
      <style:paragraph-properties fo:line-height="0.39583in" fo:text-align="left" style:tab-stop-distance="1in" fo:margin-left="0.01389in" fo:margin-right="0.00556in" fo:text-indent="1.28264in" fo:margin-top="0.017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3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.00972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-0.00625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0.39375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5in" style:font-size-asian="0.25in" style:font-size-complex="0.25in" fo:letter-spacing="-0.00972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5in" style:font-size-asian="0.25in" style:font-size-complex="0.2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32639in" fo:margin-right="0in" fo:text-indent="-0.3125in" fo:margin-top="0in" fo:margin-bottom="0in" style:punctuation-wrap="hanging" style:vertical-align="auto" style:writing-mode="lr-tb">
        <style:tab-stops>
          <style:tab-stop style:position="0in"/>
          <style:tab-stop style:position="0.000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.32639in" fo:margin-right="0in" fo:text-indent="-0.3125in" fo:margin-top="0.04444in" fo:margin-bottom="0in" style:punctuation-wrap="hanging" style:vertical-align="auto" style:writing-mode="lr-tb">
        <style:tab-stops>
          <style:tab-stop style:position="0in"/>
          <style:tab-stop style:position="0.000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5in" style:font-size-asian="0.25in" style:font-size-complex="0.25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8333in" style:font-size-asian="0.58333in" style:font-size-complex="0.58333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5in" style:font-size-asian="0.25in" style:font-size-complex="0.25in" fo:letter-spacing="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8333in" style:font-size-asian="0.58333in" style:font-size-complex="0.58333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5in" style:font-size-asian="0.25in" style:font-size-complex="0.25in" fo:letter-spacing="0.02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5in" style:font-size-asian="0.25in" style:font-size-complex="0.25in" fo:letter-spacing="-0.00625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.01389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2917in" style:font-size-asian="0.22917in" style:font-size-complex="0.2291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-0.03333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.0145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0.39861in" fo:text-align="center" style:tab-stop-distance="1in" fo:margin-left="0in" fo:margin-right="0.00139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699">
      <style:paragraph-properties fo:line-height="100%" fo:text-align="left" style:tab-stop-distance="1in" fo:margin-left="0.32639in" fo:margin-right="0in" fo:text-indent="-0.3125in" fo:margin-top="0in" fo:margin-bottom="0in" style:punctuation-wrap="hanging" style:vertical-align="auto" style:writing-mode="lr-tb">
        <style:tab-stops>
          <style:tab-stop style:position="0in"/>
          <style:tab-stop style:position="0.000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8333in" style:font-size-asian="0.58333in" style:font-size-complex="0.58333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1">
      <style:paragraph-properties fo:line-height="100%" style:tab-stop-distance="1in" fo:margin-left="0.01528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Georgia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.32639in" fo:margin-right="0in" fo:text-indent="-0.3125in" fo:margin-top="0.04375in" fo:margin-bottom="0in" style:punctuation-wrap="hanging" style:vertical-align="auto" style:writing-mode="lr-tb">
        <style:tab-stops>
          <style:tab-stop style:position="0in"/>
          <style:tab-stop style:position="0.000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833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in" fo:padding-bottom="0in" fo:padding-left="0in" fo:padding-right="0in" draw:textarea-vertical-align="top" draw:textarea-horizontal-align="left" draw:fill="bitmap" draw:fill-image-name="a436" style:repeat="stretch" draw:stroke="none" draw:auto-grow-width="false" draw:auto-grow-height="fals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text:list-style style:name="a730">
      <text:list-level-style-bullet text:level="1" text:bullet-char="●">
        <style:list-level-properties text:space-before="0.01389in" text:min-label-width="0.3125in"/>
        <style:text-properties fo:font-size="100%"/>
      </text:list-level-style-bullet>
      <text:list-level-style-bullet text:level="2" text:bullet-char="●">
        <style:list-level-properties text:space-before="0.51389in" text:min-label-width="0.3125in"/>
        <style:text-properties fo:font-size="100%"/>
      </text:list-level-style-bullet>
      <text:list-level-style-bullet text:level="3" text:bullet-char="●">
        <style:list-level-properties text:space-before="1.01389in" text:min-label-width="0.3125in"/>
        <style:text-properties fo:font-size="100%"/>
      </text:list-level-style-bullet>
      <text:list-level-style-bullet text:level="4" text:bullet-char="●">
        <style:list-level-properties text:space-before="1.51389in" text:min-label-width="0.3125in"/>
        <style:text-properties fo:font-size="100%"/>
      </text:list-level-style-bullet>
      <text:list-level-style-bullet text:level="5" text:bullet-char="●">
        <style:list-level-properties text:space-before="2.01389in" text:min-label-width="0.3125in"/>
        <style:text-properties fo:font-size="100%"/>
      </text:list-level-style-bullet>
      <text:list-level-style-bullet text:level="6" text:bullet-char="●">
        <style:list-level-properties text:space-before="2.51389in" text:min-label-width="0.3125in"/>
        <style:text-properties fo:font-size="100%"/>
      </text:list-level-style-bullet>
      <text:list-level-style-bullet text:level="7" text:bullet-char="●">
        <style:list-level-properties text:space-before="3.01389in" text:min-label-width="0.3125in"/>
        <style:text-properties fo:font-size="100%"/>
      </text:list-level-style-bullet>
      <text:list-level-style-bullet text:level="8" text:bullet-char="●">
        <style:list-level-properties text:space-before="3.51389in" text:min-label-width="0.3125in"/>
        <style:text-properties fo:font-size="100%"/>
      </text:list-level-style-bullet>
      <text:list-level-style-bullet text:level="9" text:bullet-char="●">
        <style:list-level-properties text:space-before="4.01389in" text:min-label-width="0.3125in"/>
        <style:text-properties fo:font-size="100%"/>
      </text:list-level-style-bullet>
    </text:list-style>
    <text:list-style style:name="a457">
      <text:list-level-style-bullet text:level="1" text:bullet-char="●">
        <style:list-level-properties text:space-before="0.01389in" text:min-label-width="0.44861in"/>
        <style:text-properties fo:font-size="90%"/>
      </text:list-level-style-bullet>
      <text:list-level-style-bullet text:level="2" text:bullet-char="●">
        <style:list-level-properties text:space-before="0.51389in" text:min-label-width="0.44861in"/>
        <style:text-properties fo:font-size="90%"/>
      </text:list-level-style-bullet>
      <text:list-level-style-bullet text:level="3" text:bullet-char="●">
        <style:list-level-properties text:space-before="1.01389in" text:min-label-width="0.44861in"/>
        <style:text-properties fo:font-size="90%"/>
      </text:list-level-style-bullet>
      <text:list-level-style-bullet text:level="4" text:bullet-char="●">
        <style:list-level-properties text:space-before="1.51389in" text:min-label-width="0.44861in"/>
        <style:text-properties fo:font-size="90%"/>
      </text:list-level-style-bullet>
      <text:list-level-style-bullet text:level="5" text:bullet-char="●">
        <style:list-level-properties text:space-before="2.01389in" text:min-label-width="0.44861in"/>
        <style:text-properties fo:font-size="90%"/>
      </text:list-level-style-bullet>
      <text:list-level-style-bullet text:level="6" text:bullet-char="●">
        <style:list-level-properties text:space-before="2.51389in" text:min-label-width="0.44861in"/>
        <style:text-properties fo:font-size="90%"/>
      </text:list-level-style-bullet>
      <text:list-level-style-bullet text:level="7" text:bullet-char="●">
        <style:list-level-properties text:space-before="3.01389in" text:min-label-width="0.44861in"/>
        <style:text-properties fo:font-size="90%"/>
      </text:list-level-style-bullet>
      <text:list-level-style-bullet text:level="8" text:bullet-char="●">
        <style:list-level-properties text:space-before="3.51389in" text:min-label-width="0.44861in"/>
        <style:text-properties fo:font-size="90%"/>
      </text:list-level-style-bullet>
      <text:list-level-style-bullet text:level="9" text:bullet-char="●">
        <style:list-level-properties text:space-before="4.01389in" text:min-label-width="0.44861in"/>
        <style:text-properties fo:font-size="90%"/>
      </text:list-level-style-bullet>
    </text:list-style>
    <text:list-style style:name="a432">
      <text:list-level-style-bullet text:level="1" text:bullet-char="●">
        <style:list-level-properties text:space-before="0.01389in" text:min-label-width="0.3125in"/>
        <style:text-properties fo:font-family="Times New Roman" fo:font-size="100%"/>
      </text:list-level-style-bullet>
      <text:list-level-style-bullet text:level="2" text:bullet-char="●">
        <style:list-level-properties text:space-before="0.51389in" text:min-label-width="0.3125in"/>
        <style:text-properties fo:font-family="Times New Roman" fo:font-size="100%"/>
      </text:list-level-style-bullet>
      <text:list-level-style-bullet text:level="3" text:bullet-char="●">
        <style:list-level-properties text:space-before="1.01389in" text:min-label-width="0.3125in"/>
        <style:text-properties fo:font-family="Times New Roman" fo:font-size="100%"/>
      </text:list-level-style-bullet>
      <text:list-level-style-bullet text:level="4" text:bullet-char="●">
        <style:list-level-properties text:space-before="1.51389in" text:min-label-width="0.3125in"/>
        <style:text-properties fo:font-family="Times New Roman" fo:font-size="100%"/>
      </text:list-level-style-bullet>
      <text:list-level-style-bullet text:level="5" text:bullet-char="●">
        <style:list-level-properties text:space-before="2.01389in" text:min-label-width="0.3125in"/>
        <style:text-properties fo:font-family="Times New Roman" fo:font-size="100%"/>
      </text:list-level-style-bullet>
      <text:list-level-style-bullet text:level="6" text:bullet-char="●">
        <style:list-level-properties text:space-before="2.51389in" text:min-label-width="0.3125in"/>
        <style:text-properties fo:font-family="Times New Roman" fo:font-size="100%"/>
      </text:list-level-style-bullet>
      <text:list-level-style-bullet text:level="7" text:bullet-char="●">
        <style:list-level-properties text:space-before="3.01389in" text:min-label-width="0.3125in"/>
        <style:text-properties fo:font-family="Times New Roman" fo:font-size="100%"/>
      </text:list-level-style-bullet>
      <text:list-level-style-bullet text:level="8" text:bullet-char="●">
        <style:list-level-properties text:space-before="3.51389in" text:min-label-width="0.3125in"/>
        <style:text-properties fo:font-family="Times New Roman" fo:font-size="100%"/>
      </text:list-level-style-bullet>
      <text:list-level-style-bullet text:level="9" text:bullet-char="●">
        <style:list-level-properties text:space-before="4.01389in" text:min-label-width="0.3125in"/>
        <style:text-properties fo:font-family="Times New Roman" fo:font-size="100%"/>
      </text:list-level-style-bullet>
    </text:list-style>
    <text:list-style style:name="a386">
      <text:list-level-style-bullet text:level="1" text:bullet-char="•">
        <style:list-level-properties text:space-before="0.01389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1389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01389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1389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01389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1389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01389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1389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01389in" text:min-label-width="0.3125in"/>
        <style:text-properties fo:font-family="Arial" fo:font-size="100%"/>
      </text:list-level-style-bullet>
    </text:list-style>
    <text:list-style style:name="a662">
      <text:list-level-style-bullet text:level="1" text:bullet-char="•">
        <style:list-level-properties text:space-before="0.01389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1389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01389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1389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01389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1389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01389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1389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01389in" text:min-label-width="0.3125in"/>
        <style:text-properties fo:font-family="Arial" fo:font-size="100%"/>
      </text:list-level-style-bullet>
    </text:list-style>
    <text:list-style style:name="a364">
      <text:list-level-style-bullet text:level="1" text:bullet-char="•">
        <style:list-level-properties text:space-before="0in"/>
        <style:text-properties fo:font-family="Arial" fo:font-size="90%"/>
      </text:list-level-style-bullet>
      <text:list-level-style-bullet text:level="2" text:bullet-char="•">
        <style:list-level-properties text:space-before="0.5in"/>
        <style:text-properties fo:font-family="Arial" fo:font-size="90%"/>
      </text:list-level-style-bullet>
      <text:list-level-style-bullet text:level="3" text:bullet-char="•">
        <style:list-level-properties text:space-before="1in"/>
        <style:text-properties fo:font-family="Arial" fo:font-size="90%"/>
      </text:list-level-style-bullet>
      <text:list-level-style-bullet text:level="4" text:bullet-char="•">
        <style:list-level-properties text:space-before="1.5in"/>
        <style:text-properties fo:font-family="Arial" fo:font-size="90%"/>
      </text:list-level-style-bullet>
      <text:list-level-style-bullet text:level="5" text:bullet-char="•">
        <style:list-level-properties text:space-before="2in"/>
        <style:text-properties fo:font-family="Arial" fo:font-size="90%"/>
      </text:list-level-style-bullet>
      <text:list-level-style-bullet text:level="6" text:bullet-char="•">
        <style:list-level-properties text:space-before="2.5in"/>
        <style:text-properties fo:font-family="Arial" fo:font-size="90%"/>
      </text:list-level-style-bullet>
      <text:list-level-style-bullet text:level="7" text:bullet-char="•">
        <style:list-level-properties text:space-before="3in"/>
        <style:text-properties fo:font-family="Arial" fo:font-size="90%"/>
      </text:list-level-style-bullet>
      <text:list-level-style-bullet text:level="8" text:bullet-char="•">
        <style:list-level-properties text:space-before="3.5in"/>
        <style:text-properties fo:font-family="Arial" fo:font-size="90%"/>
      </text:list-level-style-bullet>
      <text:list-level-style-bullet text:level="9" text:bullet-char="•">
        <style:list-level-properties text:space-before="4in"/>
        <style:text-properties fo:font-family="Arial" fo:font-size="90%"/>
      </text:list-level-style-bullet>
    </text:list-style>
    <text:list-style style:name="a665">
      <text:list-level-style-bullet text:level="1" text:bullet-char="•">
        <style:list-level-properties text:space-before="0in"/>
        <style:text-properties fo:font-family="Arial" fo:font-size="100%"/>
      </text:list-level-style-bullet>
      <text:list-level-style-bullet text:level="2" text:bullet-char="•">
        <style:list-level-properties text:space-before="0.5in"/>
        <style:text-properties fo:font-family="Arial" fo:font-size="100%"/>
      </text:list-level-style-bullet>
      <text:list-level-style-bullet text:level="3" text:bullet-char="•">
        <style:list-level-properties text:space-before="1in"/>
        <style:text-properties fo:font-family="Arial" fo:font-size="100%"/>
      </text:list-level-style-bullet>
      <text:list-level-style-bullet text:level="4" text:bullet-char="•">
        <style:list-level-properties text:space-before="1.5in"/>
        <style:text-properties fo:font-family="Arial" fo:font-size="100%"/>
      </text:list-level-style-bullet>
      <text:list-level-style-bullet text:level="5" text:bullet-char="•">
        <style:list-level-properties text:space-before="2in"/>
        <style:text-properties fo:font-family="Arial" fo:font-size="100%"/>
      </text:list-level-style-bullet>
      <text:list-level-style-bullet text:level="6" text:bullet-char="•">
        <style:list-level-properties text:space-before="2.5in"/>
        <style:text-properties fo:font-family="Arial" fo:font-size="100%"/>
      </text:list-level-style-bullet>
      <text:list-level-style-bullet text:level="7" text:bullet-char="•">
        <style:list-level-properties text:space-before="3in"/>
        <style:text-properties fo:font-family="Arial" fo:font-size="100%"/>
      </text:list-level-style-bullet>
      <text:list-level-style-bullet text:level="8" text:bullet-char="•">
        <style:list-level-properties text:space-before="3.5in"/>
        <style:text-properties fo:font-family="Arial" fo:font-size="100%"/>
      </text:list-level-style-bullet>
      <text:list-level-style-bullet text:level="9" text:bullet-char="•">
        <style:list-level-properties text:space-before="4in"/>
        <style:text-properties fo:font-family="Arial" fo:font-size="100%"/>
      </text:list-level-style-bullet>
    </text:list-style>
    <text:list-style style:name="a367">
      <text:list-level-style-bullet text:level="1" text:bullet-char="•">
        <style:list-level-properties text:space-before="0in"/>
        <style:text-properties fo:font-family="Arial" fo:font-size="90%"/>
      </text:list-level-style-bullet>
      <text:list-level-style-bullet text:level="2" text:bullet-char="•">
        <style:list-level-properties text:space-before="0.5in"/>
        <style:text-properties fo:font-family="Arial" fo:font-size="90%"/>
      </text:list-level-style-bullet>
      <text:list-level-style-bullet text:level="3" text:bullet-char="•">
        <style:list-level-properties text:space-before="1in"/>
        <style:text-properties fo:font-family="Arial" fo:font-size="90%"/>
      </text:list-level-style-bullet>
      <text:list-level-style-bullet text:level="4" text:bullet-char="•">
        <style:list-level-properties text:space-before="1.5in"/>
        <style:text-properties fo:font-family="Arial" fo:font-size="90%"/>
      </text:list-level-style-bullet>
      <text:list-level-style-bullet text:level="5" text:bullet-char="•">
        <style:list-level-properties text:space-before="2in"/>
        <style:text-properties fo:font-family="Arial" fo:font-size="90%"/>
      </text:list-level-style-bullet>
      <text:list-level-style-bullet text:level="6" text:bullet-char="•">
        <style:list-level-properties text:space-before="2.5in"/>
        <style:text-properties fo:font-family="Arial" fo:font-size="90%"/>
      </text:list-level-style-bullet>
      <text:list-level-style-bullet text:level="7" text:bullet-char="•">
        <style:list-level-properties text:space-before="3in"/>
        <style:text-properties fo:font-family="Arial" fo:font-size="90%"/>
      </text:list-level-style-bullet>
      <text:list-level-style-bullet text:level="8" text:bullet-char="•">
        <style:list-level-properties text:space-before="3.5in"/>
        <style:text-properties fo:font-family="Arial" fo:font-size="90%"/>
      </text:list-level-style-bullet>
      <text:list-level-style-bullet text:level="9" text:bullet-char="•">
        <style:list-level-properties text:space-before="4in"/>
        <style:text-properties fo:font-family="Arial" fo:font-size="90%"/>
      </text:list-level-style-bullet>
    </text:list-style>
    <text:list-style style:name="a965">
      <text:list-level-style-bullet text:level="1" text:bullet-char="●">
        <style:list-level-properties text:space-before="0.01389in" text:min-label-width="0.3125in"/>
        <style:text-properties fo:font-size="100%"/>
      </text:list-level-style-bullet>
      <text:list-level-style-bullet text:level="2" text:bullet-char="●">
        <style:list-level-properties text:space-before="0.51389in" text:min-label-width="0.3125in"/>
        <style:text-properties fo:font-size="100%"/>
      </text:list-level-style-bullet>
      <text:list-level-style-bullet text:level="3" text:bullet-char="●">
        <style:list-level-properties text:space-before="1.01389in" text:min-label-width="0.3125in"/>
        <style:text-properties fo:font-size="100%"/>
      </text:list-level-style-bullet>
      <text:list-level-style-bullet text:level="4" text:bullet-char="●">
        <style:list-level-properties text:space-before="1.51389in" text:min-label-width="0.3125in"/>
        <style:text-properties fo:font-size="100%"/>
      </text:list-level-style-bullet>
      <text:list-level-style-bullet text:level="5" text:bullet-char="●">
        <style:list-level-properties text:space-before="2.01389in" text:min-label-width="0.3125in"/>
        <style:text-properties fo:font-size="100%"/>
      </text:list-level-style-bullet>
      <text:list-level-style-bullet text:level="6" text:bullet-char="●">
        <style:list-level-properties text:space-before="2.51389in" text:min-label-width="0.3125in"/>
        <style:text-properties fo:font-size="100%"/>
      </text:list-level-style-bullet>
      <text:list-level-style-bullet text:level="7" text:bullet-char="●">
        <style:list-level-properties text:space-before="3.01389in" text:min-label-width="0.3125in"/>
        <style:text-properties fo:font-size="100%"/>
      </text:list-level-style-bullet>
      <text:list-level-style-bullet text:level="8" text:bullet-char="●">
        <style:list-level-properties text:space-before="3.51389in" text:min-label-width="0.3125in"/>
        <style:text-properties fo:font-size="100%"/>
      </text:list-level-style-bullet>
      <text:list-level-style-bullet text:level="9" text:bullet-char="●">
        <style:list-level-properties text:space-before="4.01389in" text:min-label-width="0.3125in"/>
        <style:text-properties fo:font-size="100%"/>
      </text:list-level-style-bullet>
    </text:list-style>
    <text:list-style style:name="a417">
      <text:list-level-style-bullet text:level="1" text:bullet-char="●">
        <style:list-level-properties text:space-before="0.01389in" text:min-label-width="0.3125in"/>
        <style:text-properties fo:font-family="Times New Roman" fo:font-size="100%"/>
      </text:list-level-style-bullet>
      <text:list-level-style-bullet text:level="2" text:bullet-char="●">
        <style:list-level-properties text:space-before="0.51389in" text:min-label-width="0.3125in"/>
        <style:text-properties fo:font-family="Times New Roman" fo:font-size="100%"/>
      </text:list-level-style-bullet>
      <text:list-level-style-bullet text:level="3" text:bullet-char="●">
        <style:list-level-properties text:space-before="1.01389in" text:min-label-width="0.3125in"/>
        <style:text-properties fo:font-family="Times New Roman" fo:font-size="100%"/>
      </text:list-level-style-bullet>
      <text:list-level-style-bullet text:level="4" text:bullet-char="●">
        <style:list-level-properties text:space-before="1.51389in" text:min-label-width="0.3125in"/>
        <style:text-properties fo:font-family="Times New Roman" fo:font-size="100%"/>
      </text:list-level-style-bullet>
      <text:list-level-style-bullet text:level="5" text:bullet-char="●">
        <style:list-level-properties text:space-before="2.01389in" text:min-label-width="0.3125in"/>
        <style:text-properties fo:font-family="Times New Roman" fo:font-size="100%"/>
      </text:list-level-style-bullet>
      <text:list-level-style-bullet text:level="6" text:bullet-char="●">
        <style:list-level-properties text:space-before="2.51389in" text:min-label-width="0.3125in"/>
        <style:text-properties fo:font-family="Times New Roman" fo:font-size="100%"/>
      </text:list-level-style-bullet>
      <text:list-level-style-bullet text:level="7" text:bullet-char="●">
        <style:list-level-properties text:space-before="3.01389in" text:min-label-width="0.3125in"/>
        <style:text-properties fo:font-family="Times New Roman" fo:font-size="100%"/>
      </text:list-level-style-bullet>
      <text:list-level-style-bullet text:level="8" text:bullet-char="●">
        <style:list-level-properties text:space-before="3.51389in" text:min-label-width="0.3125in"/>
        <style:text-properties fo:font-family="Times New Roman" fo:font-size="100%"/>
      </text:list-level-style-bullet>
      <text:list-level-style-bullet text:level="9" text:bullet-char="●">
        <style:list-level-properties text:space-before="4.01389in" text:min-label-width="0.3125in"/>
        <style:text-properties fo:font-family="Times New Roman" fo:font-size="100%"/>
      </text:list-level-style-bullet>
    </text:list-style>
    <text:list-style style:name="a596">
      <text:list-level-style-bullet text:level="1" text:bullet-char="●">
        <style:list-level-properties text:space-before="0.01389in" text:min-label-width="0.37569in"/>
        <style:text-properties fo:font-size="100%"/>
      </text:list-level-style-bullet>
      <text:list-level-style-bullet text:level="2" text:bullet-char="●">
        <style:list-level-properties text:space-before="0.51389in" text:min-label-width="0.37569in"/>
        <style:text-properties fo:font-size="100%"/>
      </text:list-level-style-bullet>
      <text:list-level-style-bullet text:level="3" text:bullet-char="●">
        <style:list-level-properties text:space-before="1.01389in" text:min-label-width="0.37569in"/>
        <style:text-properties fo:font-size="100%"/>
      </text:list-level-style-bullet>
      <text:list-level-style-bullet text:level="4" text:bullet-char="●">
        <style:list-level-properties text:space-before="1.51389in" text:min-label-width="0.37569in"/>
        <style:text-properties fo:font-size="100%"/>
      </text:list-level-style-bullet>
      <text:list-level-style-bullet text:level="5" text:bullet-char="●">
        <style:list-level-properties text:space-before="2.01389in" text:min-label-width="0.37569in"/>
        <style:text-properties fo:font-size="100%"/>
      </text:list-level-style-bullet>
      <text:list-level-style-bullet text:level="6" text:bullet-char="●">
        <style:list-level-properties text:space-before="2.51389in" text:min-label-width="0.37569in"/>
        <style:text-properties fo:font-size="100%"/>
      </text:list-level-style-bullet>
      <text:list-level-style-bullet text:level="7" text:bullet-char="●">
        <style:list-level-properties text:space-before="3.01389in" text:min-label-width="0.37569in"/>
        <style:text-properties fo:font-size="100%"/>
      </text:list-level-style-bullet>
      <text:list-level-style-bullet text:level="8" text:bullet-char="●">
        <style:list-level-properties text:space-before="3.51389in" text:min-label-width="0.37569in"/>
        <style:text-properties fo:font-size="100%"/>
      </text:list-level-style-bullet>
      <text:list-level-style-bullet text:level="9" text:bullet-char="●">
        <style:list-level-properties text:space-before="4.01389in" text:min-label-width="0.37569in"/>
        <style:text-properties fo:font-size="100%"/>
      </text:list-level-style-bullet>
    </text:list-style>
    <text:list-style style:name="a297">
      <text:list-level-style-bullet text:level="1" text:bullet-char="●">
        <style:list-level-properties text:space-before="0.01389in" text:min-label-width="0.37569in"/>
        <style:text-properties fo:font-size="90%"/>
      </text:list-level-style-bullet>
      <text:list-level-style-bullet text:level="2" text:bullet-char="●">
        <style:list-level-properties text:space-before="0.51389in" text:min-label-width="0.37569in"/>
        <style:text-properties fo:font-size="90%"/>
      </text:list-level-style-bullet>
      <text:list-level-style-bullet text:level="3" text:bullet-char="●">
        <style:list-level-properties text:space-before="1.01389in" text:min-label-width="0.37569in"/>
        <style:text-properties fo:font-size="90%"/>
      </text:list-level-style-bullet>
      <text:list-level-style-bullet text:level="4" text:bullet-char="●">
        <style:list-level-properties text:space-before="1.51389in" text:min-label-width="0.37569in"/>
        <style:text-properties fo:font-size="90%"/>
      </text:list-level-style-bullet>
      <text:list-level-style-bullet text:level="5" text:bullet-char="●">
        <style:list-level-properties text:space-before="2.01389in" text:min-label-width="0.37569in"/>
        <style:text-properties fo:font-size="90%"/>
      </text:list-level-style-bullet>
      <text:list-level-style-bullet text:level="6" text:bullet-char="●">
        <style:list-level-properties text:space-before="2.51389in" text:min-label-width="0.37569in"/>
        <style:text-properties fo:font-size="90%"/>
      </text:list-level-style-bullet>
      <text:list-level-style-bullet text:level="7" text:bullet-char="●">
        <style:list-level-properties text:space-before="3.01389in" text:min-label-width="0.37569in"/>
        <style:text-properties fo:font-size="90%"/>
      </text:list-level-style-bullet>
      <text:list-level-style-bullet text:level="8" text:bullet-char="●">
        <style:list-level-properties text:space-before="3.51389in" text:min-label-width="0.37569in"/>
        <style:text-properties fo:font-size="90%"/>
      </text:list-level-style-bullet>
      <text:list-level-style-bullet text:level="9" text:bullet-char="●">
        <style:list-level-properties text:space-before="4.01389in" text:min-label-width="0.37569in"/>
        <style:text-properties fo:font-size="90%"/>
      </text:list-level-style-bullet>
    </text:list-style>
    <text:list-style style:name="a872">
      <text:list-level-style-number text:level="1" style:num-format="">
        <style:list-level-properties text:space-before="0.02639in"/>
      </text:list-level-style-number>
      <text:list-level-style-number text:level="2" style:num-format="">
        <style:list-level-properties text:space-before="0.52639in"/>
      </text:list-level-style-number>
      <text:list-level-style-number text:level="3" style:num-format="">
        <style:list-level-properties text:space-before="1.02639in"/>
      </text:list-level-style-number>
      <text:list-level-style-number text:level="4" style:num-format="">
        <style:list-level-properties text:space-before="1.52639in"/>
      </text:list-level-style-number>
      <text:list-level-style-number text:level="5" style:num-format="">
        <style:list-level-properties text:space-before="2.02639in"/>
      </text:list-level-style-number>
      <text:list-level-style-number text:level="6" style:num-format="">
        <style:list-level-properties text:space-before="2.52639in"/>
      </text:list-level-style-number>
      <text:list-level-style-number text:level="7" style:num-format="">
        <style:list-level-properties text:space-before="3.02639in"/>
      </text:list-level-style-number>
      <text:list-level-style-number text:level="8" style:num-format="">
        <style:list-level-properties text:space-before="3.52639in"/>
      </text:list-level-style-number>
      <text:list-level-style-number text:level="9" style:num-format="">
        <style:list-level-properties text:space-before="4.02639in"/>
      </text:list-level-style-number>
    </text:list-style>
    <text:list-style style:name="a947">
      <text:list-level-style-bullet text:level="1" text:bullet-char="●">
        <style:list-level-properties text:space-before="0.01389in" text:min-label-width="0.3125in"/>
        <style:text-properties fo:font-size="100%"/>
      </text:list-level-style-bullet>
      <text:list-level-style-bullet text:level="2" text:bullet-char="●">
        <style:list-level-properties text:space-before="0.51389in" text:min-label-width="0.3125in"/>
        <style:text-properties fo:font-size="100%"/>
      </text:list-level-style-bullet>
      <text:list-level-style-bullet text:level="3" text:bullet-char="●">
        <style:list-level-properties text:space-before="1.01389in" text:min-label-width="0.3125in"/>
        <style:text-properties fo:font-size="100%"/>
      </text:list-level-style-bullet>
      <text:list-level-style-bullet text:level="4" text:bullet-char="●">
        <style:list-level-properties text:space-before="1.51389in" text:min-label-width="0.3125in"/>
        <style:text-properties fo:font-size="100%"/>
      </text:list-level-style-bullet>
      <text:list-level-style-bullet text:level="5" text:bullet-char="●">
        <style:list-level-properties text:space-before="2.01389in" text:min-label-width="0.3125in"/>
        <style:text-properties fo:font-size="100%"/>
      </text:list-level-style-bullet>
      <text:list-level-style-bullet text:level="6" text:bullet-char="●">
        <style:list-level-properties text:space-before="2.51389in" text:min-label-width="0.3125in"/>
        <style:text-properties fo:font-size="100%"/>
      </text:list-level-style-bullet>
      <text:list-level-style-bullet text:level="7" text:bullet-char="●">
        <style:list-level-properties text:space-before="3.01389in" text:min-label-width="0.3125in"/>
        <style:text-properties fo:font-size="100%"/>
      </text:list-level-style-bullet>
      <text:list-level-style-bullet text:level="8" text:bullet-char="●">
        <style:list-level-properties text:space-before="3.51389in" text:min-label-width="0.3125in"/>
        <style:text-properties fo:font-size="100%"/>
      </text:list-level-style-bullet>
      <text:list-level-style-bullet text:level="9" text:bullet-char="●">
        <style:list-level-properties text:space-before="4.01389in" text:min-label-width="0.3125in"/>
        <style:text-properties fo:font-size="100%"/>
      </text:list-level-style-bullet>
    </text:list-style>
    <text:list-style style:name="a875">
      <text:list-level-style-number text:level="1" style:num-format="1">
        <style:list-level-properties text:space-before="0.0125in"/>
        <style:text-properties fo:font-size="94.444%"/>
      </text:list-level-style-number>
      <text:list-level-style-number text:level="2" style:num-format="1">
        <style:list-level-properties text:space-before="0.5125in"/>
        <style:text-properties fo:font-size="94.444%"/>
      </text:list-level-style-number>
      <text:list-level-style-number text:level="3" style:num-format="1">
        <style:list-level-properties text:space-before="1.0125in"/>
        <style:text-properties fo:font-size="94.444%"/>
      </text:list-level-style-number>
      <text:list-level-style-number text:level="4" style:num-format="1">
        <style:list-level-properties text:space-before="1.5125in"/>
        <style:text-properties fo:font-size="94.444%"/>
      </text:list-level-style-number>
      <text:list-level-style-number text:level="5" style:num-format="1">
        <style:list-level-properties text:space-before="2.0125in"/>
        <style:text-properties fo:font-size="94.444%"/>
      </text:list-level-style-number>
      <text:list-level-style-number text:level="6" style:num-format="1">
        <style:list-level-properties text:space-before="2.5125in"/>
        <style:text-properties fo:font-size="94.444%"/>
      </text:list-level-style-number>
      <text:list-level-style-number text:level="7" style:num-format="1">
        <style:list-level-properties text:space-before="3.0125in"/>
        <style:text-properties fo:font-size="94.444%"/>
      </text:list-level-style-number>
      <text:list-level-style-number text:level="8" style:num-format="1">
        <style:list-level-properties text:space-before="3.5125in"/>
        <style:text-properties fo:font-size="94.444%"/>
      </text:list-level-style-number>
      <text:list-level-style-number text:level="9" style:num-format="1">
        <style:list-level-properties text:space-before="4.0125in"/>
        <style:text-properties fo:font-size="94.444%"/>
      </text:list-level-style-number>
    </text:list-style>
    <text:list-style style:name="a602">
      <text:list-level-style-bullet text:level="1" text:bullet-char="●">
        <style:list-level-properties text:space-before="0.01389in" text:min-label-width="0.37569in"/>
        <style:text-properties fo:font-size="100%"/>
      </text:list-level-style-bullet>
      <text:list-level-style-bullet text:level="2" text:bullet-char="●">
        <style:list-level-properties text:space-before="0.51389in" text:min-label-width="0.37569in"/>
        <style:text-properties fo:font-size="100%"/>
      </text:list-level-style-bullet>
      <text:list-level-style-bullet text:level="3" text:bullet-char="●">
        <style:list-level-properties text:space-before="1.01389in" text:min-label-width="0.37569in"/>
        <style:text-properties fo:font-size="100%"/>
      </text:list-level-style-bullet>
      <text:list-level-style-bullet text:level="4" text:bullet-char="●">
        <style:list-level-properties text:space-before="1.51389in" text:min-label-width="0.37569in"/>
        <style:text-properties fo:font-size="100%"/>
      </text:list-level-style-bullet>
      <text:list-level-style-bullet text:level="5" text:bullet-char="●">
        <style:list-level-properties text:space-before="2.01389in" text:min-label-width="0.37569in"/>
        <style:text-properties fo:font-size="100%"/>
      </text:list-level-style-bullet>
      <text:list-level-style-bullet text:level="6" text:bullet-char="●">
        <style:list-level-properties text:space-before="2.51389in" text:min-label-width="0.37569in"/>
        <style:text-properties fo:font-size="100%"/>
      </text:list-level-style-bullet>
      <text:list-level-style-bullet text:level="7" text:bullet-char="●">
        <style:list-level-properties text:space-before="3.01389in" text:min-label-width="0.37569in"/>
        <style:text-properties fo:font-size="100%"/>
      </text:list-level-style-bullet>
      <text:list-level-style-bullet text:level="8" text:bullet-char="●">
        <style:list-level-properties text:space-before="3.51389in" text:min-label-width="0.37569in"/>
        <style:text-properties fo:font-size="100%"/>
      </text:list-level-style-bullet>
      <text:list-level-style-bullet text:level="9" text:bullet-char="●">
        <style:list-level-properties text:space-before="4.01389in" text:min-label-width="0.37569in"/>
        <style:text-properties fo:font-size="100%"/>
      </text:list-level-style-bullet>
    </text:list-style>
    <text:list-style style:name="a256">
      <text:list-level-style-bullet text:level="1" text:bullet-char="●">
        <style:list-level-properties text:space-before="0.01389in" text:min-label-width="0.44861in"/>
        <style:text-properties fo:font-size="90%"/>
      </text:list-level-style-bullet>
      <text:list-level-style-bullet text:level="2" text:bullet-char="●">
        <style:list-level-properties text:space-before="0.51389in" text:min-label-width="0.44861in"/>
        <style:text-properties fo:font-size="90%"/>
      </text:list-level-style-bullet>
      <text:list-level-style-bullet text:level="3" text:bullet-char="●">
        <style:list-level-properties text:space-before="1.01389in" text:min-label-width="0.44861in"/>
        <style:text-properties fo:font-size="90%"/>
      </text:list-level-style-bullet>
      <text:list-level-style-bullet text:level="4" text:bullet-char="●">
        <style:list-level-properties text:space-before="1.51389in" text:min-label-width="0.44861in"/>
        <style:text-properties fo:font-size="90%"/>
      </text:list-level-style-bullet>
      <text:list-level-style-bullet text:level="5" text:bullet-char="●">
        <style:list-level-properties text:space-before="2.01389in" text:min-label-width="0.44861in"/>
        <style:text-properties fo:font-size="90%"/>
      </text:list-level-style-bullet>
      <text:list-level-style-bullet text:level="6" text:bullet-char="●">
        <style:list-level-properties text:space-before="2.51389in" text:min-label-width="0.44861in"/>
        <style:text-properties fo:font-size="90%"/>
      </text:list-level-style-bullet>
      <text:list-level-style-bullet text:level="7" text:bullet-char="●">
        <style:list-level-properties text:space-before="3.01389in" text:min-label-width="0.44861in"/>
        <style:text-properties fo:font-size="90%"/>
      </text:list-level-style-bullet>
      <text:list-level-style-bullet text:level="8" text:bullet-char="●">
        <style:list-level-properties text:space-before="3.51389in" text:min-label-width="0.44861in"/>
        <style:text-properties fo:font-size="90%"/>
      </text:list-level-style-bullet>
      <text:list-level-style-bullet text:level="9" text:bullet-char="●">
        <style:list-level-properties text:space-before="4.01389in" text:min-label-width="0.44861in"/>
        <style:text-properties fo:font-size="90%"/>
      </text:list-level-style-bullet>
    </text:list-style>
    <text:list-style style:name="a854">
      <text:list-level-style-bullet text:level="1" text:bullet-char="●">
        <style:list-level-properties text:space-before="0.01389in" text:min-label-width="0.37569in"/>
        <style:text-properties fo:font-size="100%"/>
      </text:list-level-style-bullet>
      <text:list-level-style-bullet text:level="2" text:bullet-char="●">
        <style:list-level-properties text:space-before="0.51389in" text:min-label-width="0.37569in"/>
        <style:text-properties fo:font-size="100%"/>
      </text:list-level-style-bullet>
      <text:list-level-style-bullet text:level="3" text:bullet-char="●">
        <style:list-level-properties text:space-before="1.01389in" text:min-label-width="0.37569in"/>
        <style:text-properties fo:font-size="100%"/>
      </text:list-level-style-bullet>
      <text:list-level-style-bullet text:level="4" text:bullet-char="●">
        <style:list-level-properties text:space-before="1.51389in" text:min-label-width="0.37569in"/>
        <style:text-properties fo:font-size="100%"/>
      </text:list-level-style-bullet>
      <text:list-level-style-bullet text:level="5" text:bullet-char="●">
        <style:list-level-properties text:space-before="2.01389in" text:min-label-width="0.37569in"/>
        <style:text-properties fo:font-size="100%"/>
      </text:list-level-style-bullet>
      <text:list-level-style-bullet text:level="6" text:bullet-char="●">
        <style:list-level-properties text:space-before="2.51389in" text:min-label-width="0.37569in"/>
        <style:text-properties fo:font-size="100%"/>
      </text:list-level-style-bullet>
      <text:list-level-style-bullet text:level="7" text:bullet-char="●">
        <style:list-level-properties text:space-before="3.01389in" text:min-label-width="0.37569in"/>
        <style:text-properties fo:font-size="100%"/>
      </text:list-level-style-bullet>
      <text:list-level-style-bullet text:level="8" text:bullet-char="●">
        <style:list-level-properties text:space-before="3.51389in" text:min-label-width="0.37569in"/>
        <style:text-properties fo:font-size="100%"/>
      </text:list-level-style-bullet>
      <text:list-level-style-bullet text:level="9" text:bullet-char="●">
        <style:list-level-properties text:space-before="4.01389in" text:min-label-width="0.37569in"/>
        <style:text-properties fo:font-size="100%"/>
      </text:list-level-style-bullet>
    </text:list-style>
    <text:list-style style:name="a556">
      <text:list-level-style-bullet text:level="1" text:bullet-char="●">
        <style:list-level-properties text:space-before="0.01389in" text:min-label-width="0.37569in"/>
        <style:text-properties fo:font-size="100%"/>
      </text:list-level-style-bullet>
      <text:list-level-style-bullet text:level="2" text:bullet-char="●">
        <style:list-level-properties text:space-before="0.51389in" text:min-label-width="0.37569in"/>
        <style:text-properties fo:font-size="100%"/>
      </text:list-level-style-bullet>
      <text:list-level-style-bullet text:level="3" text:bullet-char="●">
        <style:list-level-properties text:space-before="1.01389in" text:min-label-width="0.37569in"/>
        <style:text-properties fo:font-size="100%"/>
      </text:list-level-style-bullet>
      <text:list-level-style-bullet text:level="4" text:bullet-char="●">
        <style:list-level-properties text:space-before="1.51389in" text:min-label-width="0.37569in"/>
        <style:text-properties fo:font-size="100%"/>
      </text:list-level-style-bullet>
      <text:list-level-style-bullet text:level="5" text:bullet-char="●">
        <style:list-level-properties text:space-before="2.01389in" text:min-label-width="0.37569in"/>
        <style:text-properties fo:font-size="100%"/>
      </text:list-level-style-bullet>
      <text:list-level-style-bullet text:level="6" text:bullet-char="●">
        <style:list-level-properties text:space-before="2.51389in" text:min-label-width="0.37569in"/>
        <style:text-properties fo:font-size="100%"/>
      </text:list-level-style-bullet>
      <text:list-level-style-bullet text:level="7" text:bullet-char="●">
        <style:list-level-properties text:space-before="3.01389in" text:min-label-width="0.37569in"/>
        <style:text-properties fo:font-size="100%"/>
      </text:list-level-style-bullet>
      <text:list-level-style-bullet text:level="8" text:bullet-char="●">
        <style:list-level-properties text:space-before="3.51389in" text:min-label-width="0.37569in"/>
        <style:text-properties fo:font-size="100%"/>
      </text:list-level-style-bullet>
      <text:list-level-style-bullet text:level="9" text:bullet-char="●">
        <style:list-level-properties text:space-before="4.01389in" text:min-label-width="0.37569in"/>
        <style:text-properties fo:font-size="100%"/>
      </text:list-level-style-bullet>
    </text:list-style>
    <text:list-style style:name="a929">
      <text:list-level-style-number text:level="1" style:num-format="">
        <style:list-level-properties text:space-before="0.02639in"/>
      </text:list-level-style-number>
      <text:list-level-style-number text:level="2" style:num-format="">
        <style:list-level-properties text:space-before="0.52639in"/>
      </text:list-level-style-number>
      <text:list-level-style-number text:level="3" style:num-format="">
        <style:list-level-properties text:space-before="1.02639in"/>
      </text:list-level-style-number>
      <text:list-level-style-number text:level="4" style:num-format="">
        <style:list-level-properties text:space-before="1.52639in"/>
      </text:list-level-style-number>
      <text:list-level-style-number text:level="5" style:num-format="">
        <style:list-level-properties text:space-before="2.02639in"/>
      </text:list-level-style-number>
      <text:list-level-style-number text:level="6" style:num-format="">
        <style:list-level-properties text:space-before="2.52639in"/>
      </text:list-level-style-number>
      <text:list-level-style-number text:level="7" style:num-format="">
        <style:list-level-properties text:space-before="3.02639in"/>
      </text:list-level-style-number>
      <text:list-level-style-number text:level="8" style:num-format="">
        <style:list-level-properties text:space-before="3.52639in"/>
      </text:list-level-style-number>
      <text:list-level-style-number text:level="9" style:num-format="">
        <style:list-level-properties text:space-before="4.02639in"/>
      </text:list-level-style-number>
    </text:list-style>
    <text:list-style style:name="a906">
      <text:list-level-style-number text:level="1" style:num-format="">
        <style:list-level-properties text:space-before="0.0125in"/>
      </text:list-level-style-number>
      <text:list-level-style-number text:level="2" style:num-format="">
        <style:list-level-properties text:space-before="0.5125in"/>
      </text:list-level-style-number>
      <text:list-level-style-number text:level="3" style:num-format="">
        <style:list-level-properties text:space-before="1.0125in"/>
      </text:list-level-style-number>
      <text:list-level-style-number text:level="4" style:num-format="">
        <style:list-level-properties text:space-before="1.5125in"/>
      </text:list-level-style-number>
      <text:list-level-style-number text:level="5" style:num-format="">
        <style:list-level-properties text:space-before="2.0125in"/>
      </text:list-level-style-number>
      <text:list-level-style-number text:level="6" style:num-format="">
        <style:list-level-properties text:space-before="2.5125in"/>
      </text:list-level-style-number>
      <text:list-level-style-number text:level="7" style:num-format="">
        <style:list-level-properties text:space-before="3.0125in"/>
      </text:list-level-style-number>
      <text:list-level-style-number text:level="8" style:num-format="">
        <style:list-level-properties text:space-before="3.5125in"/>
      </text:list-level-style-number>
      <text:list-level-style-number text:level="9" style:num-format="">
        <style:list-level-properties text:space-before="4.0125in"/>
      </text:list-level-style-number>
    </text:list-style>
    <text:list-style style:name="a559">
      <text:list-level-style-bullet text:level="1" text:bullet-char="●">
        <style:list-level-properties text:space-before="0in"/>
        <style:text-properties fo:font-family="Times New Roman" fo:font-size="100%"/>
      </text:list-level-style-bullet>
      <text:list-level-style-bullet text:level="2" text:bullet-char="●">
        <style:list-level-properties text:space-before="0.5in"/>
        <style:text-properties fo:font-family="Times New Roman" fo:font-size="100%"/>
      </text:list-level-style-bullet>
      <text:list-level-style-bullet text:level="3" text:bullet-char="●">
        <style:list-level-properties text:space-before="1in"/>
        <style:text-properties fo:font-family="Times New Roman" fo:font-size="100%"/>
      </text:list-level-style-bullet>
      <text:list-level-style-bullet text:level="4" text:bullet-char="●">
        <style:list-level-properties text:space-before="1.5in"/>
        <style:text-properties fo:font-family="Times New Roman" fo:font-size="100%"/>
      </text:list-level-style-bullet>
      <text:list-level-style-bullet text:level="5" text:bullet-char="●">
        <style:list-level-properties text:space-before="2in"/>
        <style:text-properties fo:font-family="Times New Roman" fo:font-size="100%"/>
      </text:list-level-style-bullet>
      <text:list-level-style-bullet text:level="6" text:bullet-char="●">
        <style:list-level-properties text:space-before="2.5in"/>
        <style:text-properties fo:font-family="Times New Roman" fo:font-size="100%"/>
      </text:list-level-style-bullet>
      <text:list-level-style-bullet text:level="7" text:bullet-char="●">
        <style:list-level-properties text:space-before="3in"/>
        <style:text-properties fo:font-family="Times New Roman" fo:font-size="100%"/>
      </text:list-level-style-bullet>
      <text:list-level-style-bullet text:level="8" text:bullet-char="●">
        <style:list-level-properties text:space-before="3.5in"/>
        <style:text-properties fo:font-family="Times New Roman" fo:font-size="100%"/>
      </text:list-level-style-bullet>
      <text:list-level-style-bullet text:level="9" text:bullet-char="●">
        <style:list-level-properties text:space-before="4in"/>
        <style:text-properties fo:font-family="Times New Roman" fo:font-size="100%"/>
      </text:list-level-style-bullet>
    </text:list-style>
    <text:list-style style:name="a461">
      <text:list-level-style-bullet text:level="1" text:bullet-char="●">
        <style:list-level-properties text:space-before="0.01389in" text:min-label-width="0.44861in"/>
        <style:text-properties fo:font-size="90%"/>
      </text:list-level-style-bullet>
      <text:list-level-style-bullet text:level="2" text:bullet-char="●">
        <style:list-level-properties text:space-before="0.51389in" text:min-label-width="0.44861in"/>
        <style:text-properties fo:font-size="90%"/>
      </text:list-level-style-bullet>
      <text:list-level-style-bullet text:level="3" text:bullet-char="●">
        <style:list-level-properties text:space-before="1.01389in" text:min-label-width="0.44861in"/>
        <style:text-properties fo:font-size="90%"/>
      </text:list-level-style-bullet>
      <text:list-level-style-bullet text:level="4" text:bullet-char="●">
        <style:list-level-properties text:space-before="1.51389in" text:min-label-width="0.44861in"/>
        <style:text-properties fo:font-size="90%"/>
      </text:list-level-style-bullet>
      <text:list-level-style-bullet text:level="5" text:bullet-char="●">
        <style:list-level-properties text:space-before="2.01389in" text:min-label-width="0.44861in"/>
        <style:text-properties fo:font-size="90%"/>
      </text:list-level-style-bullet>
      <text:list-level-style-bullet text:level="6" text:bullet-char="●">
        <style:list-level-properties text:space-before="2.51389in" text:min-label-width="0.44861in"/>
        <style:text-properties fo:font-size="90%"/>
      </text:list-level-style-bullet>
      <text:list-level-style-bullet text:level="7" text:bullet-char="●">
        <style:list-level-properties text:space-before="3.01389in" text:min-label-width="0.44861in"/>
        <style:text-properties fo:font-size="90%"/>
      </text:list-level-style-bullet>
      <text:list-level-style-bullet text:level="8" text:bullet-char="●">
        <style:list-level-properties text:space-before="3.51389in" text:min-label-width="0.44861in"/>
        <style:text-properties fo:font-size="90%"/>
      </text:list-level-style-bullet>
      <text:list-level-style-bullet text:level="9" text:bullet-char="●">
        <style:list-level-properties text:space-before="4.01389in" text:min-label-width="0.44861in"/>
        <style:text-properties fo:font-size="90%"/>
      </text:list-level-style-bullet>
    </text:list-style>
    <text:list-style style:name="a909">
      <text:list-level-style-number text:level="1" style:num-format="1">
        <style:list-level-properties text:space-before="0.0125in"/>
        <style:text-properties fo:font-size="100%"/>
      </text:list-level-style-number>
      <text:list-level-style-number text:level="2" style:num-format="1">
        <style:list-level-properties text:space-before="0.5125in"/>
        <style:text-properties fo:font-size="100%"/>
      </text:list-level-style-number>
      <text:list-level-style-number text:level="3" style:num-format="1">
        <style:list-level-properties text:space-before="1.0125in"/>
        <style:text-properties fo:font-size="100%"/>
      </text:list-level-style-number>
      <text:list-level-style-number text:level="4" style:num-format="1">
        <style:list-level-properties text:space-before="1.5125in"/>
        <style:text-properties fo:font-size="100%"/>
      </text:list-level-style-number>
      <text:list-level-style-number text:level="5" style:num-format="1">
        <style:list-level-properties text:space-before="2.0125in"/>
        <style:text-properties fo:font-size="100%"/>
      </text:list-level-style-number>
      <text:list-level-style-number text:level="6" style:num-format="1">
        <style:list-level-properties text:space-before="2.5125in"/>
        <style:text-properties fo:font-size="100%"/>
      </text:list-level-style-number>
      <text:list-level-style-number text:level="7" style:num-format="1">
        <style:list-level-properties text:space-before="3.0125in"/>
        <style:text-properties fo:font-size="100%"/>
      </text:list-level-style-number>
      <text:list-level-style-number text:level="8" style:num-format="1">
        <style:list-level-properties text:space-before="3.5125in"/>
        <style:text-properties fo:font-size="100%"/>
      </text:list-level-style-number>
      <text:list-level-style-number text:level="9" style:num-format="1">
        <style:list-level-properties text:space-before="4.0125in"/>
        <style:text-properties fo:font-size="100%"/>
      </text:list-level-style-number>
    </text:list-style>
    <text:list-style style:name="a512">
      <text:list-level-style-bullet text:level="1" text:bullet-char="●">
        <style:list-level-properties text:space-before="0.01389in" text:min-label-width="0.37569in"/>
        <style:text-properties fo:font-size="90%"/>
      </text:list-level-style-bullet>
      <text:list-level-style-bullet text:level="2" text:bullet-char="●">
        <style:list-level-properties text:space-before="0.51389in" text:min-label-width="0.37569in"/>
        <style:text-properties fo:font-size="90%"/>
      </text:list-level-style-bullet>
      <text:list-level-style-bullet text:level="3" text:bullet-char="●">
        <style:list-level-properties text:space-before="1.01389in" text:min-label-width="0.37569in"/>
        <style:text-properties fo:font-size="90%"/>
      </text:list-level-style-bullet>
      <text:list-level-style-bullet text:level="4" text:bullet-char="●">
        <style:list-level-properties text:space-before="1.51389in" text:min-label-width="0.37569in"/>
        <style:text-properties fo:font-size="90%"/>
      </text:list-level-style-bullet>
      <text:list-level-style-bullet text:level="5" text:bullet-char="●">
        <style:list-level-properties text:space-before="2.01389in" text:min-label-width="0.37569in"/>
        <style:text-properties fo:font-size="90%"/>
      </text:list-level-style-bullet>
      <text:list-level-style-bullet text:level="6" text:bullet-char="●">
        <style:list-level-properties text:space-before="2.51389in" text:min-label-width="0.37569in"/>
        <style:text-properties fo:font-size="90%"/>
      </text:list-level-style-bullet>
      <text:list-level-style-bullet text:level="7" text:bullet-char="●">
        <style:list-level-properties text:space-before="3.01389in" text:min-label-width="0.37569in"/>
        <style:text-properties fo:font-size="90%"/>
      </text:list-level-style-bullet>
      <text:list-level-style-bullet text:level="8" text:bullet-char="●">
        <style:list-level-properties text:space-before="3.51389in" text:min-label-width="0.37569in"/>
        <style:text-properties fo:font-size="90%"/>
      </text:list-level-style-bullet>
      <text:list-level-style-bullet text:level="9" text:bullet-char="●">
        <style:list-level-properties text:space-before="4.01389in" text:min-label-width="0.37569in"/>
        <style:text-properties fo:font-size="90%"/>
      </text:list-level-style-bullet>
    </text:list-style>
    <text:list-style style:name="a788">
      <text:list-level-style-bullet text:level="1" text:bullet-char="●">
        <style:list-level-properties text:space-before="0.01389in" text:min-label-width="0.3125in"/>
        <style:text-properties fo:font-size="100%"/>
      </text:list-level-style-bullet>
      <text:list-level-style-bullet text:level="2" text:bullet-char="●">
        <style:list-level-properties text:space-before="0.51389in" text:min-label-width="0.3125in"/>
        <style:text-properties fo:font-size="100%"/>
      </text:list-level-style-bullet>
      <text:list-level-style-bullet text:level="3" text:bullet-char="●">
        <style:list-level-properties text:space-before="1.01389in" text:min-label-width="0.3125in"/>
        <style:text-properties fo:font-size="100%"/>
      </text:list-level-style-bullet>
      <text:list-level-style-bullet text:level="4" text:bullet-char="●">
        <style:list-level-properties text:space-before="1.51389in" text:min-label-width="0.3125in"/>
        <style:text-properties fo:font-size="100%"/>
      </text:list-level-style-bullet>
      <text:list-level-style-bullet text:level="5" text:bullet-char="●">
        <style:list-level-properties text:space-before="2.01389in" text:min-label-width="0.3125in"/>
        <style:text-properties fo:font-size="100%"/>
      </text:list-level-style-bullet>
      <text:list-level-style-bullet text:level="6" text:bullet-char="●">
        <style:list-level-properties text:space-before="2.51389in" text:min-label-width="0.3125in"/>
        <style:text-properties fo:font-size="100%"/>
      </text:list-level-style-bullet>
      <text:list-level-style-bullet text:level="7" text:bullet-char="●">
        <style:list-level-properties text:space-before="3.01389in" text:min-label-width="0.3125in"/>
        <style:text-properties fo:font-size="100%"/>
      </text:list-level-style-bullet>
      <text:list-level-style-bullet text:level="8" text:bullet-char="●">
        <style:list-level-properties text:space-before="3.51389in" text:min-label-width="0.3125in"/>
        <style:text-properties fo:font-size="100%"/>
      </text:list-level-style-bullet>
      <text:list-level-style-bullet text:level="9" text:bullet-char="●">
        <style:list-level-properties text:space-before="4.01389in" text:min-label-width="0.3125in"/>
        <style:text-properties fo:font-size="100%"/>
      </text:list-level-style-bullet>
    </text:list-style>
    <text:list-style style:name="a465">
      <text:list-level-style-bullet text:level="1" text:bullet-char="●">
        <style:list-level-properties text:space-before="0.01389in" text:min-label-width="0.44861in"/>
        <style:text-properties fo:font-size="90%"/>
      </text:list-level-style-bullet>
      <text:list-level-style-bullet text:level="2" text:bullet-char="●">
        <style:list-level-properties text:space-before="0.51389in" text:min-label-width="0.44861in"/>
        <style:text-properties fo:font-size="90%"/>
      </text:list-level-style-bullet>
      <text:list-level-style-bullet text:level="3" text:bullet-char="●">
        <style:list-level-properties text:space-before="1.01389in" text:min-label-width="0.44861in"/>
        <style:text-properties fo:font-size="90%"/>
      </text:list-level-style-bullet>
      <text:list-level-style-bullet text:level="4" text:bullet-char="●">
        <style:list-level-properties text:space-before="1.51389in" text:min-label-width="0.44861in"/>
        <style:text-properties fo:font-size="90%"/>
      </text:list-level-style-bullet>
      <text:list-level-style-bullet text:level="5" text:bullet-char="●">
        <style:list-level-properties text:space-before="2.01389in" text:min-label-width="0.44861in"/>
        <style:text-properties fo:font-size="90%"/>
      </text:list-level-style-bullet>
      <text:list-level-style-bullet text:level="6" text:bullet-char="●">
        <style:list-level-properties text:space-before="2.51389in" text:min-label-width="0.44861in"/>
        <style:text-properties fo:font-size="90%"/>
      </text:list-level-style-bullet>
      <text:list-level-style-bullet text:level="7" text:bullet-char="●">
        <style:list-level-properties text:space-before="3.01389in" text:min-label-width="0.44861in"/>
        <style:text-properties fo:font-size="90%"/>
      </text:list-level-style-bullet>
      <text:list-level-style-bullet text:level="8" text:bullet-char="●">
        <style:list-level-properties text:space-before="3.51389in" text:min-label-width="0.44861in"/>
        <style:text-properties fo:font-size="90%"/>
      </text:list-level-style-bullet>
      <text:list-level-style-bullet text:level="9" text:bullet-char="●">
        <style:list-level-properties text:space-before="4.01389in" text:min-label-width="0.44861in"/>
        <style:text-properties fo:font-size="90%"/>
      </text:list-level-style-bullet>
    </text:list-style>
    <text:list-style style:name="a515">
      <text:list-level-style-bullet text:level="1" text:bullet-char="●">
        <style:list-level-properties text:space-before="0.01389in" text:min-label-width="0.37569in"/>
        <style:text-properties fo:font-size="90%"/>
      </text:list-level-style-bullet>
      <text:list-level-style-bullet text:level="2" text:bullet-char="●">
        <style:list-level-properties text:space-before="0.51389in" text:min-label-width="0.37569in"/>
        <style:text-properties fo:font-size="90%"/>
      </text:list-level-style-bullet>
      <text:list-level-style-bullet text:level="3" text:bullet-char="●">
        <style:list-level-properties text:space-before="1.01389in" text:min-label-width="0.37569in"/>
        <style:text-properties fo:font-size="90%"/>
      </text:list-level-style-bullet>
      <text:list-level-style-bullet text:level="4" text:bullet-char="●">
        <style:list-level-properties text:space-before="1.51389in" text:min-label-width="0.37569in"/>
        <style:text-properties fo:font-size="90%"/>
      </text:list-level-style-bullet>
      <text:list-level-style-bullet text:level="5" text:bullet-char="●">
        <style:list-level-properties text:space-before="2.01389in" text:min-label-width="0.37569in"/>
        <style:text-properties fo:font-size="90%"/>
      </text:list-level-style-bullet>
      <text:list-level-style-bullet text:level="6" text:bullet-char="●">
        <style:list-level-properties text:space-before="2.51389in" text:min-label-width="0.37569in"/>
        <style:text-properties fo:font-size="90%"/>
      </text:list-level-style-bullet>
      <text:list-level-style-bullet text:level="7" text:bullet-char="●">
        <style:list-level-properties text:space-before="3.01389in" text:min-label-width="0.37569in"/>
        <style:text-properties fo:font-size="90%"/>
      </text:list-level-style-bullet>
      <text:list-level-style-bullet text:level="8" text:bullet-char="●">
        <style:list-level-properties text:space-before="3.51389in" text:min-label-width="0.37569in"/>
        <style:text-properties fo:font-size="90%"/>
      </text:list-level-style-bullet>
      <text:list-level-style-bullet text:level="9" text:bullet-char="●">
        <style:list-level-properties text:space-before="4.01389in" text:min-label-width="0.37569in"/>
        <style:text-properties fo:font-size="90%"/>
      </text:list-level-style-bullet>
    </text:list-style>
    <text:list-style style:name="a765">
      <text:list-level-style-bullet text:level="1" text:bullet-char="●">
        <style:list-level-properties text:space-before="0.01389in" text:min-label-width="0.3125in"/>
        <style:text-properties fo:font-size="100%"/>
      </text:list-level-style-bullet>
      <text:list-level-style-bullet text:level="2" text:bullet-char="●">
        <style:list-level-properties text:space-before="0.51389in" text:min-label-width="0.3125in"/>
        <style:text-properties fo:font-size="100%"/>
      </text:list-level-style-bullet>
      <text:list-level-style-bullet text:level="3" text:bullet-char="●">
        <style:list-level-properties text:space-before="1.01389in" text:min-label-width="0.3125in"/>
        <style:text-properties fo:font-size="100%"/>
      </text:list-level-style-bullet>
      <text:list-level-style-bullet text:level="4" text:bullet-char="●">
        <style:list-level-properties text:space-before="1.51389in" text:min-label-width="0.3125in"/>
        <style:text-properties fo:font-size="100%"/>
      </text:list-level-style-bullet>
      <text:list-level-style-bullet text:level="5" text:bullet-char="●">
        <style:list-level-properties text:space-before="2.01389in" text:min-label-width="0.3125in"/>
        <style:text-properties fo:font-size="100%"/>
      </text:list-level-style-bullet>
      <text:list-level-style-bullet text:level="6" text:bullet-char="●">
        <style:list-level-properties text:space-before="2.51389in" text:min-label-width="0.3125in"/>
        <style:text-properties fo:font-size="100%"/>
      </text:list-level-style-bullet>
      <text:list-level-style-bullet text:level="7" text:bullet-char="●">
        <style:list-level-properties text:space-before="3.01389in" text:min-label-width="0.3125in"/>
        <style:text-properties fo:font-size="100%"/>
      </text:list-level-style-bullet>
      <text:list-level-style-bullet text:level="8" text:bullet-char="●">
        <style:list-level-properties text:space-before="3.51389in" text:min-label-width="0.3125in"/>
        <style:text-properties fo:font-size="100%"/>
      </text:list-level-style-bullet>
      <text:list-level-style-bullet text:level="9" text:bullet-char="●">
        <style:list-level-properties text:space-before="4.01389in" text:min-label-width="0.3125in"/>
        <style:text-properties fo:font-size="100%"/>
      </text:list-level-style-bullet>
    </text:list-style>
    <text:list-style style:name="a370">
      <text:list-level-style-bullet text:level="1" text:bullet-char="•">
        <style:list-level-properties text:space-before="0in"/>
        <style:text-properties fo:font-family="Arial" fo:font-size="90%"/>
      </text:list-level-style-bullet>
      <text:list-level-style-bullet text:level="2" text:bullet-char="•">
        <style:list-level-properties text:space-before="0.5in"/>
        <style:text-properties fo:font-family="Arial" fo:font-size="90%"/>
      </text:list-level-style-bullet>
      <text:list-level-style-bullet text:level="3" text:bullet-char="•">
        <style:list-level-properties text:space-before="1in"/>
        <style:text-properties fo:font-family="Arial" fo:font-size="90%"/>
      </text:list-level-style-bullet>
      <text:list-level-style-bullet text:level="4" text:bullet-char="•">
        <style:list-level-properties text:space-before="1.5in"/>
        <style:text-properties fo:font-family="Arial" fo:font-size="90%"/>
      </text:list-level-style-bullet>
      <text:list-level-style-bullet text:level="5" text:bullet-char="•">
        <style:list-level-properties text:space-before="2in"/>
        <style:text-properties fo:font-family="Arial" fo:font-size="90%"/>
      </text:list-level-style-bullet>
      <text:list-level-style-bullet text:level="6" text:bullet-char="•">
        <style:list-level-properties text:space-before="2.5in"/>
        <style:text-properties fo:font-family="Arial" fo:font-size="90%"/>
      </text:list-level-style-bullet>
      <text:list-level-style-bullet text:level="7" text:bullet-char="•">
        <style:list-level-properties text:space-before="3in"/>
        <style:text-properties fo:font-family="Arial" fo:font-size="90%"/>
      </text:list-level-style-bullet>
      <text:list-level-style-bullet text:level="8" text:bullet-char="•">
        <style:list-level-properties text:space-before="3.5in"/>
        <style:text-properties fo:font-family="Arial" fo:font-size="90%"/>
      </text:list-level-style-bullet>
      <text:list-level-style-bullet text:level="9" text:bullet-char="•">
        <style:list-level-properties text:space-before="4in"/>
        <style:text-properties fo:font-family="Arial" fo:font-size="90%"/>
      </text:list-level-style-bullet>
    </text:list-style>
    <text:list-style style:name="a396">
      <text:list-level-style-bullet text:level="1" text:bullet-char="•">
        <style:list-level-properties text:space-before="0.01389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1389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01389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1389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01389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1389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01389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1389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01389in" text:min-label-width="0.3125in"/>
        <style:text-properties fo:font-family="Arial" fo:font-size="100%"/>
      </text:list-level-style-bullet>
    </text:list-style>
    <text:list-style style:name="a373">
      <text:list-level-style-bullet text:level="1" text:bullet-char="●">
        <style:list-level-properties text:space-before="0.01389in" text:min-label-width="0.375in"/>
        <style:text-properties fo:font-size="90%"/>
      </text:list-level-style-bullet>
      <text:list-level-style-bullet text:level="2" text:bullet-char="●">
        <style:list-level-properties text:space-before="0.51389in" text:min-label-width="0.375in"/>
        <style:text-properties fo:font-size="90%"/>
      </text:list-level-style-bullet>
      <text:list-level-style-bullet text:level="3" text:bullet-char="●">
        <style:list-level-properties text:space-before="1.01389in" text:min-label-width="0.375in"/>
        <style:text-properties fo:font-size="90%"/>
      </text:list-level-style-bullet>
      <text:list-level-style-bullet text:level="4" text:bullet-char="●">
        <style:list-level-properties text:space-before="1.51389in" text:min-label-width="0.375in"/>
        <style:text-properties fo:font-size="90%"/>
      </text:list-level-style-bullet>
      <text:list-level-style-bullet text:level="5" text:bullet-char="●">
        <style:list-level-properties text:space-before="2.01389in" text:min-label-width="0.375in"/>
        <style:text-properties fo:font-size="90%"/>
      </text:list-level-style-bullet>
      <text:list-level-style-bullet text:level="6" text:bullet-char="●">
        <style:list-level-properties text:space-before="2.51389in" text:min-label-width="0.375in"/>
        <style:text-properties fo:font-size="90%"/>
      </text:list-level-style-bullet>
      <text:list-level-style-bullet text:level="7" text:bullet-char="●">
        <style:list-level-properties text:space-before="3.01389in" text:min-label-width="0.375in"/>
        <style:text-properties fo:font-size="90%"/>
      </text:list-level-style-bullet>
      <text:list-level-style-bullet text:level="8" text:bullet-char="●">
        <style:list-level-properties text:space-before="3.51389in" text:min-label-width="0.375in"/>
        <style:text-properties fo:font-size="90%"/>
      </text:list-level-style-bullet>
      <text:list-level-style-bullet text:level="9" text:bullet-char="●">
        <style:list-level-properties text:space-before="4.01389in" text:min-label-width="0.375in"/>
        <style:text-properties fo:font-size="90%"/>
      </text:list-level-style-bullet>
    </text:list-style>
    <text:list-style style:name="a399">
      <text:list-level-style-bullet text:level="1" text:bullet-char="•">
        <style:list-level-properties text:space-before="0.01389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1389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01389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1389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01389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1389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01389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1389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01389in" text:min-label-width="0.3125in"/>
        <style:text-properties fo:font-family="Arial" fo:font-size="100%"/>
      </text:list-level-style-bullet>
    </text:list-style>
    <text:list-style style:name="a449">
      <text:list-level-style-bullet text:level="1" text:bullet-char="●">
        <style:list-level-properties text:space-before="0.01389in" text:min-label-width="0.37569in"/>
        <style:text-properties fo:font-size="90%"/>
      </text:list-level-style-bullet>
      <text:list-level-style-bullet text:level="2" text:bullet-char="●">
        <style:list-level-properties text:space-before="0.51389in" text:min-label-width="0.37569in"/>
        <style:text-properties fo:font-size="90%"/>
      </text:list-level-style-bullet>
      <text:list-level-style-bullet text:level="3" text:bullet-char="●">
        <style:list-level-properties text:space-before="1.01389in" text:min-label-width="0.37569in"/>
        <style:text-properties fo:font-size="90%"/>
      </text:list-level-style-bullet>
      <text:list-level-style-bullet text:level="4" text:bullet-char="●">
        <style:list-level-properties text:space-before="1.51389in" text:min-label-width="0.37569in"/>
        <style:text-properties fo:font-size="90%"/>
      </text:list-level-style-bullet>
      <text:list-level-style-bullet text:level="5" text:bullet-char="●">
        <style:list-level-properties text:space-before="2.01389in" text:min-label-width="0.37569in"/>
        <style:text-properties fo:font-size="90%"/>
      </text:list-level-style-bullet>
      <text:list-level-style-bullet text:level="6" text:bullet-char="●">
        <style:list-level-properties text:space-before="2.51389in" text:min-label-width="0.37569in"/>
        <style:text-properties fo:font-size="90%"/>
      </text:list-level-style-bullet>
      <text:list-level-style-bullet text:level="7" text:bullet-char="●">
        <style:list-level-properties text:space-before="3.01389in" text:min-label-width="0.37569in"/>
        <style:text-properties fo:font-size="90%"/>
      </text:list-level-style-bullet>
      <text:list-level-style-bullet text:level="8" text:bullet-char="●">
        <style:list-level-properties text:space-before="3.51389in" text:min-label-width="0.37569in"/>
        <style:text-properties fo:font-size="90%"/>
      </text:list-level-style-bullet>
      <text:list-level-style-bullet text:level="9" text:bullet-char="●">
        <style:list-level-properties text:space-before="4.01389in" text:min-label-width="0.37569in"/>
        <style:text-properties fo:font-size="90%"/>
      </text:list-level-style-bullet>
    </text:list-style>
    <text:list-style style:name="a674">
      <text:list-level-style-bullet text:level="1" text:bullet-char="•">
        <style:list-level-properties text:space-before="0.01389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1389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01389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1389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01389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1389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01389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1389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01389in" text:min-label-width="0.3125in"/>
        <style:text-properties fo:font-family="Arial" fo:font-size="100%"/>
      </text:list-level-style-bullet>
    </text:list-style>
    <text:list-style style:name="a424">
      <text:list-level-style-bullet text:level="1" text:bullet-char="●">
        <style:list-level-properties text:space-before="0.01389in" text:min-label-width="0.3125in"/>
        <style:text-properties fo:font-family="Times New Roman" fo:font-size="100%"/>
      </text:list-level-style-bullet>
      <text:list-level-style-bullet text:level="2" text:bullet-char="●">
        <style:list-level-properties text:space-before="0.51389in" text:min-label-width="0.3125in"/>
        <style:text-properties fo:font-family="Times New Roman" fo:font-size="100%"/>
      </text:list-level-style-bullet>
      <text:list-level-style-bullet text:level="3" text:bullet-char="●">
        <style:list-level-properties text:space-before="1.01389in" text:min-label-width="0.3125in"/>
        <style:text-properties fo:font-family="Times New Roman" fo:font-size="100%"/>
      </text:list-level-style-bullet>
      <text:list-level-style-bullet text:level="4" text:bullet-char="●">
        <style:list-level-properties text:space-before="1.51389in" text:min-label-width="0.3125in"/>
        <style:text-properties fo:font-family="Times New Roman" fo:font-size="100%"/>
      </text:list-level-style-bullet>
      <text:list-level-style-bullet text:level="5" text:bullet-char="●">
        <style:list-level-properties text:space-before="2.01389in" text:min-label-width="0.3125in"/>
        <style:text-properties fo:font-family="Times New Roman" fo:font-size="100%"/>
      </text:list-level-style-bullet>
      <text:list-level-style-bullet text:level="6" text:bullet-char="●">
        <style:list-level-properties text:space-before="2.51389in" text:min-label-width="0.3125in"/>
        <style:text-properties fo:font-family="Times New Roman" fo:font-size="100%"/>
      </text:list-level-style-bullet>
      <text:list-level-style-bullet text:level="7" text:bullet-char="●">
        <style:list-level-properties text:space-before="3.01389in" text:min-label-width="0.3125in"/>
        <style:text-properties fo:font-family="Times New Roman" fo:font-size="100%"/>
      </text:list-level-style-bullet>
      <text:list-level-style-bullet text:level="8" text:bullet-char="●">
        <style:list-level-properties text:space-before="3.51389in" text:min-label-width="0.3125in"/>
        <style:text-properties fo:font-family="Times New Roman" fo:font-size="100%"/>
      </text:list-level-style-bullet>
      <text:list-level-style-bullet text:level="9" text:bullet-char="●">
        <style:list-level-properties text:space-before="4.01389in" text:min-label-width="0.3125in"/>
        <style:text-properties fo:font-family="Times New Roman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3125in"/>
        <style:text-properties fo:font-family="Arial" fo:font-size="9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9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9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9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9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9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9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9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90%"/>
      </text:list-level-style-bullet>
    </text:list-style>
    <text:list-style style:name="a700">
      <text:list-level-style-bullet text:level="1" text:bullet-char="●">
        <style:list-level-properties text:space-before="0.01389in" text:min-label-width="0.3125in"/>
        <style:text-properties fo:font-size="100%"/>
      </text:list-level-style-bullet>
      <text:list-level-style-bullet text:level="2" text:bullet-char="●">
        <style:list-level-properties text:space-before="0.51389in" text:min-label-width="0.3125in"/>
        <style:text-properties fo:font-size="100%"/>
      </text:list-level-style-bullet>
      <text:list-level-style-bullet text:level="3" text:bullet-char="●">
        <style:list-level-properties text:space-before="1.01389in" text:min-label-width="0.3125in"/>
        <style:text-properties fo:font-size="100%"/>
      </text:list-level-style-bullet>
      <text:list-level-style-bullet text:level="4" text:bullet-char="●">
        <style:list-level-properties text:space-before="1.51389in" text:min-label-width="0.3125in"/>
        <style:text-properties fo:font-size="100%"/>
      </text:list-level-style-bullet>
      <text:list-level-style-bullet text:level="5" text:bullet-char="●">
        <style:list-level-properties text:space-before="2.01389in" text:min-label-width="0.3125in"/>
        <style:text-properties fo:font-size="100%"/>
      </text:list-level-style-bullet>
      <text:list-level-style-bullet text:level="6" text:bullet-char="●">
        <style:list-level-properties text:space-before="2.51389in" text:min-label-width="0.3125in"/>
        <style:text-properties fo:font-size="100%"/>
      </text:list-level-style-bullet>
      <text:list-level-style-bullet text:level="7" text:bullet-char="●">
        <style:list-level-properties text:space-before="3.01389in" text:min-label-width="0.3125in"/>
        <style:text-properties fo:font-size="100%"/>
      </text:list-level-style-bullet>
      <text:list-level-style-bullet text:level="8" text:bullet-char="●">
        <style:list-level-properties text:space-before="3.51389in" text:min-label-width="0.3125in"/>
        <style:text-properties fo:font-size="100%"/>
      </text:list-level-style-bullet>
      <text:list-level-style-bullet text:level="9" text:bullet-char="●">
        <style:list-level-properties text:space-before="4.01389in" text:min-label-width="0.3125in"/>
        <style:text-properties fo:font-size="100%"/>
      </text:list-level-style-bullet>
    </text:list-style>
    <text:list-style style:name="a950">
      <text:list-level-style-bullet text:level="1" text:bullet-char="●">
        <style:list-level-properties text:space-before="0in"/>
        <style:text-properties fo:font-family="Times New Roman" fo:font-size="100%"/>
      </text:list-level-style-bullet>
      <text:list-level-style-bullet text:level="2" text:bullet-char="●">
        <style:list-level-properties text:space-before="0.5in"/>
        <style:text-properties fo:font-family="Times New Roman" fo:font-size="100%"/>
      </text:list-level-style-bullet>
      <text:list-level-style-bullet text:level="3" text:bullet-char="●">
        <style:list-level-properties text:space-before="1in"/>
        <style:text-properties fo:font-family="Times New Roman" fo:font-size="100%"/>
      </text:list-level-style-bullet>
      <text:list-level-style-bullet text:level="4" text:bullet-char="●">
        <style:list-level-properties text:space-before="1.5in"/>
        <style:text-properties fo:font-family="Times New Roman" fo:font-size="100%"/>
      </text:list-level-style-bullet>
      <text:list-level-style-bullet text:level="5" text:bullet-char="●">
        <style:list-level-properties text:space-before="2in"/>
        <style:text-properties fo:font-family="Times New Roman" fo:font-size="100%"/>
      </text:list-level-style-bullet>
      <text:list-level-style-bullet text:level="6" text:bullet-char="●">
        <style:list-level-properties text:space-before="2.5in"/>
        <style:text-properties fo:font-family="Times New Roman" fo:font-size="100%"/>
      </text:list-level-style-bullet>
      <text:list-level-style-bullet text:level="7" text:bullet-char="●">
        <style:list-level-properties text:space-before="3in"/>
        <style:text-properties fo:font-family="Times New Roman" fo:font-size="100%"/>
      </text:list-level-style-bullet>
      <text:list-level-style-bullet text:level="8" text:bullet-char="●">
        <style:list-level-properties text:space-before="3.5in"/>
        <style:text-properties fo:font-family="Times New Roman" fo:font-size="100%"/>
      </text:list-level-style-bullet>
      <text:list-level-style-bullet text:level="9" text:bullet-char="●">
        <style:list-level-properties text:space-before="4in"/>
        <style:text-properties fo:font-family="Times New Roman" fo:font-size="100%"/>
      </text:list-level-style-bullet>
    </text:list-style>
    <text:list-style style:name="a402">
      <text:list-level-style-bullet text:level="1" text:bullet-char="•">
        <style:list-level-properties text:space-before="0.01389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1389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.01389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1389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.01389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1389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.01389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1389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.01389in" text:min-label-width="0.31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375in"/>
        <style:text-properties fo:font-family="Arial" fo:font-size="9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9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9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9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9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9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9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9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90%"/>
      </text:list-level-style-bullet>
    </text:list-style>
    <text:list-style style:name="a333">
      <text:list-level-style-bullet text:level="1" text:bullet-char="•">
        <style:list-level-properties text:space-before="0in" text:min-label-width="0.375in"/>
        <style:text-properties fo:font-family="Arial" fo:font-size="9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9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9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9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9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9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9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9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90%"/>
      </text:list-level-style-bullet>
    </text:list-style>
    <text:list-style style:name="a956">
      <text:list-level-style-bullet text:level="1" text:bullet-char="●">
        <style:list-level-properties text:space-before="0.01389in" text:min-label-width="0.3125in"/>
        <style:text-properties fo:font-size="100%"/>
      </text:list-level-style-bullet>
      <text:list-level-style-bullet text:level="2" text:bullet-char="●">
        <style:list-level-properties text:space-before="0.51389in" text:min-label-width="0.3125in"/>
        <style:text-properties fo:font-size="100%"/>
      </text:list-level-style-bullet>
      <text:list-level-style-bullet text:level="3" text:bullet-char="●">
        <style:list-level-properties text:space-before="1.01389in" text:min-label-width="0.3125in"/>
        <style:text-properties fo:font-size="100%"/>
      </text:list-level-style-bullet>
      <text:list-level-style-bullet text:level="4" text:bullet-char="●">
        <style:list-level-properties text:space-before="1.51389in" text:min-label-width="0.3125in"/>
        <style:text-properties fo:font-size="100%"/>
      </text:list-level-style-bullet>
      <text:list-level-style-bullet text:level="5" text:bullet-char="●">
        <style:list-level-properties text:space-before="2.01389in" text:min-label-width="0.3125in"/>
        <style:text-properties fo:font-size="100%"/>
      </text:list-level-style-bullet>
      <text:list-level-style-bullet text:level="6" text:bullet-char="●">
        <style:list-level-properties text:space-before="2.51389in" text:min-label-width="0.3125in"/>
        <style:text-properties fo:font-size="100%"/>
      </text:list-level-style-bullet>
      <text:list-level-style-bullet text:level="7" text:bullet-char="●">
        <style:list-level-properties text:space-before="3.01389in" text:min-label-width="0.3125in"/>
        <style:text-properties fo:font-size="100%"/>
      </text:list-level-style-bullet>
      <text:list-level-style-bullet text:level="8" text:bullet-char="●">
        <style:list-level-properties text:space-before="3.51389in" text:min-label-width="0.3125in"/>
        <style:text-properties fo:font-size="100%"/>
      </text:list-level-style-bullet>
      <text:list-level-style-bullet text:level="9" text:bullet-char="●">
        <style:list-level-properties text:space-before="4.01389in" text:min-label-width="0.3125in"/>
        <style:text-properties fo:font-size="100%"/>
      </text:list-level-style-bullet>
    </text:list-style>
    <text:list-style style:name="a583">
      <text:list-level-style-bullet text:level="1" text:bullet-char="●">
        <style:list-level-properties text:space-before="0.01389in" text:min-label-width="0.37569in"/>
        <style:text-properties fo:font-size="100%"/>
      </text:list-level-style-bullet>
      <text:list-level-style-bullet text:level="2" text:bullet-char="●">
        <style:list-level-properties text:space-before="0.51389in" text:min-label-width="0.37569in"/>
        <style:text-properties fo:font-size="100%"/>
      </text:list-level-style-bullet>
      <text:list-level-style-bullet text:level="3" text:bullet-char="●">
        <style:list-level-properties text:space-before="1.01389in" text:min-label-width="0.37569in"/>
        <style:text-properties fo:font-size="100%"/>
      </text:list-level-style-bullet>
      <text:list-level-style-bullet text:level="4" text:bullet-char="●">
        <style:list-level-properties text:space-before="1.51389in" text:min-label-width="0.37569in"/>
        <style:text-properties fo:font-size="100%"/>
      </text:list-level-style-bullet>
      <text:list-level-style-bullet text:level="5" text:bullet-char="●">
        <style:list-level-properties text:space-before="2.01389in" text:min-label-width="0.37569in"/>
        <style:text-properties fo:font-size="100%"/>
      </text:list-level-style-bullet>
      <text:list-level-style-bullet text:level="6" text:bullet-char="●">
        <style:list-level-properties text:space-before="2.51389in" text:min-label-width="0.37569in"/>
        <style:text-properties fo:font-size="100%"/>
      </text:list-level-style-bullet>
      <text:list-level-style-bullet text:level="7" text:bullet-char="●">
        <style:list-level-properties text:space-before="3.01389in" text:min-label-width="0.37569in"/>
        <style:text-properties fo:font-size="100%"/>
      </text:list-level-style-bullet>
      <text:list-level-style-bullet text:level="8" text:bullet-char="●">
        <style:list-level-properties text:space-before="3.51389in" text:min-label-width="0.37569in"/>
        <style:text-properties fo:font-size="100%"/>
      </text:list-level-style-bullet>
      <text:list-level-style-bullet text:level="9" text:bullet-char="●">
        <style:list-level-properties text:space-before="4.01389in" text:min-label-width="0.37569in"/>
        <style:text-properties fo:font-size="100%"/>
      </text:list-level-style-bullet>
    </text:list-style>
    <text:list-style style:name="a262">
      <text:list-level-style-bullet text:level="1" text:bullet-char="●">
        <style:list-level-properties text:space-before="0.01389in" text:min-label-width="0.37569in"/>
        <style:text-properties fo:font-family="Times New Roman" fo:font-size="90%"/>
      </text:list-level-style-bullet>
      <text:list-level-style-bullet text:level="2" text:bullet-char="●">
        <style:list-level-properties text:space-before="0.51389in" text:min-label-width="0.37569in"/>
        <style:text-properties fo:font-family="Times New Roman" fo:font-size="90%"/>
      </text:list-level-style-bullet>
      <text:list-level-style-bullet text:level="3" text:bullet-char="●">
        <style:list-level-properties text:space-before="1.01389in" text:min-label-width="0.37569in"/>
        <style:text-properties fo:font-family="Times New Roman" fo:font-size="90%"/>
      </text:list-level-style-bullet>
      <text:list-level-style-bullet text:level="4" text:bullet-char="●">
        <style:list-level-properties text:space-before="1.51389in" text:min-label-width="0.37569in"/>
        <style:text-properties fo:font-family="Times New Roman" fo:font-size="90%"/>
      </text:list-level-style-bullet>
      <text:list-level-style-bullet text:level="5" text:bullet-char="●">
        <style:list-level-properties text:space-before="2.01389in" text:min-label-width="0.37569in"/>
        <style:text-properties fo:font-family="Times New Roman" fo:font-size="90%"/>
      </text:list-level-style-bullet>
      <text:list-level-style-bullet text:level="6" text:bullet-char="●">
        <style:list-level-properties text:space-before="2.51389in" text:min-label-width="0.37569in"/>
        <style:text-properties fo:font-family="Times New Roman" fo:font-size="90%"/>
      </text:list-level-style-bullet>
      <text:list-level-style-bullet text:level="7" text:bullet-char="●">
        <style:list-level-properties text:space-before="3.01389in" text:min-label-width="0.37569in"/>
        <style:text-properties fo:font-family="Times New Roman" fo:font-size="90%"/>
      </text:list-level-style-bullet>
      <text:list-level-style-bullet text:level="8" text:bullet-char="●">
        <style:list-level-properties text:space-before="3.51389in" text:min-label-width="0.37569in"/>
        <style:text-properties fo:font-family="Times New Roman" fo:font-size="90%"/>
      </text:list-level-style-bullet>
      <text:list-level-style-bullet text:level="9" text:bullet-char="●">
        <style:list-level-properties text:space-before="4.01389in" text:min-label-width="0.37569in"/>
        <style:text-properties fo:font-family="Times New Roman" fo:font-size="90%"/>
      </text:list-level-style-bullet>
    </text:list-style>
    <text:list-style style:name="a959">
      <text:list-level-style-bullet text:level="1" text:bullet-char="●">
        <style:list-level-properties text:space-before="0in"/>
        <style:text-properties fo:font-family="Times New Roman" fo:font-size="100%"/>
      </text:list-level-style-bullet>
      <text:list-level-style-bullet text:level="2" text:bullet-char="●">
        <style:list-level-properties text:space-before="0.5in"/>
        <style:text-properties fo:font-family="Times New Roman" fo:font-size="100%"/>
      </text:list-level-style-bullet>
      <text:list-level-style-bullet text:level="3" text:bullet-char="●">
        <style:list-level-properties text:space-before="1in"/>
        <style:text-properties fo:font-family="Times New Roman" fo:font-size="100%"/>
      </text:list-level-style-bullet>
      <text:list-level-style-bullet text:level="4" text:bullet-char="●">
        <style:list-level-properties text:space-before="1.5in"/>
        <style:text-properties fo:font-family="Times New Roman" fo:font-size="100%"/>
      </text:list-level-style-bullet>
      <text:list-level-style-bullet text:level="5" text:bullet-char="●">
        <style:list-level-properties text:space-before="2in"/>
        <style:text-properties fo:font-family="Times New Roman" fo:font-size="100%"/>
      </text:list-level-style-bullet>
      <text:list-level-style-bullet text:level="6" text:bullet-char="●">
        <style:list-level-properties text:space-before="2.5in"/>
        <style:text-properties fo:font-family="Times New Roman" fo:font-size="100%"/>
      </text:list-level-style-bullet>
      <text:list-level-style-bullet text:level="7" text:bullet-char="●">
        <style:list-level-properties text:space-before="3in"/>
        <style:text-properties fo:font-family="Times New Roman" fo:font-size="100%"/>
      </text:list-level-style-bullet>
      <text:list-level-style-bullet text:level="8" text:bullet-char="●">
        <style:list-level-properties text:space-before="3.5in"/>
        <style:text-properties fo:font-family="Times New Roman" fo:font-size="100%"/>
      </text:list-level-style-bullet>
      <text:list-level-style-bullet text:level="9" text:bullet-char="●">
        <style:list-level-properties text:space-before="4in"/>
        <style:text-properties fo:font-family="Times New Roman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375in"/>
        <style:text-properties fo:font-family="Arial" fo:font-size="9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9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9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9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9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9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9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9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90%"/>
      </text:list-level-style-bullet>
    </text:list-style>
    <text:list-style style:name="a289">
      <text:list-level-style-bullet text:level="1" text:bullet-char="●">
        <style:list-level-properties text:space-before="0.01389in" text:min-label-width="0.37569in"/>
        <style:text-properties fo:font-size="90%"/>
      </text:list-level-style-bullet>
      <text:list-level-style-bullet text:level="2" text:bullet-char="●">
        <style:list-level-properties text:space-before="0.51389in" text:min-label-width="0.37569in"/>
        <style:text-properties fo:font-size="90%"/>
      </text:list-level-style-bullet>
      <text:list-level-style-bullet text:level="3" text:bullet-char="●">
        <style:list-level-properties text:space-before="1.01389in" text:min-label-width="0.37569in"/>
        <style:text-properties fo:font-size="90%"/>
      </text:list-level-style-bullet>
      <text:list-level-style-bullet text:level="4" text:bullet-char="●">
        <style:list-level-properties text:space-before="1.51389in" text:min-label-width="0.37569in"/>
        <style:text-properties fo:font-size="90%"/>
      </text:list-level-style-bullet>
      <text:list-level-style-bullet text:level="5" text:bullet-char="●">
        <style:list-level-properties text:space-before="2.01389in" text:min-label-width="0.37569in"/>
        <style:text-properties fo:font-size="90%"/>
      </text:list-level-style-bullet>
      <text:list-level-style-bullet text:level="6" text:bullet-char="●">
        <style:list-level-properties text:space-before="2.51389in" text:min-label-width="0.37569in"/>
        <style:text-properties fo:font-size="90%"/>
      </text:list-level-style-bullet>
      <text:list-level-style-bullet text:level="7" text:bullet-char="●">
        <style:list-level-properties text:space-before="3.01389in" text:min-label-width="0.37569in"/>
        <style:text-properties fo:font-size="90%"/>
      </text:list-level-style-bullet>
      <text:list-level-style-bullet text:level="8" text:bullet-char="●">
        <style:list-level-properties text:space-before="3.51389in" text:min-label-width="0.37569in"/>
        <style:text-properties fo:font-size="90%"/>
      </text:list-level-style-bullet>
      <text:list-level-style-bullet text:level="9" text:bullet-char="●">
        <style:list-level-properties text:space-before="4.01389in" text:min-label-width="0.37569in"/>
        <style:text-properties fo:font-size="90%"/>
      </text:list-level-style-bullet>
    </text:list-style>
    <text:list-style style:name="a313">
      <text:list-level-style-bullet text:level="1" text:bullet-char="●">
        <style:list-level-properties text:space-before="0.01389in" text:min-label-width="0.37569in"/>
        <style:text-properties fo:font-size="90%"/>
      </text:list-level-style-bullet>
      <text:list-level-style-bullet text:level="2" text:bullet-char="●">
        <style:list-level-properties text:space-before="0.51389in" text:min-label-width="0.37569in"/>
        <style:text-properties fo:font-size="90%"/>
      </text:list-level-style-bullet>
      <text:list-level-style-bullet text:level="3" text:bullet-char="●">
        <style:list-level-properties text:space-before="1.01389in" text:min-label-width="0.37569in"/>
        <style:text-properties fo:font-size="90%"/>
      </text:list-level-style-bullet>
      <text:list-level-style-bullet text:level="4" text:bullet-char="●">
        <style:list-level-properties text:space-before="1.51389in" text:min-label-width="0.37569in"/>
        <style:text-properties fo:font-size="90%"/>
      </text:list-level-style-bullet>
      <text:list-level-style-bullet text:level="5" text:bullet-char="●">
        <style:list-level-properties text:space-before="2.01389in" text:min-label-width="0.37569in"/>
        <style:text-properties fo:font-size="90%"/>
      </text:list-level-style-bullet>
      <text:list-level-style-bullet text:level="6" text:bullet-char="●">
        <style:list-level-properties text:space-before="2.51389in" text:min-label-width="0.37569in"/>
        <style:text-properties fo:font-size="90%"/>
      </text:list-level-style-bullet>
      <text:list-level-style-bullet text:level="7" text:bullet-char="●">
        <style:list-level-properties text:space-before="3.01389in" text:min-label-width="0.37569in"/>
        <style:text-properties fo:font-size="90%"/>
      </text:list-level-style-bullet>
      <text:list-level-style-bullet text:level="8" text:bullet-char="●">
        <style:list-level-properties text:space-before="3.51389in" text:min-label-width="0.37569in"/>
        <style:text-properties fo:font-size="90%"/>
      </text:list-level-style-bullet>
      <text:list-level-style-bullet text:level="9" text:bullet-char="●">
        <style:list-level-properties text:space-before="4.01389in" text:min-label-width="0.37569in"/>
        <style:text-properties fo:font-size="90%"/>
      </text:list-level-style-bullet>
    </text:list-style>
    <text:list-style style:name="a589">
      <text:list-level-style-bullet text:level="1" text:bullet-char="●">
        <style:list-level-properties text:space-before="0.01389in" text:min-label-width="0.37569in"/>
        <style:text-properties fo:font-size="100%"/>
      </text:list-level-style-bullet>
      <text:list-level-style-bullet text:level="2" text:bullet-char="●">
        <style:list-level-properties text:space-before="0.51389in" text:min-label-width="0.37569in"/>
        <style:text-properties fo:font-size="100%"/>
      </text:list-level-style-bullet>
      <text:list-level-style-bullet text:level="3" text:bullet-char="●">
        <style:list-level-properties text:space-before="1.01389in" text:min-label-width="0.37569in"/>
        <style:text-properties fo:font-size="100%"/>
      </text:list-level-style-bullet>
      <text:list-level-style-bullet text:level="4" text:bullet-char="●">
        <style:list-level-properties text:space-before="1.51389in" text:min-label-width="0.37569in"/>
        <style:text-properties fo:font-size="100%"/>
      </text:list-level-style-bullet>
      <text:list-level-style-bullet text:level="5" text:bullet-char="●">
        <style:list-level-properties text:space-before="2.01389in" text:min-label-width="0.37569in"/>
        <style:text-properties fo:font-size="100%"/>
      </text:list-level-style-bullet>
      <text:list-level-style-bullet text:level="6" text:bullet-char="●">
        <style:list-level-properties text:space-before="2.51389in" text:min-label-width="0.37569in"/>
        <style:text-properties fo:font-size="100%"/>
      </text:list-level-style-bullet>
      <text:list-level-style-bullet text:level="7" text:bullet-char="●">
        <style:list-level-properties text:space-before="3.01389in" text:min-label-width="0.37569in"/>
        <style:text-properties fo:font-size="100%"/>
      </text:list-level-style-bullet>
      <text:list-level-style-bullet text:level="8" text:bullet-char="●">
        <style:list-level-properties text:space-before="3.51389in" text:min-label-width="0.37569in"/>
        <style:text-properties fo:font-size="100%"/>
      </text:list-level-style-bullet>
      <text:list-level-style-bullet text:level="9" text:bullet-char="●">
        <style:list-level-properties text:space-before="4.01389in" text:min-label-width="0.37569in"/>
        <style:text-properties fo:font-size="100%"/>
      </text:list-level-style-bullet>
    </text:list-style>
    <text:list-style style:name="a566">
      <text:list-level-style-bullet text:level="1" text:bullet-char="●">
        <style:list-level-properties text:space-before="0.01389in" text:min-label-width="0.43819in"/>
        <style:text-properties fo:font-size="100%"/>
      </text:list-level-style-bullet>
      <text:list-level-style-bullet text:level="2" text:bullet-char="●">
        <style:list-level-properties text:space-before="0.51389in" text:min-label-width="0.43819in"/>
        <style:text-properties fo:font-size="100%"/>
      </text:list-level-style-bullet>
      <text:list-level-style-bullet text:level="3" text:bullet-char="●">
        <style:list-level-properties text:space-before="1.01389in" text:min-label-width="0.43819in"/>
        <style:text-properties fo:font-size="100%"/>
      </text:list-level-style-bullet>
      <text:list-level-style-bullet text:level="4" text:bullet-char="●">
        <style:list-level-properties text:space-before="1.51389in" text:min-label-width="0.43819in"/>
        <style:text-properties fo:font-size="100%"/>
      </text:list-level-style-bullet>
      <text:list-level-style-bullet text:level="5" text:bullet-char="●">
        <style:list-level-properties text:space-before="2.01389in" text:min-label-width="0.43819in"/>
        <style:text-properties fo:font-size="100%"/>
      </text:list-level-style-bullet>
      <text:list-level-style-bullet text:level="6" text:bullet-char="●">
        <style:list-level-properties text:space-before="2.51389in" text:min-label-width="0.43819in"/>
        <style:text-properties fo:font-size="100%"/>
      </text:list-level-style-bullet>
      <text:list-level-style-bullet text:level="7" text:bullet-char="●">
        <style:list-level-properties text:space-before="3.01389in" text:min-label-width="0.43819in"/>
        <style:text-properties fo:font-size="100%"/>
      </text:list-level-style-bullet>
      <text:list-level-style-bullet text:level="8" text:bullet-char="●">
        <style:list-level-properties text:space-before="3.51389in" text:min-label-width="0.43819in"/>
        <style:text-properties fo:font-size="100%"/>
      </text:list-level-style-bullet>
      <text:list-level-style-bullet text:level="9" text:bullet-char="●">
        <style:list-level-properties text:space-before="4.01389in" text:min-label-width="0.43819in"/>
        <style:text-properties fo:font-size="100%"/>
      </text:list-level-style-bullet>
    </text:list-style>
    <text:list-style style:name="a269">
      <text:list-level-style-bullet text:level="1" text:bullet-char="●">
        <style:list-level-properties text:space-before="0.01389in" text:min-label-width="0.37569in"/>
        <style:text-properties fo:font-family="Times New Roman" fo:font-size="90%"/>
      </text:list-level-style-bullet>
      <text:list-level-style-bullet text:level="2" text:bullet-char="●">
        <style:list-level-properties text:space-before="0.51389in" text:min-label-width="0.37569in"/>
        <style:text-properties fo:font-family="Times New Roman" fo:font-size="90%"/>
      </text:list-level-style-bullet>
      <text:list-level-style-bullet text:level="3" text:bullet-char="●">
        <style:list-level-properties text:space-before="1.01389in" text:min-label-width="0.37569in"/>
        <style:text-properties fo:font-family="Times New Roman" fo:font-size="90%"/>
      </text:list-level-style-bullet>
      <text:list-level-style-bullet text:level="4" text:bullet-char="●">
        <style:list-level-properties text:space-before="1.51389in" text:min-label-width="0.37569in"/>
        <style:text-properties fo:font-family="Times New Roman" fo:font-size="90%"/>
      </text:list-level-style-bullet>
      <text:list-level-style-bullet text:level="5" text:bullet-char="●">
        <style:list-level-properties text:space-before="2.01389in" text:min-label-width="0.37569in"/>
        <style:text-properties fo:font-family="Times New Roman" fo:font-size="90%"/>
      </text:list-level-style-bullet>
      <text:list-level-style-bullet text:level="6" text:bullet-char="●">
        <style:list-level-properties text:space-before="2.51389in" text:min-label-width="0.37569in"/>
        <style:text-properties fo:font-family="Times New Roman" fo:font-size="90%"/>
      </text:list-level-style-bullet>
      <text:list-level-style-bullet text:level="7" text:bullet-char="●">
        <style:list-level-properties text:space-before="3.01389in" text:min-label-width="0.37569in"/>
        <style:text-properties fo:font-family="Times New Roman" fo:font-size="90%"/>
      </text:list-level-style-bullet>
      <text:list-level-style-bullet text:level="8" text:bullet-char="●">
        <style:list-level-properties text:space-before="3.51389in" text:min-label-width="0.37569in"/>
        <style:text-properties fo:font-family="Times New Roman" fo:font-size="90%"/>
      </text:list-level-style-bullet>
      <text:list-level-style-bullet text:level="9" text:bullet-char="●">
        <style:list-level-properties text:space-before="4.01389in" text:min-label-width="0.37569in"/>
        <style:text-properties fo:font-family="Times New Roman" fo:font-size="90%"/>
      </text:list-level-style-bullet>
    </text:list-style>
    <text:list-style style:name="a497">
      <text:list-level-style-bullet text:level="1" text:bullet-char="●">
        <style:list-level-properties text:space-before="0.01389in" text:min-label-width="0.37569in"/>
        <style:text-properties fo:font-size="90%"/>
      </text:list-level-style-bullet>
      <text:list-level-style-bullet text:level="2" text:bullet-char="●">
        <style:list-level-properties text:space-before="0.51389in" text:min-label-width="0.37569in"/>
        <style:text-properties fo:font-size="90%"/>
      </text:list-level-style-bullet>
      <text:list-level-style-bullet text:level="3" text:bullet-char="●">
        <style:list-level-properties text:space-before="1.01389in" text:min-label-width="0.37569in"/>
        <style:text-properties fo:font-size="90%"/>
      </text:list-level-style-bullet>
      <text:list-level-style-bullet text:level="4" text:bullet-char="●">
        <style:list-level-properties text:space-before="1.51389in" text:min-label-width="0.37569in"/>
        <style:text-properties fo:font-size="90%"/>
      </text:list-level-style-bullet>
      <text:list-level-style-bullet text:level="5" text:bullet-char="●">
        <style:list-level-properties text:space-before="2.01389in" text:min-label-width="0.37569in"/>
        <style:text-properties fo:font-size="90%"/>
      </text:list-level-style-bullet>
      <text:list-level-style-bullet text:level="6" text:bullet-char="●">
        <style:list-level-properties text:space-before="2.51389in" text:min-label-width="0.37569in"/>
        <style:text-properties fo:font-size="90%"/>
      </text:list-level-style-bullet>
      <text:list-level-style-bullet text:level="7" text:bullet-char="●">
        <style:list-level-properties text:space-before="3.01389in" text:min-label-width="0.37569in"/>
        <style:text-properties fo:font-size="90%"/>
      </text:list-level-style-bullet>
      <text:list-level-style-bullet text:level="8" text:bullet-char="●">
        <style:list-level-properties text:space-before="3.51389in" text:min-label-width="0.37569in"/>
        <style:text-properties fo:font-size="90%"/>
      </text:list-level-style-bullet>
      <text:list-level-style-bullet text:level="9" text:bullet-char="●">
        <style:list-level-properties text:space-before="4.01389in" text:min-label-width="0.37569in"/>
        <style:text-properties fo:font-size="90%"/>
      </text:list-level-style-bullet>
    </text:list-style>
    <text:list-style style:name="a546">
      <text:list-level-style-bullet text:level="1" text:bullet-char="●">
        <style:list-level-properties text:space-before="0.01389in" text:min-label-width="0.37569in"/>
        <style:text-properties fo:font-size="100%"/>
      </text:list-level-style-bullet>
      <text:list-level-style-bullet text:level="2" text:bullet-char="●">
        <style:list-level-properties text:space-before="0.51389in" text:min-label-width="0.37569in"/>
        <style:text-properties fo:font-size="100%"/>
      </text:list-level-style-bullet>
      <text:list-level-style-bullet text:level="3" text:bullet-char="●">
        <style:list-level-properties text:space-before="1.01389in" text:min-label-width="0.37569in"/>
        <style:text-properties fo:font-size="100%"/>
      </text:list-level-style-bullet>
      <text:list-level-style-bullet text:level="4" text:bullet-char="●">
        <style:list-level-properties text:space-before="1.51389in" text:min-label-width="0.37569in"/>
        <style:text-properties fo:font-size="100%"/>
      </text:list-level-style-bullet>
      <text:list-level-style-bullet text:level="5" text:bullet-char="●">
        <style:list-level-properties text:space-before="2.01389in" text:min-label-width="0.37569in"/>
        <style:text-properties fo:font-size="100%"/>
      </text:list-level-style-bullet>
      <text:list-level-style-bullet text:level="6" text:bullet-char="●">
        <style:list-level-properties text:space-before="2.51389in" text:min-label-width="0.37569in"/>
        <style:text-properties fo:font-size="100%"/>
      </text:list-level-style-bullet>
      <text:list-level-style-bullet text:level="7" text:bullet-char="●">
        <style:list-level-properties text:space-before="3.01389in" text:min-label-width="0.37569in"/>
        <style:text-properties fo:font-size="100%"/>
      </text:list-level-style-bullet>
      <text:list-level-style-bullet text:level="8" text:bullet-char="●">
        <style:list-level-properties text:space-before="3.51389in" text:min-label-width="0.37569in"/>
        <style:text-properties fo:font-size="100%"/>
      </text:list-level-style-bullet>
      <text:list-level-style-bullet text:level="9" text:bullet-char="●">
        <style:list-level-properties text:space-before="4.01389in" text:min-label-width="0.37569in"/>
        <style:text-properties fo:font-size="100%"/>
      </text:list-level-style-bullet>
    </text:list-style>
    <text:list-style style:name="a522">
      <text:list-level-style-bullet text:level="1" text:bullet-char="●">
        <style:list-level-properties text:space-before="0.01389in" text:min-label-width="0.37569in"/>
        <style:text-properties fo:font-size="90%"/>
      </text:list-level-style-bullet>
      <text:list-level-style-bullet text:level="2" text:bullet-char="●">
        <style:list-level-properties text:space-before="0.51389in" text:min-label-width="0.37569in"/>
        <style:text-properties fo:font-size="90%"/>
      </text:list-level-style-bullet>
      <text:list-level-style-bullet text:level="3" text:bullet-char="●">
        <style:list-level-properties text:space-before="1.01389in" text:min-label-width="0.37569in"/>
        <style:text-properties fo:font-size="90%"/>
      </text:list-level-style-bullet>
      <text:list-level-style-bullet text:level="4" text:bullet-char="●">
        <style:list-level-properties text:space-before="1.51389in" text:min-label-width="0.37569in"/>
        <style:text-properties fo:font-size="90%"/>
      </text:list-level-style-bullet>
      <text:list-level-style-bullet text:level="5" text:bullet-char="●">
        <style:list-level-properties text:space-before="2.01389in" text:min-label-width="0.37569in"/>
        <style:text-properties fo:font-size="90%"/>
      </text:list-level-style-bullet>
      <text:list-level-style-bullet text:level="6" text:bullet-char="●">
        <style:list-level-properties text:space-before="2.51389in" text:min-label-width="0.37569in"/>
        <style:text-properties fo:font-size="90%"/>
      </text:list-level-style-bullet>
      <text:list-level-style-bullet text:level="7" text:bullet-char="●">
        <style:list-level-properties text:space-before="3.01389in" text:min-label-width="0.37569in"/>
        <style:text-properties fo:font-size="90%"/>
      </text:list-level-style-bullet>
      <text:list-level-style-bullet text:level="8" text:bullet-char="●">
        <style:list-level-properties text:space-before="3.51389in" text:min-label-width="0.37569in"/>
        <style:text-properties fo:font-size="90%"/>
      </text:list-level-style-bullet>
      <text:list-level-style-bullet text:level="9" text:bullet-char="●">
        <style:list-level-properties text:space-before="4.01389in" text:min-label-width="0.37569in"/>
        <style:text-properties fo:font-size="90%"/>
      </text:list-level-style-bullet>
    </text:list-style>
    <text:list-style style:name="a474">
      <text:list-level-style-bullet text:level="1" text:bullet-char="●">
        <style:list-level-properties text:space-before="0.01389in" text:min-label-width="0.44861in"/>
        <style:text-properties fo:font-size="90%"/>
      </text:list-level-style-bullet>
      <text:list-level-style-bullet text:level="2" text:bullet-char="●">
        <style:list-level-properties text:space-before="0.51389in" text:min-label-width="0.44861in"/>
        <style:text-properties fo:font-size="90%"/>
      </text:list-level-style-bullet>
      <text:list-level-style-bullet text:level="3" text:bullet-char="●">
        <style:list-level-properties text:space-before="1.01389in" text:min-label-width="0.44861in"/>
        <style:text-properties fo:font-size="90%"/>
      </text:list-level-style-bullet>
      <text:list-level-style-bullet text:level="4" text:bullet-char="●">
        <style:list-level-properties text:space-before="1.51389in" text:min-label-width="0.44861in"/>
        <style:text-properties fo:font-size="90%"/>
      </text:list-level-style-bullet>
      <text:list-level-style-bullet text:level="5" text:bullet-char="●">
        <style:list-level-properties text:space-before="2.01389in" text:min-label-width="0.44861in"/>
        <style:text-properties fo:font-size="90%"/>
      </text:list-level-style-bullet>
      <text:list-level-style-bullet text:level="6" text:bullet-char="●">
        <style:list-level-properties text:space-before="2.51389in" text:min-label-width="0.44861in"/>
        <style:text-properties fo:font-size="90%"/>
      </text:list-level-style-bullet>
      <text:list-level-style-bullet text:level="7" text:bullet-char="●">
        <style:list-level-properties text:space-before="3.01389in" text:min-label-width="0.44861in"/>
        <style:text-properties fo:font-size="90%"/>
      </text:list-level-style-bullet>
      <text:list-level-style-bullet text:level="8" text:bullet-char="●">
        <style:list-level-properties text:space-before="3.51389in" text:min-label-width="0.44861in"/>
        <style:text-properties fo:font-size="90%"/>
      </text:list-level-style-bullet>
      <text:list-level-style-bullet text:level="9" text:bullet-char="●">
        <style:list-level-properties text:space-before="4.01389in" text:min-label-width="0.44861in"/>
        <style:text-properties fo:font-size="90%"/>
      </text:list-level-style-bullet>
    </text:list-style>
    <text:list-style style:name="a822">
      <text:list-level-style-bullet text:level="1" text:bullet-char="●">
        <style:list-level-properties text:space-before="0.01389in" text:min-label-width="0.37569in"/>
        <style:text-properties fo:font-size="100%"/>
      </text:list-level-style-bullet>
      <text:list-level-style-bullet text:level="2" text:bullet-char="●">
        <style:list-level-properties text:space-before="0.51389in" text:min-label-width="0.37569in"/>
        <style:text-properties fo:font-size="100%"/>
      </text:list-level-style-bullet>
      <text:list-level-style-bullet text:level="3" text:bullet-char="●">
        <style:list-level-properties text:space-before="1.01389in" text:min-label-width="0.37569in"/>
        <style:text-properties fo:font-size="100%"/>
      </text:list-level-style-bullet>
      <text:list-level-style-bullet text:level="4" text:bullet-char="●">
        <style:list-level-properties text:space-before="1.51389in" text:min-label-width="0.37569in"/>
        <style:text-properties fo:font-size="100%"/>
      </text:list-level-style-bullet>
      <text:list-level-style-bullet text:level="5" text:bullet-char="●">
        <style:list-level-properties text:space-before="2.01389in" text:min-label-width="0.37569in"/>
        <style:text-properties fo:font-size="100%"/>
      </text:list-level-style-bullet>
      <text:list-level-style-bullet text:level="6" text:bullet-char="●">
        <style:list-level-properties text:space-before="2.51389in" text:min-label-width="0.37569in"/>
        <style:text-properties fo:font-size="100%"/>
      </text:list-level-style-bullet>
      <text:list-level-style-bullet text:level="7" text:bullet-char="●">
        <style:list-level-properties text:space-before="3.01389in" text:min-label-width="0.37569in"/>
        <style:text-properties fo:font-size="100%"/>
      </text:list-level-style-bullet>
      <text:list-level-style-bullet text:level="8" text:bullet-char="●">
        <style:list-level-properties text:space-before="3.51389in" text:min-label-width="0.37569in"/>
        <style:text-properties fo:font-size="100%"/>
      </text:list-level-style-bullet>
      <text:list-level-style-bullet text:level="9" text:bullet-char="●">
        <style:list-level-properties text:space-before="4.01389in" text:min-label-width="0.37569in"/>
        <style:text-properties fo:font-size="100%"/>
      </text:list-level-style-bullet>
    </text:list-style>
    <text:list-style style:name="a549">
      <text:list-level-style-bullet text:level="1" text:bullet-char="●">
        <style:list-level-properties text:space-before="0in"/>
        <style:text-properties fo:font-family="Times New Roman" fo:font-size="100%"/>
      </text:list-level-style-bullet>
      <text:list-level-style-bullet text:level="2" text:bullet-char="●">
        <style:list-level-properties text:space-before="0.5in"/>
        <style:text-properties fo:font-family="Times New Roman" fo:font-size="100%"/>
      </text:list-level-style-bullet>
      <text:list-level-style-bullet text:level="3" text:bullet-char="●">
        <style:list-level-properties text:space-before="1in"/>
        <style:text-properties fo:font-family="Times New Roman" fo:font-size="100%"/>
      </text:list-level-style-bullet>
      <text:list-level-style-bullet text:level="4" text:bullet-char="●">
        <style:list-level-properties text:space-before="1.5in"/>
        <style:text-properties fo:font-family="Times New Roman" fo:font-size="100%"/>
      </text:list-level-style-bullet>
      <text:list-level-style-bullet text:level="5" text:bullet-char="●">
        <style:list-level-properties text:space-before="2in"/>
        <style:text-properties fo:font-family="Times New Roman" fo:font-size="100%"/>
      </text:list-level-style-bullet>
      <text:list-level-style-bullet text:level="6" text:bullet-char="●">
        <style:list-level-properties text:space-before="2.5in"/>
        <style:text-properties fo:font-family="Times New Roman" fo:font-size="100%"/>
      </text:list-level-style-bullet>
      <text:list-level-style-bullet text:level="7" text:bullet-char="●">
        <style:list-level-properties text:space-before="3in"/>
        <style:text-properties fo:font-family="Times New Roman" fo:font-size="100%"/>
      </text:list-level-style-bullet>
      <text:list-level-style-bullet text:level="8" text:bullet-char="●">
        <style:list-level-properties text:space-before="3.5in"/>
        <style:text-properties fo:font-family="Times New Roman" fo:font-size="100%"/>
      </text:list-level-style-bullet>
      <text:list-level-style-bullet text:level="9" text:bullet-char="●">
        <style:list-level-properties text:space-before="4in"/>
        <style:text-properties fo:font-family="Times New Roman" fo:font-size="100%"/>
      </text:list-level-style-bullet>
    </text:list-style>
    <text:list-style style:name="a500">
      <text:list-level-style-bullet text:level="1" text:bullet-char="●">
        <style:list-level-properties text:space-before="0.01389in" text:min-label-width="0.37569in"/>
        <style:text-properties fo:font-size="90%"/>
      </text:list-level-style-bullet>
      <text:list-level-style-bullet text:level="2" text:bullet-char="●">
        <style:list-level-properties text:space-before="0.51389in" text:min-label-width="0.37569in"/>
        <style:text-properties fo:font-size="90%"/>
      </text:list-level-style-bullet>
      <text:list-level-style-bullet text:level="3" text:bullet-char="●">
        <style:list-level-properties text:space-before="1.01389in" text:min-label-width="0.37569in"/>
        <style:text-properties fo:font-size="90%"/>
      </text:list-level-style-bullet>
      <text:list-level-style-bullet text:level="4" text:bullet-char="●">
        <style:list-level-properties text:space-before="1.51389in" text:min-label-width="0.37569in"/>
        <style:text-properties fo:font-size="90%"/>
      </text:list-level-style-bullet>
      <text:list-level-style-bullet text:level="5" text:bullet-char="●">
        <style:list-level-properties text:space-before="2.01389in" text:min-label-width="0.37569in"/>
        <style:text-properties fo:font-size="90%"/>
      </text:list-level-style-bullet>
      <text:list-level-style-bullet text:level="6" text:bullet-char="●">
        <style:list-level-properties text:space-before="2.51389in" text:min-label-width="0.37569in"/>
        <style:text-properties fo:font-size="90%"/>
      </text:list-level-style-bullet>
      <text:list-level-style-bullet text:level="7" text:bullet-char="●">
        <style:list-level-properties text:space-before="3.01389in" text:min-label-width="0.37569in"/>
        <style:text-properties fo:font-size="90%"/>
      </text:list-level-style-bullet>
      <text:list-level-style-bullet text:level="8" text:bullet-char="●">
        <style:list-level-properties text:space-before="3.51389in" text:min-label-width="0.37569in"/>
        <style:text-properties fo:font-size="90%"/>
      </text:list-level-style-bullet>
      <text:list-level-style-bullet text:level="9" text:bullet-char="●">
        <style:list-level-properties text:space-before="4.01389in" text:min-label-width="0.37569in"/>
        <style:text-properties fo:font-size="90%"/>
      </text:list-level-style-bullet>
    </text:list-style>
    <text:list-style style:name="a478">
      <text:list-level-style-bullet text:level="1" text:bullet-char="●">
        <style:list-level-properties text:space-before="0.01389in" text:min-label-width="0.44861in"/>
        <style:text-properties fo:font-size="90%"/>
      </text:list-level-style-bullet>
      <text:list-level-style-bullet text:level="2" text:bullet-char="●">
        <style:list-level-properties text:space-before="0.51389in" text:min-label-width="0.44861in"/>
        <style:text-properties fo:font-size="90%"/>
      </text:list-level-style-bullet>
      <text:list-level-style-bullet text:level="3" text:bullet-char="●">
        <style:list-level-properties text:space-before="1.01389in" text:min-label-width="0.44861in"/>
        <style:text-properties fo:font-size="90%"/>
      </text:list-level-style-bullet>
      <text:list-level-style-bullet text:level="4" text:bullet-char="●">
        <style:list-level-properties text:space-before="1.51389in" text:min-label-width="0.44861in"/>
        <style:text-properties fo:font-size="90%"/>
      </text:list-level-style-bullet>
      <text:list-level-style-bullet text:level="5" text:bullet-char="●">
        <style:list-level-properties text:space-before="2.01389in" text:min-label-width="0.44861in"/>
        <style:text-properties fo:font-size="90%"/>
      </text:list-level-style-bullet>
      <text:list-level-style-bullet text:level="6" text:bullet-char="●">
        <style:list-level-properties text:space-before="2.51389in" text:min-label-width="0.44861in"/>
        <style:text-properties fo:font-size="90%"/>
      </text:list-level-style-bullet>
      <text:list-level-style-bullet text:level="7" text:bullet-char="●">
        <style:list-level-properties text:space-before="3.01389in" text:min-label-width="0.44861in"/>
        <style:text-properties fo:font-size="90%"/>
      </text:list-level-style-bullet>
      <text:list-level-style-bullet text:level="8" text:bullet-char="●">
        <style:list-level-properties text:space-before="3.51389in" text:min-label-width="0.44861in"/>
        <style:text-properties fo:font-size="90%"/>
      </text:list-level-style-bullet>
      <text:list-level-style-bullet text:level="9" text:bullet-char="●">
        <style:list-level-properties text:space-before="4.01389in" text:min-label-width="0.44861in"/>
        <style:text-properties fo:font-size="90%"/>
      </text:list-level-style-bullet>
    </text:list-style>
    <text:list-style style:name="a453">
      <text:list-level-style-bullet text:level="1" text:bullet-char="●">
        <style:list-level-properties text:space-before="0.01389in" text:min-label-width="0.44861in"/>
        <style:text-properties fo:font-size="90%"/>
      </text:list-level-style-bullet>
      <text:list-level-style-bullet text:level="2" text:bullet-char="●">
        <style:list-level-properties text:space-before="0.51389in" text:min-label-width="0.44861in"/>
        <style:text-properties fo:font-size="90%"/>
      </text:list-level-style-bullet>
      <text:list-level-style-bullet text:level="3" text:bullet-char="●">
        <style:list-level-properties text:space-before="1.01389in" text:min-label-width="0.44861in"/>
        <style:text-properties fo:font-size="90%"/>
      </text:list-level-style-bullet>
      <text:list-level-style-bullet text:level="4" text:bullet-char="●">
        <style:list-level-properties text:space-before="1.51389in" text:min-label-width="0.44861in"/>
        <style:text-properties fo:font-size="90%"/>
      </text:list-level-style-bullet>
      <text:list-level-style-bullet text:level="5" text:bullet-char="●">
        <style:list-level-properties text:space-before="2.01389in" text:min-label-width="0.44861in"/>
        <style:text-properties fo:font-size="90%"/>
      </text:list-level-style-bullet>
      <text:list-level-style-bullet text:level="6" text:bullet-char="●">
        <style:list-level-properties text:space-before="2.51389in" text:min-label-width="0.44861in"/>
        <style:text-properties fo:font-size="90%"/>
      </text:list-level-style-bullet>
      <text:list-level-style-bullet text:level="7" text:bullet-char="●">
        <style:list-level-properties text:space-before="3.01389in" text:min-label-width="0.44861in"/>
        <style:text-properties fo:font-size="90%"/>
      </text:list-level-style-bullet>
      <text:list-level-style-bullet text:level="8" text:bullet-char="●">
        <style:list-level-properties text:space-before="3.51389in" text:min-label-width="0.44861in"/>
        <style:text-properties fo:font-size="90%"/>
      </text:list-level-style-bullet>
      <text:list-level-style-bullet text:level="9" text:bullet-char="●">
        <style:list-level-properties text:space-before="4.01389in" text:min-label-width="0.44861in"/>
        <style:text-properties fo:font-size="90%"/>
      </text:list-level-style-bullet>
    </text:list-style>
  </office:automatic-styles>
  <office:body>
    <office:presentation>
      <draw:page draw:name="Slide1" draw:style-name="a127" draw:master-page-name="Master1-Layout5-obj-Blank" presentation:presentation-page-layout-name="Master1-PPL5" draw:id="Slide-256">
        <draw:frame draw:id="id37" draw:style-name="a155" draw:name="object 2" svg:x="1.45097in" svg:y="2.78819in" svg:width="7.10903in" svg:height="2.12986in">
          <draw:text-box>
            <text:p text:style-name="a132" text:class-names="" text:cond-style-name=""><text:span text:style-name="a128" text:class-names="">Computer Engineering</text:span><text:span text:style-name="a129" text:class-names=""><text:s text:c="1"/></text:span><text:span text:style-name="a130" text:class-names="">Department</text:span><text:span text:style-name="a131" text:class-names=""/></text:p>
            <text:p text:style-name="a142" text:class-names="" text:cond-style-name=""><text:span text:style-name="a133" text:class-names="">A.P. Shah<text:s text:c="1"/></text:span><text:span text:style-name="a134" text:class-names="">Institute<text:s text:c="1"/></text:span><text:span text:style-name="a135" text:class-names="">of<text:s text:c="1"/></text:span><text:span text:style-name="a136" text:class-names="">Technology <text:s text:c="1"/></text:span><text:span text:style-name="a137" text:class-names="">G.B.Road,Kasarvadavli,<text:s text:c="1"/></text:span><text:span text:style-name="a138" text:class-names="">Thane(W),</text:span><text:span text:style-name="a139" text:class-names=""><text:s text:c="1"/></text:span><text:span text:style-name="a140" text:class-names="">Mumbai-400615</text:span><text:span text:style-name="a141" text:class-names=""/></text:p>
            <text:p text:style-name="a148" text:class-names="" text:cond-style-name=""><text:span text:style-name="a143" text:class-names="">UNIVERSITY<text:s text:c="1"/></text:span><text:span text:style-name="a144" text:class-names="">OF</text:span><text:span text:style-name="a145" text:class-names=""><text:s text:c="1"/></text:span><text:span text:style-name="a146" text:class-names="">MUMBAI</text:span><text:span text:style-name="a147" text:class-names=""/></text:p>
            <text:p text:style-name="a154" text:class-names="" text:cond-style-name=""><text:span text:style-name="a149" text:class-names="">Academic<text:s text:c="1"/></text:span><text:span text:style-name="a150" text:class-names="">Year</text:span><text:span text:style-name="a151" text:class-names=""><text:s text:c="1"/></text:span><text:span text:style-name="a152" text:class-names="">2019-2020</text:span><text:span text:style-name="a153" text:class-names=""/></text:p>
          </draw:text-box>
          <svg:title/>
          <svg:desc/>
        </draw:frame>
      </draw:page>
      <draw:page draw:name="Slide2" draw:style-name="a156" draw:master-page-name="Master1-Layout2-obj-Title-and-Content" presentation:presentation-page-layout-name="Master1-PPL2" draw:id="Slide-257">
        <draw:custom-shape svg:x="0in" svg:y="1.875in" svg:width="10in" svg:height="3.75in" draw:id="id38" draw:style-name="a159" draw:name="object 2">
          <svg:title/>
          <svg:desc/>
          <text:p text:style-name="a158" text:class-names="" text:cond-style-name=""><text:span text:style-name="a157" text:class-names=""/></text:p>
          <draw:enhanced-geometry xmlns:dr3d="urn:oasis:names:tc:opendocument:xmlns:dr3d:1.0" draw:type="non-primitive" svg:viewBox="0 0 9144000 3429000" draw:enhanced-path="M 0 3428999 L 9144000 3428999 9144000 0 0 0 0 34289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44000"/>
            <draw:equation draw:name="f7" draw:formula="?f4 / 3429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0in" svg:width="10in" svg:height="1.875in" draw:id="id39" draw:style-name="a162" draw:name="object 3">
          <svg:title/>
          <svg:desc/>
          <text:p text:style-name="a161" text:class-names="" text:cond-style-name=""><text:span text:style-name="a160" text:class-names=""/></text:p>
          <draw:enhanced-geometry xmlns:dr3d="urn:oasis:names:tc:opendocument:xmlns:dr3d:1.0" draw:type="non-primitive" svg:viewBox="0 0 9144000 1714500" draw:enhanced-path="M 0 1714500 L 9144000 1714500 9144000 0 0 0 0 17145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44000"/>
            <draw:equation draw:name="f7" draw:formula="?f4 / 17145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.70312in" svg:y="3.94278in" svg:width="0.42708in" svg:height="0in" draw:id="id40" draw:style-name="a165" draw:name="object 4">
          <svg:title/>
          <svg:desc/>
          <text:p text:style-name="a164" text:class-names="" text:cond-style-name=""><text:span text:style-name="a163" text:class-names=""/></text:p>
          <draw:enhanced-geometry xmlns:dr3d="urn:oasis:names:tc:opendocument:xmlns:dr3d:1.0" draw:type="non-primitive" svg:viewBox="0 0 390525 0" draw:enhanced-path="M 0 0 L 390296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0525"/>
            <draw:equation draw:name="f7" draw:formula="?f4 / 0"/>
            <draw:equation draw:name="f8" draw:formula="0 / ?f6"/>
            <draw:equation draw:name="f9" draw:formula="390525 / ?f6"/>
            <draw:equation draw:name="f10" draw:formula="0 / ?f7"/>
            <draw:equation draw:name="f11" draw:formula="1 / ?f7"/>
          </draw:enhanced-geometry>
        </draw:custom-shape>
        <draw:frame draw:id="id41" draw:style-name="a172" draw:name="object 5" svg:x="3.90069in" svg:y="0.37785in" svg:width="2.04306in" svg:height="0.32847in">
          <draw:text-box>
            <text:p text:style-name="a171" text:class-names="" text:cond-style-name=""><text:span text:style-name="a166" text:class-names="">A<text:s text:c="1"/></text:span><text:span text:style-name="a167" text:class-names="">Project Report</text:span><text:span text:style-name="a168" text:class-names=""><text:s text:c="1"/></text:span><text:span text:style-name="a169" text:class-names="">on</text:span><text:span text:style-name="a170" text:class-names=""/></text:p>
          </draw:text-box>
          <svg:title/>
          <svg:desc/>
        </draw:frame>
        <draw:frame draw:id="id42" presentation:style-name="a182" draw:name="object 6" svg:x="0.99167in" svg:y="0.68014in" svg:width="8.00972in" svg:height="0.42917in" presentation:class="title" presentation:placeholder="false">
          <draw:text-box>
            <text:p text:style-name="a181" text:class-names="" text:cond-style-name=""><text:span text:style-name="a173" text:class-names="">Decentralized<text:s text:c="1"/></text:span><text:span text:style-name="a174" text:class-names="">Real<text:s text:c="1"/></text:span><text:span text:style-name="a175" text:class-names="">Estate<text:s text:c="1"/></text:span><text:span text:style-name="a176" text:class-names="">Application<text:s text:c="1"/></text:span><text:span text:style-name="a177" text:class-names="">Using</text:span><text:span text:style-name="a178" text:class-names=""><text:s text:c="1"/></text:span><text:span text:style-name="a179" text:class-names="">Blockchain</text:span><text:span text:style-name="a180" text:class-names=""/></text:p>
          </draw:text-box>
          <svg:title/>
          <svg:desc/>
        </draw:frame>
        <draw:frame draw:id="id43" draw:style-name="a231" draw:name="object 7" svg:x="2.60805in" svg:y="1.07715in" svg:width="4.78542in" svg:height="3.04167in">
          <draw:text-box>
            <text:p text:style-name="a193" text:class-names="" text:cond-style-name=""><text:span text:style-name="a183" text:class-names="">Submitted<text:s text:c="1"/></text:span><text:span text:style-name="a184" text:class-names="">in<text:s text:c="1"/></text:span><text:span text:style-name="a185" text:class-names="">partial<text:s text:c="1"/></text:span><text:span text:style-name="a186" text:class-names="">fulfillment<text:s text:c="1"/></text:span><text:span text:style-name="a187" text:class-names="">of<text:s text:c="1"/></text:span><text:span text:style-name="a188" text:class-names="">the<text:s text:c="1"/></text:span><text:span text:style-name="a189" text:class-names="">degree</text:span><text:span text:style-name="a190" text:class-names=""><text:s text:c="1"/></text:span><text:span text:style-name="a191" text:class-names="">of</text:span><text:span text:style-name="a192" text:class-names=""/></text:p>
            <text:p text:style-name="a198" text:class-names="" text:cond-style-name=""><text:span text:style-name="a194" text:class-names="">Bachelor<text:s text:c="1"/></text:span><text:span text:style-name="a195" text:class-names="">of<text:s text:c="1"/></text:span><text:span text:style-name="a196" text:class-names="">Engineering(Sem-7)</text:span><text:span text:style-name="a197" text:class-names=""/></text:p>
            <text:p text:style-name="a201" text:class-names="" text:cond-style-name=""><text:span text:style-name="a199" text:class-names="">in</text:span><text:span text:style-name="a200" text:class-names=""/></text:p>
            <text:p text:style-name="a206" text:class-names="" text:cond-style-name=""><text:span text:style-name="a202" text:class-names="">Computer</text:span><text:span text:style-name="a203" text:class-names=""><text:s text:c="1"/></text:span><text:span text:style-name="a204" text:class-names="">Engineering</text:span><text:span text:style-name="a205" text:class-names=""/></text:p>
            <text:p text:style-name="a209" text:class-names="" text:cond-style-name=""><text:span text:style-name="a207" text:class-names="">By</text:span><text:span text:style-name="a208" text:class-names=""/></text:p>
            <text:p text:style-name="a214" text:class-names="" text:cond-style-name=""><text:span text:style-name="a210" text:class-names="">Siddhant</text:span><text:span text:style-name="a211" text:class-names=""><text:s text:c="1"/></text:span><text:span text:style-name="a212" text:class-names="">Bhadsavle(16202038)</text:span><text:span text:style-name="a213" text:class-names=""/></text:p>
            <text:p text:style-name="a219" text:class-names="" text:cond-style-name=""><text:span text:style-name="a215" text:class-names="">Himanshu</text:span><text:span text:style-name="a216" text:class-names=""><text:s text:c="1"/></text:span><text:span text:style-name="a217" text:class-names="">Malhotra(17202006)</text:span><text:span text:style-name="a218" text:class-names=""/></text:p>
            <text:p text:style-name="a221" text:class-names="" text:cond-style-name=""><text:span text:style-name="a220" text:class-names=""/></text:p>
            <text:p text:style-name="a230" text:class-names="" text:cond-style-name=""><text:span text:style-name="a222" text:class-names="">Under<text:s text:c="1"/></text:span><text:span text:style-name="a223" text:class-names="">the<text:s text:c="1"/></text:span><text:span text:style-name="a224" text:class-names="">Guidance<text:s text:c="1"/></text:span><text:span text:style-name="a225" text:class-names="">of <text:s text:c="1"/></text:span><text:span text:style-name="a226" text:class-names="">Prof.Sachin</text:span><text:span text:style-name="a227" text:class-names=""><text:s text:c="1"/></text:span><text:span text:style-name="a228" text:class-names="">Malve</text:span><text:span text:style-name="a229" text:class-names=""/></text:p>
          </draw:text-box>
          <svg:title/>
          <svg:desc/>
        </draw:frame>
      </draw:page>
      <draw:page draw:name="Slide3" draw:style-name="a232" draw:master-page-name="Master1-Layout4-obj-Title-Only" presentation:presentation-page-layout-name="Master1-PPL4" draw:id="Slide-258">
        <draw:frame draw:id="id44" presentation:style-name="a240" draw:name="object 2" svg:x="0.7941in" svg:y="2.95035in" svg:width="8.42083in" svg:height="0.69167in" presentation:class="title" presentation:placeholder="false">
          <draw:text-box>
            <text:p text:style-name="a239" text:class-names="" text:cond-style-name=""><text:span text:style-name="a233" text:class-names="">1.Project<text:s text:c="1"/></text:span><text:span text:style-name="a234" text:class-names="">Conception<text:s text:c="1"/></text:span><text:span text:style-name="a235" text:class-names="">and</text:span><text:span text:style-name="a236" text:class-names=""><text:s text:c="1"/></text:span><text:span text:style-name="a237" text:class-names="">Initiation</text:span><text:span text:style-name="a238" text:class-names=""/></text:p>
          </draw:text-box>
          <svg:title/>
          <svg:desc/>
        </draw:frame>
      </draw:page>
      <draw:page draw:name="Slide4" draw:style-name="a241" draw:master-page-name="Master1-Layout2-obj-Title-and-Content" presentation:presentation-page-layout-name="Master1-PPL2" draw:id="Slide-259">
        <draw:custom-shape svg:x="0in" svg:y="5.52083in" svg:width="10in" svg:height="0.10417in" draw:id="id45" draw:style-name="a244" draw:name="object 2">
          <svg:title/>
          <svg:desc/>
          <text:p text:style-name="a243" text:class-names="" text:cond-style-name=""><text:span text:style-name="a242" text:class-names=""/></text:p>
          <draw:enhanced-geometry xmlns:dr3d="urn:oasis:names:tc:opendocument:xmlns:dr3d:1.0" draw:type="non-primitive" svg:viewBox="0 0 9144000 95250" draw:enhanced-path="M 0 95250 L 9144000 95250 9144000 0 0 0 0 9525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44000"/>
            <draw:equation draw:name="f7" draw:formula="?f4 / 952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46" presentation:style-name="a250" draw:name="object 3" svg:x="0.42743in" svg:y="0.56347in" svg:width="2.20972in" svg:height="0.52917in" presentation:class="title" presentation:placeholder="false">
          <draw:text-box>
            <text:p text:style-name="a249" text:class-names="" text:cond-style-name=""><text:span text:style-name="a245" text:class-names="">1.1</text:span><text:span text:style-name="a246" text:class-names=""><text:s text:c="1"/></text:span><text:span text:style-name="a247" text:class-names="">Abstract</text:span><text:span text:style-name="a248" text:class-names=""/></text:p>
          </draw:text-box>
          <svg:title/>
          <svg:desc/>
        </draw:frame>
        <draw:frame draw:id="id47" draw:style-name="a270" draw:name="object 4" svg:x="0.55243in" svg:y="1.67701in" svg:width="3.48958in" svg:height="1.17569in">
          <draw:text-box>
            <text:list text:style-name="a256">
              <text:list-item>
                <text:p text:style-name="a255" text:class-names="" text:cond-style-name=""><text:span text:style-name="a251" text:class-names="">Massive</text:span><text:span text:style-name="a252" text:class-names=""><text:s text:c="1"/></text:span><text:span text:style-name="a253" text:class-names="">Momentum</text:span><text:span text:style-name="a254" text:class-names=""/></text:p>
              </text:list-item>
            </text:list>
            <text:list text:style-name="a262">
              <text:list-item>
                <text:p text:style-name="a261" text:class-names="" text:cond-style-name=""><text:span text:style-name="a257" text:class-names="">Distributed</text:span><text:span text:style-name="a258" text:class-names=""><text:s text:c="1"/></text:span><text:span text:style-name="a259" text:class-names="">Ledger</text:span><text:span text:style-name="a260" text:class-names=""/></text:p>
              </text:list-item>
            </text:list>
            <text:list text:style-name="a269">
              <text:list-item>
                <text:p text:style-name="a268" text:class-names="" text:cond-style-name=""><text:span text:style-name="a263" text:class-names="">Real<text:s text:c="1"/></text:span><text:span text:style-name="a264" text:class-names="">estate</text:span><text:span text:style-name="a265" text:class-names=""><text:s text:c="1"/></text:span><text:span text:style-name="a266" text:class-names="">Transparency</text:span><text:span text:style-name="a267" text:class-names=""/></text:p>
              </text:list-item>
            </text:list>
          </draw:text-box>
          <svg:title/>
          <svg:desc/>
        </draw:frame>
        <draw:custom-shape svg:x="4.75in" svg:y="0.59375in" svg:width="4.90625in" svg:height="4.40625in" draw:id="id48" draw:style-name="a274" draw:name="object 5">
          <svg:title/>
          <svg:desc/>
          <text:p text:style-name="a272" text:class-names="" text:cond-style-name=""><text:span text:style-name="a2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275" draw:master-page-name="Master1-Layout2-obj-Title-and-Content" presentation:presentation-page-layout-name="Master1-PPL2" draw:id="Slide-260">
        <draw:frame draw:id="id49" presentation:style-name="a281" draw:name="object 2" svg:x="0.42743in" svg:y="0.56347in" svg:width="2.525in" svg:height="0.52917in" presentation:class="title" presentation:placeholder="false">
          <draw:text-box>
            <text:p text:style-name="a280" text:class-names="" text:cond-style-name=""><text:span text:style-name="a276" text:class-names="">1.2</text:span><text:span text:style-name="a277" text:class-names=""><text:s text:c="1"/></text:span><text:span text:style-name="a278" text:class-names="">Objectives</text:span><text:span text:style-name="a279" text:class-names=""/></text:p>
          </draw:text-box>
          <svg:title/>
          <svg:desc/>
        </draw:frame>
        <draw:frame draw:id="id50" draw:style-name="a314" draw:name="object 3" svg:x="0.55243in" svg:y="1.34257in" svg:width="5.09583in" svg:height="1.16597in">
          <draw:text-box>
            <text:list text:style-name="a289">
              <text:list-item>
                <text:p text:style-name="a288" text:class-names="" text:cond-style-name=""><text:span text:style-name="a282" text:class-names="">Trust<text:s text:c="1"/></text:span><text:span text:style-name="a283" text:class-names="">between<text:s text:c="1"/></text:span><text:span text:style-name="a284" text:class-names="">the</text:span><text:span text:style-name="a285" text:class-names=""><text:s text:c="1"/></text:span><text:span text:style-name="a286" text:class-names="">parties.</text:span><text:span text:style-name="a287" text:class-names=""/></text:p>
              </text:list-item>
            </text:list>
            <text:list text:style-name="a297">
              <text:list-item>
                <text:p text:style-name="a296" text:class-names="" text:cond-style-name=""><text:span text:style-name="a290" text:class-names="">Transparency<text:s text:c="1"/></text:span><text:span text:style-name="a291" text:class-names="">in<text:s text:c="1"/></text:span><text:span text:style-name="a292" text:class-names="">the</text:span><text:span text:style-name="a293" text:class-names=""><text:s text:c="1"/></text:span><text:span text:style-name="a294" text:class-names="">system.</text:span><text:span text:style-name="a295" text:class-names=""/></text:p>
              </text:list-item>
            </text:list>
            <text:list text:style-name="a313">
              <text:list-item>
                <text:p text:style-name="a312" text:class-names="" text:cond-style-name=""><text:span text:style-name="a298" text:class-names="">To</text:span><text:span text:style-name="a299" text:class-names=""><text:s text:c="1"/></text:span><text:span text:style-name="a300" text:class-names="">reduce</text:span><text:span text:style-name="a301" text:class-names=""><text:s text:c="1"/></text:span><text:span text:style-name="a302" text:class-names="">paperwork</text:span><text:span text:style-name="a303" text:class-names=""><text:s text:c="1"/></text:span><text:span text:style-name="a304" text:class-names="">and</text:span><text:span text:style-name="a305" text:class-names=""><text:s text:c="1"/></text:span><text:span text:style-name="a306" text:class-names="">its</text:span><text:span text:style-name="a307" text:class-names=""><text:s text:c="1"/></text:span><text:span text:style-name="a308" text:class-names="">related</text:span><text:span text:style-name="a309" text:class-names=""><text:s text:c="1"/></text:span><text:span text:style-name="a310" text:class-names="">costs.</text:span><text:span text:style-name="a311" text:class-names=""/></text:p>
              </text:list-item>
            </text:list>
          </draw:text-box>
          <svg:title/>
          <svg:desc/>
        </draw:frame>
      </draw:page>
      <draw:page draw:name="Slide6" draw:style-name="a315" draw:master-page-name="Master1-Layout2-obj-Title-and-Content" presentation:presentation-page-layout-name="Master1-PPL2" draw:id="Slide-261">
        <draw:custom-shape svg:x="0in" svg:y="5.52083in" svg:width="10in" svg:height="0.10417in" draw:id="id51" draw:style-name="a318" draw:name="object 2">
          <svg:title/>
          <svg:desc/>
          <text:p text:style-name="a317" text:class-names="" text:cond-style-name=""><text:span text:style-name="a316" text:class-names=""/></text:p>
          <draw:enhanced-geometry xmlns:dr3d="urn:oasis:names:tc:opendocument:xmlns:dr3d:1.0" draw:type="non-primitive" svg:viewBox="0 0 9144000 95250" draw:enhanced-path="M 0 95250 L 9144000 95250 9144000 0 0 0 0 9525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44000"/>
            <draw:equation draw:name="f7" draw:formula="?f4 / 952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52" presentation:style-name="a325" draw:name="object 3" svg:x="0.42743in" svg:y="0.56347in" svg:width="3.91389in" svg:height="0.52917in" presentation:class="title" presentation:placeholder="false">
          <draw:text-box>
            <text:p text:style-name="a324" text:class-names="" text:cond-style-name=""><text:span text:style-name="a319" text:class-names="">1.3<text:s text:c="1"/></text:span><text:span text:style-name="a320" text:class-names="">Literature</text:span><text:span text:style-name="a321" text:class-names=""><text:s text:c="1"/></text:span><text:span text:style-name="a322" text:class-names="">Review</text:span><text:span text:style-name="a323" text:class-names=""/></text:p>
          </draw:text-box>
          <svg:title/>
          <svg:desc/>
        </draw:frame>
        <draw:frame draw:id="id53" draw:style-name="a374" draw:name="object 4" svg:x="0.42743in" svg:y="1.09493in" svg:width="9.23996in" svg:height="5.46395in">
          <draw:text-box>
            <text:list text:style-name="a330">
              <text:list-item>
                <text:p text:style-name="a329" text:class-names="" text:cond-style-name=""><text:span text:style-name="a326" text:class-names="">Self-Managing Real Estate - </text:span><text:span text:style-name="a327" text:class-names=""><text:a xlink:href="https://doi.org/10.1109/MC.2018.1151007" text:style-name="" text:visited-style-name="">10.1109/MC.2018.1151007</text:a></text:span><text:span text:style-name="a328" text:class-names=""/></text:p>
              </text:list-item>
            </text:list>
            <text:list text:style-name="a333">
              <text:list-item>
                <text:p text:style-name="a332" text:class-names="" text:cond-style-name=""><text:span text:style-name="a331" text:class-names=""/></text:p>
              </text:list-item>
            </text:list>
            <text:list text:style-name="a338">
              <text:list-item>
                <text:p text:style-name="a337" text:class-names="" text:cond-style-name=""><text:span text:style-name="a334" text:class-names="">Blockchain-Enabled</text:span><text:span text:style-name="a335" text:class-names=""><text:s text:c="1"/>Smart Contracts: Architecture, Applications, and Future Trends</text:span><text:span text:style-name="a336" text:class-names=""/></text:p>
              </text:list-item>
            </text:list>
            <text:p text:style-name="a342" text:class-names="" text:cond-style-name=""><text:span text:style-name="a339" text:class-names="">   -</text:span><text:span text:style-name="a340" text:class-names=""><text:a xlink:href="https://doi.org/10.1109/TSMC.2019.2895123" text:style-name="" text:visited-style-name="">10.1109/TSMC.2019.2895123</text:a></text:span><text:span text:style-name="a341" text:class-names=""/></text:p>
            <text:p text:style-name="a344" text:class-names="" text:cond-style-name=""><text:span text:style-name="a343" text:class-names=""/></text:p>
            <text:list text:style-name="a350">
              <text:list-item>
                <text:p text:style-name="a349" text:class-names="" text:cond-style-name=""><text:span text:style-name="a345" text:class-names="">Commercial</text:span><text:span text:style-name="a346" text:class-names=""><text:s text:c="1"/>Property Tokenizing With Smart Contracts-</text:span><text:span text:style-name="a347" text:class-names=""><text:a xlink:href="https://doi.org/10.1109/IJCNN.2018.8489534" text:style-name="" text:visited-style-name="">10.1109/IJCNN.2018.8489534</text:a></text:span><text:span text:style-name="a348" text:class-names=""/></text:p>
              </text:list-item>
            </text:list>
            <text:p text:style-name="a352" text:class-names="" text:cond-style-name=""><text:span text:style-name="a351" text:class-names=""><text:line-break/></text:span></text:p>
            <text:p text:style-name="a354" text:class-names="" text:cond-style-name=""><text:span text:style-name="a353" text:class-names=""/></text:p>
            <text:p text:style-name="a356" text:class-names="" text:cond-style-name=""><text:span text:style-name="a355" text:class-names=""/></text:p>
            <text:p text:style-name="a358" text:class-names="" text:cond-style-name=""><text:span text:style-name="a357" text:class-names=""/></text:p>
            <text:p text:style-name="a361" text:class-names="" text:cond-style-name=""><text:span text:style-name="a359" text:class-names=""><text:line-break/></text:span><text:span text:style-name="a360" text:class-names=""/></text:p>
            <text:list text:style-name="a364">
              <text:list-item>
                <text:p text:style-name="a363" text:class-names="" text:cond-style-name=""><text:span text:style-name="a362" text:class-names=""/></text:p>
              </text:list-item>
            </text:list>
            <text:list text:style-name="a367">
              <text:list-item>
                <text:p text:style-name="a366" text:class-names="" text:cond-style-name=""><text:span text:style-name="a365" text:class-names=""/></text:p>
              </text:list-item>
            </text:list>
            <text:list text:style-name="a370">
              <text:list-item>
                <text:p text:style-name="a369" text:class-names="" text:cond-style-name=""><text:span text:style-name="a368" text:class-names=""/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/></text:p>
              </text:list-item>
            </text:list>
          </draw:text-box>
          <svg:title/>
          <svg:desc/>
        </draw:frame>
      </draw:page>
      <draw:page draw:name="Slide7" draw:style-name="a375" draw:master-page-name="Master1-Layout2-obj-Title-and-Content" presentation:presentation-page-layout-name="Master1-PPL2" draw:id="Slide-262">
        <draw:frame draw:id="id54" presentation:style-name="a382" draw:name="object 2" svg:x="0.42743in" svg:y="0.56347in" svg:width="4.05347in" svg:height="0.52917in" presentation:class="title" presentation:placeholder="false">
          <draw:text-box>
            <text:p text:style-name="a381" text:class-names="" text:cond-style-name=""><text:span text:style-name="a376" text:class-names="">1.4<text:s text:c="1"/></text:span><text:span text:style-name="a377" text:class-names="">Problem</text:span><text:span text:style-name="a378" text:class-names=""><text:s text:c="1"/></text:span><text:span text:style-name="a379" text:class-names="">Definition</text:span><text:span text:style-name="a380" text:class-names=""/></text:p>
          </draw:text-box>
          <svg:title/>
          <svg:desc/>
        </draw:frame>
        <draw:frame draw:id="id55" draw:style-name="a403" draw:name="object 3" svg:x="0.55243in" svg:y="1.40407in" svg:width="9.39404in" svg:height="1.62965in">
          <draw:text-box>
            <text:list text:style-name="a386">
              <text:list-item>
                <text:p text:style-name="a385" text:class-names="" text:cond-style-name=""><text:span text:style-name="a383" text:class-names="">Title<text:s text:c="1"/></text:span><text:span text:style-name="a384" text:class-names="">Duplicacy</text:span></text:p>
              </text:list-item>
            </text:list>
            <text:p text:style-name="a388" text:class-names="" text:cond-style-name=""><text:span text:style-name="a387" text:class-names=""/></text:p>
            <text:list text:style-name="a396">
              <text:list-item>
                <text:p text:style-name="a395" text:class-names="" text:cond-style-name=""><text:span text:style-name="a389" text:class-names="">Increasing<text:s text:c="1"/></text:span><text:span text:style-name="a390" text:class-names="">frauds<text:s text:c="1"/></text:span><text:span text:style-name="a391" text:class-names="">in<text:s text:c="1"/></text:span><text:span text:style-name="a392" text:class-names="">land</text:span><text:span text:style-name="a393" text:class-names=""><text:s text:c="1"/></text:span><text:span text:style-name="a394" text:class-names="">registrations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/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Fraud Realtors</text:span></text:p>
              </text:list-item>
            </text:list>
          </draw:text-box>
          <svg:title/>
          <svg:desc/>
        </draw:frame>
      </draw:page>
      <draw:page draw:name="Slide8" draw:style-name="a404" draw:master-page-name="Master1-Layout2-obj-Title-and-Content" presentation:presentation-page-layout-name="Master1-PPL2" draw:id="Slide-263">
        <draw:frame draw:id="id56" presentation:style-name="a410" draw:name="object 2" svg:x="0.42743in" svg:y="0.56347in" svg:width="1.68403in" svg:height="0.52917in" presentation:class="title" presentation:placeholder="false">
          <draw:text-box>
            <text:p text:style-name="a409" text:class-names="" text:cond-style-name=""><text:span text:style-name="a405" text:class-names="">1.5</text:span><text:span text:style-name="a406" text:class-names=""><text:s text:c="1"/></text:span><text:span text:style-name="a407" text:class-names="">Scope</text:span><text:span text:style-name="a408" text:class-names=""/></text:p>
          </draw:text-box>
          <svg:title/>
          <svg:desc/>
        </draw:frame>
        <draw:frame draw:id="id57" draw:style-name="a433" draw:name="object 3" svg:x="0.42743in" svg:y="1.33632in" svg:width="4.18889in" svg:height="1.06111in">
          <draw:text-box>
            <text:list text:style-name="a417">
              <text:list-item>
                <text:p text:style-name="a416" text:class-names="" text:cond-style-name=""><text:span text:style-name="a411" text:class-names="">Blockchain<text:s text:c="1"/></text:span><text:span text:style-name="a412" text:class-names="">based</text:span><text:span text:style-name="a413" text:class-names=""><text:s text:c="1"/></text:span><text:span text:style-name="a414" text:class-names="">website.</text:span><text:span text:style-name="a415" text:class-names=""/></text:p>
              </text:list-item>
            </text:list>
            <text:list text:style-name="a424">
              <text:list-item>
                <text:p text:style-name="a423" text:class-names="" text:cond-style-name=""><text:span text:style-name="a418" text:class-names="">Establish<text:s text:c="1"/></text:span><text:span text:style-name="a419" text:class-names="">registration</text:span><text:span text:style-name="a420" text:class-names=""><text:s text:c="1"/></text:span><text:span text:style-name="a421" text:class-names="">transparency.</text:span><text:span text:style-name="a422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25" text:class-names="">Use<text:s text:c="1"/></text:span><text:span text:style-name="a426" text:class-names="">of<text:s text:c="1"/></text:span><text:span text:style-name="a427" text:class-names="">ERC20</text:span><text:span text:style-name="a428" text:class-names=""><text:s text:c="1"/></text:span><text:span text:style-name="a429" text:class-names="">token.</text:span><text:span text:style-name="a430" text:class-names=""/></text:p>
              </text:list-item>
            </text:list>
          </draw:text-box>
          <svg:title/>
          <svg:desc/>
        </draw:frame>
        <draw:custom-shape svg:x="4.61458in" svg:y="2.35417in" svg:width="5.38542in" svg:height="3.11458in" draw:id="id58" draw:style-name="a437" draw:name="object 4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438" draw:master-page-name="Master1-Layout2-obj-Title-and-Content" presentation:presentation-page-layout-name="Master1-PPL2" draw:id="Slide-264">
        <draw:frame draw:id="id59" presentation:style-name="a445" draw:name="object 2" svg:x="0.42743in" svg:y="0.56347in" svg:width="3.75139in" svg:height="0.52917in" presentation:class="title" presentation:placeholder="false">
          <draw:text-box>
            <text:p text:style-name="a444" text:class-names="" text:cond-style-name=""><text:span text:style-name="a439" text:class-names="">1.6<text:s text:c="1"/></text:span><text:span text:style-name="a440" text:class-names="">Technology</text:span><text:span text:style-name="a441" text:class-names=""><text:s text:c="1"/></text:span><text:span text:style-name="a442" text:class-names="">stack</text:span><text:span text:style-name="a443" text:class-names=""/></text:p>
          </draw:text-box>
          <svg:title/>
          <svg:desc/>
        </draw:frame>
        <draw:frame draw:id="id60" draw:style-name="a479" draw:name="object 3" svg:x="0.55243in" svg:y="1.34257in" svg:width="1.67986in" svg:height="2.7in">
          <draw:text-box>
            <text:list text:style-name="a449">
              <text:list-item>
                <text:p text:style-name="a448" text:class-names="" text:cond-style-name=""><text:span text:style-name="a446" text:class-names="">Ethereum</text:span><text:span text:style-name="a447" text:class-names=""/></text:p>
              </text:list-item>
            </text:list>
            <text:list text:style-name="a453">
              <text:list-item>
                <text:p text:style-name="a452" text:class-names="" text:cond-style-name=""><text:span text:style-name="a450" text:class-names="">NodeJs</text:span><text:span text:style-name="a451" text:class-names=""/></text:p>
              </text:list-item>
            </text:list>
            <text:list text:style-name="a457">
              <text:list-item>
                <text:p text:style-name="a456" text:class-names="" text:cond-style-name=""><text:span text:style-name="a454" text:class-names="">Solidity</text:span><text:span text:style-name="a455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8" text:class-names="">Ethers.js</text:span><text:span text:style-name="a459" text:class-names=""/></text:p>
              </text:list-item>
            </text:list>
            <text:list text:style-name="a465">
              <text:list-item>
                <text:p text:style-name="a464" text:class-names="" text:cond-style-name=""><text:span text:style-name="a462" text:class-names="">TestNets</text:span><text:span text:style-name="a463" text:class-names=""/></text:p>
              </text:list-item>
            </text:list>
            <text:list text:style-name="a474">
              <text:list-item>
                <text:p text:style-name="a473" text:class-names="" text:cond-style-name=""><text:span text:style-name="a466" text:class-names="">Me</text:span><text:span text:style-name="a467" text:class-names="">t</text:span><text:span text:style-name="a468" text:class-names="">aM</text:span><text:span text:style-name="a469" text:class-names="">a</text:span><text:span text:style-name="a470" text:class-names="">s</text:span><text:span text:style-name="a471" text:class-names="">k</text:span><text:span text:style-name="a472" text:class-names=""/></text:p>
              </text:list-item>
            </text:list>
            <text:list text:style-name="a478">
              <text:list-item>
                <text:p text:style-name="a477" text:class-names="" text:cond-style-name=""><text:span text:style-name="a475" text:class-names="">React.js</text:span><text:span text:style-name="a476" text:class-names=""/></text:p>
              </text:list-item>
            </text:list>
          </draw:text-box>
          <svg:title/>
          <svg:desc/>
        </draw:frame>
      </draw:page>
      <draw:page draw:name="Slide10" draw:style-name="a480" draw:master-page-name="Master1-Layout2-obj-Title-and-Content" presentation:presentation-page-layout-name="Master1-PPL2" draw:id="Slide-265">
        <draw:frame draw:id="id61" presentation:style-name="a490" draw:name="object 2" svg:x="0.42743in" svg:y="0.56347in" svg:width="6.91528in" svg:height="0.52917in" presentation:class="title" presentation:placeholder="false">
          <draw:text-box>
            <text:p text:style-name="a489" text:class-names="" text:cond-style-name=""><text:span text:style-name="a481" text:class-names="">1.7<text:s text:c="1"/></text:span><text:span text:style-name="a482" text:class-names="">Benefits<text:s text:c="1"/></text:span><text:span text:style-name="a483" text:class-names="">for<text:s text:c="1"/></text:span><text:span text:style-name="a484" text:class-names="">environment<text:s text:c="1"/></text:span><text:span text:style-name="a485" text:class-names="">&amp;</text:span><text:span text:style-name="a486" text:class-names=""><text:s text:c="1"/></text:span><text:span text:style-name="a487" text:class-names="">Society</text:span><text:span text:style-name="a488" text:class-names=""/></text:p>
          </draw:text-box>
          <svg:title/>
          <svg:desc/>
        </draw:frame>
        <draw:frame draw:id="id62" draw:style-name="a523" draw:name="object 3" svg:x="0.55243in" svg:y="1.34257in" svg:width="9.22454in" svg:height="1.93538in">
          <draw:text-box>
            <text:list text:style-name="a497">
              <text:list-item>
                <text:p text:style-name="a496" text:class-names="" text:cond-style-name=""><text:span text:style-name="a491" text:class-names="">Curbs<text:s text:c="1"/></text:span><text:span text:style-name="a492" text:class-names="">fraudulent</text:span><text:span text:style-name="a493" text:class-names=""><text:s text:c="1"/></text:span><text:span text:style-name="a494" text:class-names="">registration</text:span><text:span text:style-name="a495" text:class-names=""/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  <text:list text:style-name="a512">
              <text:list-item>
                <text:p text:style-name="a511" text:class-names="" text:cond-style-name=""><text:span text:style-name="a501" text:class-names="">Establishes</text:span><text:span text:style-name="a502" text:class-names=""><text:s text:c="1"/></text:span><text:span text:style-name="a503" text:class-names="">trust</text:span><text:span text:style-name="a504" text:class-names=""><text:s text:c="1"/></text:span><text:span text:style-name="a505" text:class-names="">between</text:span><text:span text:style-name="a506" text:class-names=""><text:s text:c="1"/></text:span><text:span text:style-name="a507" text:class-names="">the</text:span><text:span text:style-name="a508" text:class-names=""><text:s text:c="1"/></text:span><text:span text:style-name="a509" text:class-names="">parties</text:span><text:span text:style-name="a510" text:class-names=""/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16" text:class-names="">Reduces<text:s text:c="1"/></text:span><text:span text:style-name="a517" text:class-names="">registration</text:span><text:span text:style-name="a518" text:class-names=""><text:s text:c="1"/></text:span><text:span text:style-name="a519" text:class-names="">cost</text:span><text:span text:style-name="a520" text:class-names=""/></text:p>
              </text:list-item>
            </text:list>
          </draw:text-box>
          <svg:title/>
          <svg:desc/>
        </draw:frame>
      </draw:page>
      <draw:page draw:name="Slide11" draw:style-name="a524" draw:master-page-name="Master1-Layout4-obj-Title-Only" presentation:presentation-page-layout-name="Master1-PPL4" draw:id="Slide-266">
        <draw:frame draw:id="id63" presentation:style-name="a530" draw:name="object 2" svg:x="2.86944in" svg:y="2.9066in" svg:width="4.25764in" svg:height="0.72917in" presentation:class="title" presentation:placeholder="false">
          <draw:text-box>
            <text:p text:style-name="a529" text:class-names="" text:cond-style-name=""><text:span text:style-name="a525" text:class-names="">2.<text:s text:c="1"/></text:span><text:span text:style-name="a526" text:class-names="">Project</text:span><text:span text:style-name="a527" text:class-names=""><text:s text:c="1"/></text:span><text:span text:style-name="a528" text:class-names="">Design</text:span></text:p>
          </draw:text-box>
          <svg:title/>
          <svg:desc/>
        </draw:frame>
      </draw:page>
      <draw:page draw:name="Slide12" draw:style-name="a531" draw:master-page-name="Master1-Layout2-obj-Title-and-Content" presentation:presentation-page-layout-name="Master1-PPL2" draw:id="Slide-267">
        <draw:frame draw:id="id64" presentation:style-name="a538" draw:name="object 2" svg:x="0.42743in" svg:y="0.56347in" svg:width="3.68958in" svg:height="0.52917in" presentation:class="title" presentation:placeholder="false">
          <draw:text-box>
            <text:p text:style-name="a537" text:class-names="" text:cond-style-name=""><text:span text:style-name="a532" text:class-names="">2.1<text:s text:c="1"/></text:span><text:span text:style-name="a533" text:class-names="">Proposed</text:span><text:span text:style-name="a534" text:class-names=""><text:s text:c="1"/></text:span><text:span text:style-name="a535" text:class-names="">System</text:span><text:span text:style-name="a536" text:class-names=""/></text:p>
          </draw:text-box>
          <svg:title/>
          <svg:desc/>
        </draw:frame>
        <draw:frame draw:id="id65" draw:style-name="a567" draw:name="object 3" svg:x="0.55243in" svg:y="1.38049in" svg:width="4.0875in" svg:height="1.70625in">
          <draw:text-box>
            <text:list text:style-name="a546">
              <text:list-item>
                <text:p text:style-name="a545" text:class-names="" text:cond-style-name=""><text:span text:style-name="a539" text:class-names="">Real estate<text:s text:c="1"/></text:span><text:span text:style-name="a540" text:class-names="">on<text:s text:c="1"/></text:span><text:span text:style-name="a541" text:class-names="">decentralized</text:span><text:span text:style-name="a542" text:class-names=""><text:s text:c="1"/></text:span><text:span text:style-name="a543" text:class-names="">network</text:span><text:span text:style-name="a544" text:class-names=""/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  <text:list text:style-name="a556">
              <text:list-item>
                <text:p text:style-name="a555" text:class-names="" text:cond-style-name=""><text:span text:style-name="a550" text:class-names="">Transparancy<text:s text:c="1"/></text:span><text:span text:style-name="a551" text:class-names="">in</text:span><text:span text:style-name="a552" text:class-names=""><text:s text:c="1"/></text:span><text:span text:style-name="a553" text:class-names="">ownership</text:span><text:span text:style-name="a554" text:class-names=""/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  <text:list text:style-name="a566">
              <text:list-item>
                <text:p text:style-name="a565" text:class-names="" text:cond-style-name=""><text:span text:style-name="a560" text:class-names="">Reduction<text:s text:c="1"/></text:span><text:span text:style-name="a561" text:class-names="">in</text:span><text:span text:style-name="a562" text:class-names=""><text:s text:c="1"/></text:span><text:span text:style-name="a563" text:class-names="">paperwork</text:span><text:span text:style-name="a564" text:class-names=""/></text:p>
              </text:list-item>
            </text:list>
          </draw:text-box>
          <svg:title/>
          <svg:desc/>
        </draw:frame>
      </draw:page>
      <draw:page draw:name="Slide13" draw:style-name="a568" draw:master-page-name="Master1-Layout2-obj-Title-and-Content" presentation:presentation-page-layout-name="Master1-PPL2" draw:id="Slide-268">
        <draw:frame draw:id="id66" presentation:style-name="a576" draw:name="object 2" svg:x="0.42743in" svg:y="0.56347in" svg:width="5.20069in" svg:height="0.52917in" presentation:class="title" presentation:placeholder="false">
          <draw:text-box>
            <text:p text:style-name="a575" text:class-names="" text:cond-style-name=""><text:span text:style-name="a569" text:class-names="">2.2<text:s text:c="1"/></text:span><text:span text:style-name="a570" text:class-names="">Design(Flow<text:s text:c="1"/></text:span><text:span text:style-name="a571" text:class-names="">Of</text:span><text:span text:style-name="a572" text:class-names=""><text:s text:c="1"/></text:span><text:span text:style-name="a573" text:class-names="">Modules)</text:span><text:span text:style-name="a574" text:class-names=""/></text:p>
          </draw:text-box>
          <svg:title/>
          <svg:desc/>
        </draw:frame>
        <draw:frame draw:id="id67" draw:style-name="a603" draw:name="object 3" svg:x="0.55243in" svg:y="1.33632in" svg:width="3.92569in" svg:height="1.40556in">
          <draw:text-box>
            <text:list text:style-name="a583">
              <text:list-item>
                <text:p text:style-name="a582" text:class-names="" text:cond-style-name=""><text:span text:style-name="a577" text:class-names="">Module 1:-<text:s text:c="1"/></text:span><text:span text:style-name="a578" text:class-names="">Ethereum</text:span><text:span text:style-name="a579" text:class-names=""><text:s text:c="1"/></text:span><text:span text:style-name="a580" text:class-names="">Wallet</text:span><text:span text:style-name="a581" text:class-names=""/></text:p>
              </text:list-item>
            </text:list>
            <text:list text:style-name="a589">
              <text:list-item>
                <text:p text:style-name="a588" text:class-names="" text:cond-style-name=""><text:span text:style-name="a584" text:class-names="">Module 2:-</text:span><text:span text:style-name="a585" text:class-names=""><text:s text:c="1"/></text:span><text:span text:style-name="a586" text:class-names="">KYC</text:span><text:span text:style-name="a587" text:class-names=""/></text:p>
              </text:list-item>
            </text:list>
            <text:list text:style-name="a596">
              <text:list-item>
                <text:p text:style-name="a595" text:class-names="" text:cond-style-name=""><text:span text:style-name="a590" text:class-names="">Module 3:-<text:s text:c="1"/></text:span><text:span text:style-name="a591" text:class-names="">Land</text:span><text:span text:style-name="a592" text:class-names=""><text:s text:c="1"/></text:span><text:span text:style-name="a593" text:class-names="">Registration</text:span><text:span text:style-name="a594" text:class-names=""/></text:p>
              </text:list-item>
            </text:list>
            <text:list text:style-name="a602">
              <text:list-item>
                <text:p text:style-name="a601" text:class-names="" text:cond-style-name=""><text:span text:style-name="a597" text:class-names="">Module 4:- Ownership</text:span><text:span text:style-name="a598" text:class-names=""><text:s text:c="1"/></text:span><text:span text:style-name="a599" text:class-names="">Transaction</text:span><text:span text:style-name="a600" text:class-names=""/></text:p>
              </text:list-item>
            </text:list>
          </draw:text-box>
          <svg:title/>
          <svg:desc/>
        </draw:frame>
      </draw:page>
      <draw:page draw:name="Slide14" draw:style-name="a604" draw:master-page-name="Master1-Layout4-obj-Title-Only" presentation:presentation-page-layout-name="Master1-PPL4" draw:id="Slide-269">
        <draw:custom-shape svg:x="0in" svg:y="0in" svg:width="10in" svg:height="5.52083in" draw:id="id68" draw:style-name="a607" draw:name="object 2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type="non-primitive" svg:viewBox="0 0 9144000 5048250" draw:enhanced-path="M 0 5048250 L 9144000 5048250 9144000 0 0 0 0 504825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44000"/>
            <draw:equation draw:name="f7" draw:formula="?f4 / 50482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5.52083in" svg:width="10in" svg:height="0.10417in" draw:id="id69" draw:style-name="a610" draw:name="object 3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9144000 95250" draw:enhanced-path="M 0 95250 L 9144000 95250 9144000 0 0 0 0 9525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44000"/>
            <draw:equation draw:name="f7" draw:formula="?f4 / 952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70" presentation:style-name="a618" draw:name="object 4" svg:x="0.42743in" svg:y="0.56347in" svg:width="4.99722in" svg:height="0.52917in" presentation:class="title" presentation:placeholder="false">
          <draw:text-box>
            <text:p text:style-name="a617" text:class-names="" text:cond-style-name=""><text:span text:style-name="a611" text:class-names="">2.3<text:s text:c="1"/></text:span><text:span text:style-name="a612" text:class-names="">Description Of<text:s text:c="1"/></text:span><text:span text:style-name="a613" text:class-names="">Use</text:span><text:span text:style-name="a614" text:class-names=""><text:s text:c="1"/></text:span><text:span text:style-name="a615" text:class-names="">Case</text:span><text:span text:style-name="a616" text:class-names=""/></text:p>
          </draw:text-box>
          <svg:title/>
          <svg:desc/>
        </draw:frame>
        <draw:custom-shape svg:x="2.8125in" svg:y="1.52083in" svg:width="6.23958in" svg:height="3.47917in" draw:id="id71" draw:style-name="a622" draw:name="object 5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5" draw:style-name="a623" draw:master-page-name="Master1-Layout4-obj-Title-Only" presentation:presentation-page-layout-name="Master1-PPL4" draw:id="Slide-270">
        <draw:custom-shape svg:x="0in" svg:y="0in" svg:width="10in" svg:height="5.52083in" draw:id="id72" draw:style-name="a626" draw:name="object 2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9144000 5048250" draw:enhanced-path="M 0 5048250 L 9144000 5048250 9144000 0 0 0 0 504825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44000"/>
            <draw:equation draw:name="f7" draw:formula="?f4 / 50482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5.52083in" svg:width="10in" svg:height="0.10417in" draw:id="id73" draw:style-name="a629" draw:name="object 3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9144000 95250" draw:enhanced-path="M 0 95250 L 9144000 95250 9144000 0 0 0 0 9525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44000"/>
            <draw:equation draw:name="f7" draw:formula="?f4 / 952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74" presentation:style-name="a636" draw:name="object 4" svg:x="0.42743in" svg:y="0.56347in" svg:width="3.68056in" svg:height="0.52917in" presentation:class="title" presentation:placeholder="false">
          <draw:text-box>
            <text:p text:style-name="a635" text:class-names="" text:cond-style-name=""><text:span text:style-name="a630" text:class-names="">2.4<text:s text:c="1"/></text:span><text:span text:style-name="a631" text:class-names="">Activity</text:span><text:span text:style-name="a632" text:class-names=""><text:s text:c="1"/></text:span><text:span text:style-name="a633" text:class-names="">diagram</text:span><text:span text:style-name="a634" text:class-names=""/></text:p>
          </draw:text-box>
          <svg:title/>
          <svg:desc/>
        </draw:frame>
        <draw:custom-shape svg:x="3.67708in" svg:y="1.28125in" svg:width="2.53125in" svg:height="4.01042in" draw:id="id75" draw:style-name="a640" draw:name="object 5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6" draw:style-name="a641" draw:master-page-name="Master1-Layout2-obj-Title-and-Content" presentation:presentation-page-layout-name="Master1-PPL2" draw:id="Slide-271">
        <draw:frame draw:id="id76" presentation:style-name="a647" draw:name="object 2" svg:x="0.42743in" svg:y="0.54618in" svg:width="2.34306in" svg:height="0.52917in" presentation:class="title" presentation:placeholder="false">
          <draw:text-box>
            <text:p text:style-name="a646" text:class-names="" text:cond-style-name=""><text:span text:style-name="a642" text:class-names="">2.6</text:span><text:span text:style-name="a643" text:class-names=""><text:s text:c="1"/></text:span><text:span text:style-name="a644" text:class-names="">Module-1</text:span><text:span text:style-name="a645" text:class-names=""/></text:p>
          </draw:text-box>
          <svg:title/>
          <svg:desc/>
        </draw:frame>
        <draw:frame draw:id="id77" draw:style-name="a675" draw:name="object 3" svg:x="0.42743in" svg:y="1.38049in" svg:width="3.72986in" svg:height="1.46597in">
          <draw:text-box>
            <text:p text:style-name="a652" text:class-names="" text:cond-style-name=""><text:span text:style-name="a648" text:class-names="">Ethereum</text:span><text:span text:style-name="a649" text:class-names=""><text:s text:c="1"/></text:span><text:span text:style-name="a650" text:class-names="">Wallet:</text:span><text:span text:style-name="a651" text:class-names=""/></text:p>
            <text:p text:style-name="a654" text:class-names="" text:cond-style-name=""><text:span text:style-name="a653" text:class-names=""/></text:p>
            <text:list text:style-name="a662">
              <text:list-item>
                <text:p text:style-name="a661" text:class-names="" text:cond-style-name=""><text:span text:style-name="a655" text:class-names="">What<text:s text:c="1"/></text:span><text:span text:style-name="a656" text:class-names="">is<text:s text:c="1"/></text:span><text:span text:style-name="a657" text:class-names="">Ethereum</text:span><text:span text:style-name="a658" text:class-names=""><text:s text:c="1"/></text:span><text:span text:style-name="a659" text:class-names="">wallet?</text:span><text:span text:style-name="a660" text:class-names=""/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  <text:list text:style-name="a674">
              <text:list-item>
                <text:p text:style-name="a673" text:class-names="" text:cond-style-name=""><text:span text:style-name="a666" text:class-names="">How<text:s text:c="1"/></text:span><text:span text:style-name="a667" text:class-names="">to create<text:s text:c="1"/></text:span><text:span text:style-name="a668" text:class-names="">a<text:s text:c="1"/></text:span><text:span text:style-name="a669" text:class-names="">Ethereum</text:span><text:span text:style-name="a670" text:class-names=""><text:s text:c="1"/></text:span><text:span text:style-name="a671" text:class-names="">wallet?</text:span><text:span text:style-name="a672" text:class-names=""/></text:p>
              </text:list-item>
            </text:list>
          </draw:text-box>
          <svg:title/>
          <svg:desc/>
        </draw:frame>
      </draw:page>
      <draw:page draw:name="Slide17" draw:style-name="a676" draw:master-page-name="Master1-Layout2-obj-Title-and-Content" presentation:presentation-page-layout-name="Master1-PPL2" draw:id="Slide-272">
        <draw:frame draw:id="id78" presentation:style-name="a687" draw:name="object 2" svg:x="0.42743in" svg:y="0.56347in" svg:width="1.71736in" svg:height="0.52917in" presentation:class="title" presentation:placeholder="false">
          <draw:text-box>
            <text:p text:style-name="a686" text:class-names="" text:cond-style-name=""><text:span text:style-name="a677" text:class-names="">M</text:span><text:span text:style-name="a678" text:class-names="">o</text:span><text:span text:style-name="a679" text:class-names="">d</text:span><text:span text:style-name="a680" text:class-names="">u</text:span><text:span text:style-name="a681" text:class-names="">l</text:span><text:span text:style-name="a682" text:class-names="">e</text:span><text:span text:style-name="a683" text:class-names="">-</text:span><text:span text:style-name="a684" text:class-names="">2</text:span><text:span text:style-name="a685" text:class-names=""/></text:p>
          </draw:text-box>
          <svg:title/>
          <svg:desc/>
        </draw:frame>
        <draw:frame draw:id="id79" draw:style-name="a731" draw:name="object 3" svg:x="0.42743in" svg:y="1.38049in" svg:width="8.64514in" svg:height="2.15486in">
          <draw:text-box>
            <text:p text:style-name="a690" text:class-names="" text:cond-style-name=""><text:span text:style-name="a688" text:class-names="">KYC:</text:span><text:span text:style-name="a689" text:class-names=""/></text:p>
            <text:p text:style-name="a692" text:class-names="" text:cond-style-name=""><text:span text:style-name="a691" text:class-names=""/></text:p>
            <text:list text:style-name="a700">
              <text:list-item>
                <text:p text:style-name="a699" text:class-names="" text:cond-style-name=""><text:span text:style-name="a693" text:class-names="">KYC<text:s text:c="1"/></text:span><text:span text:style-name="a694" text:class-names="">means ‘Know<text:s text:c="1"/></text:span><text:span text:style-name="a695" text:class-names="">Your</text:span><text:span text:style-name="a696" text:class-names=""><text:s text:c="1"/></text:span><text:span text:style-name="a697" text:class-names="">Customer’.</text:span><text:span text:style-name="a698" text:class-names=""/></text:p>
              </text:list-item>
            </text:list>
            <text:list text:style-name="a730">
              <text:list-item>
                <text:p text:style-name="a729" text:class-names="" text:cond-style-name=""><text:span text:style-name="a701" text:class-names="">It<text:s text:c="1"/></text:span><text:span text:style-name="a702" text:class-names="">is<text:s text:c="1"/></text:span><text:span text:style-name="a703" text:class-names="">the<text:s text:c="1"/></text:span><text:span text:style-name="a704" text:class-names="">process of a<text:s text:c="1"/></text:span><text:span text:style-name="a705" text:class-names="">business<text:s text:c="1"/></text:span><text:span text:style-name="a706" text:class-names="">verifying<text:s text:c="1"/></text:span><text:span text:style-name="a707" text:class-names="">the<text:s text:c="1"/></text:span><text:span text:style-name="a708" text:class-names="">identity<text:s text:c="1"/></text:span><text:span text:style-name="a709" text:class-names="">of<text:s text:c="1"/></text:span><text:span text:style-name="a710" text:class-names="">its<text:s text:c="1"/></text:span><text:span text:style-name="a711" text:class-names="">clients<text:s text:c="1"/></text:span><text:span text:style-name="a712" text:class-names="">and<text:s text:c="1"/></text:span><text:span text:style-name="a713" text:class-names="">assessing<text:s text:c="1"/></text:span><text:span text:style-name="a714" text:class-names="">their <text:s text:c="1"/></text:span><text:span text:style-name="a715" text:class-names="">suitability,<text:s text:c="1"/></text:span><text:span text:style-name="a716" text:class-names="">along<text:s text:c="1"/></text:span><text:span text:style-name="a717" text:class-names="">with<text:s text:c="1"/></text:span><text:span text:style-name="a718" text:class-names="">the<text:s text:c="1"/></text:span><text:span text:style-name="a719" text:class-names="">potential<text:s text:c="1"/></text:span><text:span text:style-name="a720" text:class-names="">risks<text:s text:c="1"/></text:span><text:span text:style-name="a721" text:class-names="">of<text:s text:c="1"/></text:span><text:span text:style-name="a722" text:class-names="">illegal<text:s text:c="1"/></text:span><text:span text:style-name="a723" text:class-names="">intentions<text:s text:c="1"/></text:span><text:span text:style-name="a724" text:class-names="">towards<text:s text:c="1"/></text:span><text:span text:style-name="a725" text:class-names="">the<text:s text:c="1"/></text:span><text:span text:style-name="a726" text:class-names="">business <text:s text:c="1"/></text:span><text:span text:style-name="a727" text:class-names="">relationship.</text:span><text:span text:style-name="a728" text:class-names=""/></text:p>
              </text:list-item>
            </text:list>
          </draw:text-box>
          <svg:title/>
          <svg:desc/>
        </draw:frame>
      </draw:page>
      <draw:page draw:name="Slide18" draw:style-name="a732" draw:master-page-name="Master1-Layout2-obj-Title-and-Content" presentation:presentation-page-layout-name="Master1-PPL2" draw:id="Slide-273">
        <draw:frame draw:id="id80" presentation:style-name="a743" draw:name="object 2" svg:x="0.42743in" svg:y="0.56347in" svg:width="1.71736in" svg:height="0.52917in" presentation:class="title" presentation:placeholder="false">
          <draw:text-box>
            <text:p text:style-name="a742" text:class-names="" text:cond-style-name=""><text:span text:style-name="a733" text:class-names="">M</text:span><text:span text:style-name="a734" text:class-names="">o</text:span><text:span text:style-name="a735" text:class-names="">d</text:span><text:span text:style-name="a736" text:class-names="">u</text:span><text:span text:style-name="a737" text:class-names="">l</text:span><text:span text:style-name="a738" text:class-names="">e</text:span><text:span text:style-name="a739" text:class-names="">-</text:span><text:span text:style-name="a740" text:class-names="">3</text:span><text:span text:style-name="a741" text:class-names=""/></text:p>
          </draw:text-box>
          <svg:title/>
          <svg:desc/>
        </draw:frame>
        <draw:frame draw:id="id81" draw:style-name="a789" draw:name="object 3" svg:x="0.42743in" svg:y="1.38049in" svg:width="8.82083in" svg:height="1.81042in">
          <draw:text-box>
            <text:p text:style-name="a748" text:class-names="" text:cond-style-name=""><text:span text:style-name="a744" text:class-names="">Land</text:span><text:span text:style-name="a745" text:class-names=""><text:s text:c="1"/></text:span><text:span text:style-name="a746" text:class-names="">Registration:</text:span><text:span text:style-name="a747" text:class-names=""/></text:p>
            <text:p text:style-name="a750" text:class-names="" text:cond-style-name=""><text:span text:style-name="a749" text:class-names=""/></text:p>
            <text:list text:style-name="a765">
              <text:list-item>
                <text:p text:style-name="a764" text:class-names="" text:cond-style-name=""><text:span text:style-name="a751" text:class-names="">The<text:s text:c="1"/></text:span><text:span text:style-name="a752" text:class-names="">land<text:s text:c="1"/></text:span><text:span text:style-name="a753" text:class-names="">registration<text:s text:c="1"/></text:span><text:span text:style-name="a754" text:class-names="">module<text:s text:c="1"/></text:span><text:span text:style-name="a755" text:class-names="">is<text:s text:c="1"/></text:span><text:span text:style-name="a756" text:class-names="">the key<text:s text:c="1"/></text:span><text:span text:style-name="a757" text:class-names="">module<text:s text:c="1"/></text:span><text:span text:style-name="a758" text:class-names="">of<text:s text:c="1"/></text:span><text:span text:style-name="a759" text:class-names="">the<text:s text:c="1"/></text:span><text:span text:style-name="a760" text:class-names="">entire</text:span><text:span text:style-name="a761" text:class-names=""><text:s text:c="1"/></text:span><text:span text:style-name="a762" text:class-names="">project</text:span><text:span text:style-name="a763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66" text:class-names="">The<text:s text:c="1"/></text:span><text:span text:style-name="a767" text:class-names="">user<text:s text:c="1"/></text:span><text:span text:style-name="a768" text:class-names="">can<text:s text:c="1"/></text:span><text:span text:style-name="a769" text:class-names="">actually<text:s text:c="1"/></text:span><text:span text:style-name="a770" text:class-names="">register<text:s text:c="1"/></text:span><text:span text:style-name="a771" text:class-names="">his/her land<text:s text:c="1"/></text:span><text:span text:style-name="a772" text:class-names="">on<text:s text:c="1"/></text:span><text:span text:style-name="a773" text:class-names="">an<text:s text:c="1"/></text:span><text:span text:style-name="a774" text:class-names="">authenticated<text:s text:c="1"/></text:span><text:span text:style-name="a775" text:class-names="">person's<text:s text:c="1"/></text:span><text:span text:style-name="a776" text:class-names="">name without <text:s text:c="1"/></text:span><text:span text:style-name="a777" text:class-names="">actually<text:s text:c="1"/></text:span><text:span text:style-name="a778" text:class-names="">involving<text:s text:c="1"/></text:span><text:span text:style-name="a779" text:class-names="">any<text:s text:c="1"/></text:span><text:span text:style-name="a780" text:class-names="">of<text:s text:c="1"/></text:span><text:span text:style-name="a781" text:class-names="">the<text:s text:c="1"/></text:span><text:span text:style-name="a782" text:class-names="">intermediaries<text:s text:c="1"/></text:span><text:span text:style-name="a783" text:class-names="">like</text:span><text:span text:style-name="a784" text:class-names=""><text:s text:c="1"/></text:span><text:span text:style-name="a785" text:class-names="">lawyer.</text:span><text:span text:style-name="a786" text:class-names=""/></text:p>
              </text:list-item>
            </text:list>
          </draw:text-box>
          <svg:title/>
          <svg:desc/>
        </draw:frame>
      </draw:page>
      <draw:page draw:name="Slide19" draw:style-name="a790" draw:master-page-name="Master1-Layout2-obj-Title-and-Content" presentation:presentation-page-layout-name="Master1-PPL2" draw:id="Slide-274">
        <draw:frame draw:id="id82" presentation:style-name="a801" draw:name="object 2" svg:x="0.42743in" svg:y="0.56347in" svg:width="1.71736in" svg:height="0.52917in" presentation:class="title" presentation:placeholder="false">
          <draw:text-box>
            <text:p text:style-name="a800" text:class-names="" text:cond-style-name=""><text:span text:style-name="a791" text:class-names="">M</text:span><text:span text:style-name="a792" text:class-names="">o</text:span><text:span text:style-name="a793" text:class-names="">d</text:span><text:span text:style-name="a794" text:class-names="">u</text:span><text:span text:style-name="a795" text:class-names="">l</text:span><text:span text:style-name="a796" text:class-names="">e</text:span><text:span text:style-name="a797" text:class-names="">-</text:span><text:span text:style-name="a798" text:class-names="">4</text:span><text:span text:style-name="a799" text:class-names=""/></text:p>
          </draw:text-box>
          <svg:title/>
          <svg:desc/>
        </draw:frame>
        <draw:frame draw:id="id83" draw:style-name="a855" draw:name="object 3" svg:x="0.55243in" svg:y="1.33632in" svg:width="8.66458in" svg:height="2.09444in">
          <draw:text-box>
            <text:p text:style-name="a806" text:class-names="" text:cond-style-name=""><text:span text:style-name="a802" text:class-names="">Ownership</text:span><text:span text:style-name="a803" text:class-names=""><text:s text:c="1"/></text:span><text:span text:style-name="a804" text:class-names="">Transaction</text:span><text:span text:style-name="a805" text:class-names=""/></text:p>
            <text:list text:style-name="a822">
              <text:list-item>
                <text:p text:style-name="a821" text:class-names="" text:cond-style-name=""><text:span text:style-name="a807" text:class-names="">The seller<text:s text:c="1"/></text:span><text:span text:style-name="a808" text:class-names="">can<text:s text:c="1"/></text:span><text:span text:style-name="a809" text:class-names="">give<text:s text:c="1"/></text:span><text:span text:style-name="a810" text:class-names="">the<text:s text:c="1"/></text:span><text:span text:style-name="a811" text:class-names="">ownership<text:s text:c="1"/></text:span><text:span text:style-name="a812" text:class-names="">to<text:s text:c="1"/></text:span><text:span text:style-name="a813" text:class-names="">the<text:s text:c="1"/></text:span><text:span text:style-name="a814" text:class-names="">buyer<text:s text:c="1"/></text:span><text:span text:style-name="a815" text:class-names="">and<text:s text:c="1"/></text:span><text:span text:style-name="a816" text:class-names="">at that<text:s text:c="1"/></text:span><text:span text:style-name="a817" text:class-names="">moment</text:span><text:span text:style-name="a818" text:class-names=""><text:s text:c="1"/></text:span><text:span text:style-name="a819" text:class-names="">ownership</text:span><text:span text:style-name="a820" text:class-names=""/></text:p>
              </text:list-item>
            </text:list>
            <text:p text:style-name="a834" text:class-names="" text:cond-style-name=""><text:span text:style-name="a823" text:class-names="">transaction<text:s text:c="1"/></text:span><text:span text:style-name="a824" text:class-names="">will<text:s text:c="1"/></text:span><text:span text:style-name="a825" text:class-names="">take<text:s text:c="1"/></text:span><text:span text:style-name="a826" text:class-names="">place<text:s text:c="1"/></text:span><text:span text:style-name="a827" text:class-names="">in<text:s text:c="1"/></text:span><text:span text:style-name="a828" text:class-names="">the<text:s text:c="1"/></text:span><text:span text:style-name="a829" text:class-names="">form of<text:s text:c="1"/></text:span><text:span text:style-name="a830" text:class-names="">token</text:span><text:span text:style-name="a831" text:class-names=""><text:s text:c="1"/></text:span><text:span text:style-name="a832" text:class-names="">.</text:span><text:span text:style-name="a833" text:class-names=""/></text:p>
            <text:p text:style-name="a836" text:class-names="" text:cond-style-name=""><text:span text:style-name="a835" text:class-names=""/></text:p>
            <text:list text:style-name="a854">
              <text:list-item>
                <text:p text:style-name="a853" text:class-names="" text:cond-style-name=""><text:span text:style-name="a837" text:class-names="">The seller<text:s text:c="1"/></text:span><text:span text:style-name="a838" text:class-names="">in<text:s text:c="1"/></text:span><text:span text:style-name="a839" text:class-names="">a<text:s text:c="1"/></text:span><text:span text:style-name="a840" text:class-names="">very authenticate<text:s text:c="1"/></text:span><text:span text:style-name="a841" text:class-names="">way<text:s text:c="1"/></text:span><text:span text:style-name="a842" text:class-names="">gives<text:s text:c="1"/></text:span><text:span text:style-name="a843" text:class-names="">the<text:s text:c="1"/></text:span><text:span text:style-name="a844" text:class-names="">land ownership<text:s text:c="1"/></text:span><text:span text:style-name="a845" text:class-names="">to<text:s text:c="1"/></text:span><text:span text:style-name="a846" text:class-names="">the<text:s text:c="1"/></text:span><text:span text:style-name="a847" text:class-names="">buyer<text:s text:c="1"/></text:span><text:span text:style-name="a848" text:class-names="">using<text:s text:c="1"/></text:span><text:span text:style-name="a849" text:class-names="">a <text:s text:c="1"/></text:span><text:span text:style-name="a850" text:class-names="">blockchain<text:s text:c="1"/></text:span><text:span text:style-name="a851" text:class-names="">platform.</text:span><text:span text:style-name="a852" text:class-names=""/></text:p>
              </text:list-item>
            </text:list>
          </draw:text-box>
          <svg:title/>
          <svg:desc/>
        </draw:frame>
      </draw:page>
      <draw:page draw:name="Slide20" draw:style-name="a856" draw:master-page-name="Master1-Layout2-obj-Title-and-Content" presentation:presentation-page-layout-name="Master1-PPL2" draw:id="Slide-275">
        <draw:frame draw:id="id84" presentation:style-name="a862" draw:name="object 2" svg:x="0.42743in" svg:y="0.56347in" svg:width="2.60694in" svg:height="0.52917in" presentation:class="title" presentation:placeholder="false">
          <draw:text-box>
            <text:p text:style-name="a861" text:class-names="" text:cond-style-name=""><text:span text:style-name="a857" text:class-names="">2.7</text:span><text:span text:style-name="a858" text:class-names=""><text:s text:c="1"/></text:span><text:span text:style-name="a859" text:class-names="">References</text:span><text:span text:style-name="a860" text:class-names=""/></text:p>
          </draw:text-box>
          <svg:title/>
          <svg:desc/>
        </draw:frame>
        <draw:frame draw:id="id85" presentation:style-name="a930" draw:name="object 3" svg:x="0.53993in" svg:y="1.38049in" svg:width="8.92014in" svg:height="2.56775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63" text:class-names="">[1]</text:span><text:span text:style-name="a864" text:class-names="">Nathan<text:s text:c="1"/></text:span><text:span text:style-name="a865" text:class-names="">Shedroff</text:span><text:span text:style-name="a866" text:class-names=""><text:s text:c="1"/>“Self-Managing<text:s text:c="1"/></text:span><text:span text:style-name="a867" text:class-names="">Real Estate”, IEEE</text:span><text:span text:style-name="a868" text:class-names=""><text:s text:c="1"/></text:span><text:span text:style-name="a869" text:class-names="">2018.</text:span><text:span text:style-name="a870" text:class-names=""/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  <text:list text:style-name="a906">
              <text:list-item>
                <text:p text:style-name="a905" text:class-names="" text:cond-style-name=""><text:span text:style-name="a876" text:class-names="">[2]Shuai</text:span><text:span text:style-name="a877" text:class-names=""><text:s text:c="1"/></text:span><text:span text:style-name="a878" text:class-names="">Wang<text:s text:c="1"/></text:span><text:span text:style-name="a879" text:class-names="">,<text:s text:c="1"/></text:span><text:span text:style-name="a880" text:class-names="">Liwei<text:s text:c="1"/></text:span><text:span text:style-name="a881" text:class-names="">Ouyang,<text:s text:c="1"/></text:span><text:span text:style-name="a882" text:class-names="">Yong<text:s text:c="1"/></text:span><text:span text:style-name="a883" text:class-names="">Yuan ,<text:s text:c="1"/></text:span><text:span text:style-name="a884" text:class-names="">Senior<text:s text:c="1"/></text:span><text:span text:style-name="a885" text:class-names="">Member,<text:s text:c="1"/></text:span><text:span text:style-name="a886" text:class-names="">IEEE,<text:s text:c="1"/></text:span><text:span text:style-name="a887" text:class-names="">Xiaochun</text:span><text:span text:style-name="a888" text:class-names=""> </text:span><text:span text:style-name="a889" text:class-names=""><text:s text:c="1"/></text:span><text:span text:style-name="a890" text:class-names="">Ni,<text:tab/></text:span><text:span text:style-name="a891" text:class-names="">Xuan<text:s text:c="1"/></text:span><text:span text:style-name="a892" text:class-names="">Han,and<text:s text:c="1"/></text:span><text:span text:style-name="a893" text:class-names="">Fei-Yue<text:s text:c="1"/></text:span><text:span text:style-name="a894" text:class-names="">Wang<text:s text:c="1"/></text:span><text:span text:style-name="a895" text:class-names="">”Blockchain-Enabled<text:s text:c="1"/></text:span><text:span text:style-name="a896" text:class-names="">Smart<text:s text:c="1"/></text:span><text:span text:style-name="a897" text:class-names="">Contracts:</text:span><text:span text:style-name="a898" text:class-names=""> </text:span><text:span text:style-name="a899" text:class-names=""><text:s text:c="1"/>Architecture,<text:s text:c="1"/></text:span><text:span text:style-name="a900" text:class-names="">Applications,<text:s text:c="1"/></text:span><text:span text:style-name="a901" text:class-names="">andFuture</text:span><text:span text:style-name="a902" text:class-names=""><text:s text:c="1"/></text:span><text:span text:style-name="a903" text:class-names="">Trends”</text:span><text:span text:style-name="a904" text:class-names=""/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  <text:list text:style-name="a929">
              <text:list-item>
                <text:p text:style-name="a928" text:class-names="" text:cond-style-name=""><text:span text:style-name="a910" text:class-names="">[3]</text:span><text:span text:style-name="a911" text:class-names="">Alex<text:s text:c="1"/></text:span><text:span text:style-name="a912" text:class-names="">Norta</text:span><text:span text:style-name="a913" text:class-names="">,<text:s text:c="1"/></text:span><text:span text:style-name="a914" text:class-names="">Chad<text:s text:c="1"/></text:span><text:span text:style-name="a915" text:class-names="">Fernandez<text:s text:c="1"/></text:span><text:span text:style-name="a916" text:class-names="">and<text:s text:c="1"/></text:span><text:span text:style-name="a917" text:class-names="">Stefan Hickmott<text:s text:c="1"/></text:span><text:span text:style-name="a918" text:class-names="">“Commercial<text:s text:c="1"/></text:span><text:span text:style-name="a919" text:class-names="">Property<text:s text:c="1"/></text:span><text:span text:style-name="a920" text:class-names="">Tokenizing</text:span><text:span text:style-name="a921" text:class-names=""> </text:span><text:span text:style-name="a922" text:class-names=""><text:s text:c="1"/></text:span><text:span text:style-name="a923" text:class-names="">With<text:s text:c="1"/></text:span><text:span text:style-name="a924" text:class-names="">Smart<text:s text:c="1"/></text:span><text:span text:style-name="a925" text:class-names="">Contracts”, IEEE</text:span><text:span text:style-name="a926" text:class-names=""><text:s text:c="1"/></text:span><text:span text:style-name="a927" text:class-names="">2018</text:span></text:p>
              </text:list-item>
            </text:list>
          </draw:text-box>
          <svg:title/>
          <svg:desc/>
        </draw:frame>
      </draw:page>
      <draw:page draw:name="Slide21" draw:style-name="a931" draw:master-page-name="Master1-Layout4-obj-Title-Only" presentation:presentation-page-layout-name="Master1-PPL4" draw:id="Slide-276">
        <draw:frame draw:id="id86" presentation:style-name="a938" draw:name="object 2" svg:x="0.64757in" svg:y="2.9066in" svg:width="7.48194in" svg:height="0.72917in" presentation:class="title" presentation:placeholder="false">
          <draw:text-box>
            <text:p text:style-name="a937" text:class-names="" text:cond-style-name=""><text:span text:style-name="a932" text:class-names="">3.Planning<text:s text:c="1"/></text:span><text:span text:style-name="a933" text:class-names="">for<text:s text:c="1"/></text:span><text:span text:style-name="a934" text:class-names="">next</text:span><text:span text:style-name="a935" text:class-names=""><text:s text:c="1"/></text:span><text:span text:style-name="a936" text:class-names="">semester</text:span></text:p>
          </draw:text-box>
          <svg:title/>
          <svg:desc/>
        </draw:frame>
      </draw:page>
      <draw:page draw:name="Slide22" draw:style-name="a939" draw:master-page-name="Master1-Layout2-obj-Title-and-Content" presentation:presentation-page-layout-name="Master1-PPL2" draw:id="Slide-277">
        <draw:frame draw:id="id87" presentation:style-name="a943" draw:name="object 2" svg:x="0.42743in" svg:y="0.56347in" svg:width="1.59236in" svg:height="0.52917in" presentation:class="title" presentation:placeholder="false">
          <draw:text-box>
            <text:p text:style-name="a942" text:class-names="" text:cond-style-name=""><text:span text:style-name="a940" text:class-names="">Planning</text:span><text:span text:style-name="a941" text:class-names=""/></text:p>
          </draw:text-box>
          <svg:title/>
          <svg:desc/>
        </draw:frame>
        <draw:frame draw:id="id88" draw:style-name="a966" draw:name="object 3" svg:x="0.42743in" svg:y="1.38049in" svg:width="2.67292in" svg:height="1.46597in">
          <draw:text-box>
            <text:list text:style-name="a947">
              <text:list-item>
                <text:p text:style-name="a946" text:class-names="" text:cond-style-name=""><text:span text:style-name="a944" text:class-names="">Wallet</text:span><text:span text:style-name="a945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  <text:list text:style-name="a956">
              <text:list-item>
                <text:p text:style-name="a955" text:class-names="" text:cond-style-name=""><text:span text:style-name="a951" text:class-names="">Land</text:span><text:span text:style-name="a952" text:class-names=""><text:s text:c="1"/></text:span><text:span text:style-name="a953" text:class-names="">Registration</text:span><text:span text:style-name="a954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  <text:list text:style-name="a965">
              <text:list-item>
                <text:p text:style-name="a964" text:class-names="" text:cond-style-name=""><text:span text:style-name="a960" text:class-names="">Ownership</text:span><text:span text:style-name="a961" text:class-names=""><text:s text:c="1"/></text:span><text:span text:style-name="a962" text:class-names="">Transaction</text:span><text:span text:style-name="a963" text:class-names=""/></text:p>
              </text:list-item>
            </text:list>
          </draw:text-box>
          <svg:title/>
          <svg:desc/>
        </draw:frame>
      </draw:page>
      <draw:page draw:name="Slide23" draw:style-name="a967" draw:master-page-name="Master1-Layout4-obj-Title-Only" presentation:presentation-page-layout-name="Master1-PPL4" draw:id="Slide-278">
        <draw:frame draw:id="id89" presentation:style-name="a972" draw:name="object 2" svg:x="3.56667in" svg:y="2.9066in" svg:width="2.86667in" svg:height="0.72917in" presentation:class="title" presentation:placeholder="false">
          <draw:text-box>
            <text:p text:style-name="a971" text:class-names="" text:cond-style-name=""><text:span text:style-name="a968" text:class-names="">Thank</text:span><text:span text:style-name="a969" text:class-names=""><text:s text:c="1"/></text:span><text:span text:style-name="a970" text:class-names="">You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74375in" svg:width="8.5in" svg:height="1.18125in"/>
      <presentation:placeholder presentation:object="subtitle" svg:x="1.5in" svg:y="3.15in" svg:width="7in" svg:height="1.40625in"/>
      <presentation:placeholder presentation:object="footer" svg:x="3.4in" svg:y="5.23125in" svg:width="3.2in" svg:height="0.28125in"/>
      <presentation:placeholder presentation:object="date-time" svg:x="0.5in" svg:y="5.23125in" svg:width="2.3in" svg:height="0.28125in"/>
      <presentation:placeholder presentation:object="page-number" svg:x="7.2in" svg:y="5.23125in" svg:width="2.3in" svg:height="0.28125in"/>
    </style:presentation-page-layout>
    <style:presentation-page-layout style:name="Master1-PPL2" style:display-name="Title and Content">
      <presentation:placeholder presentation:object="title" svg:x="3.56667in" svg:y="2.9066in" svg:width="2.86667in" svg:height="0.72917in"/>
      <presentation:placeholder presentation:object="outline" svg:x="0.53993in" svg:y="1.38049in" svg:width="8.92014in" svg:height="2.75in"/>
      <presentation:placeholder presentation:object="footer" svg:x="3.4in" svg:y="5.23125in" svg:width="3.2in" svg:height="0.28125in"/>
      <presentation:placeholder presentation:object="date-time" svg:x="0.5in" svg:y="5.23125in" svg:width="2.3in" svg:height="0.28125in"/>
      <presentation:placeholder presentation:object="page-number" svg:x="7.2in" svg:y="5.23125in" svg:width="2.3in" svg:height="0.28125in"/>
    </style:presentation-page-layout>
    <style:presentation-page-layout style:name="Master1-PPL3" style:display-name="Two Content">
      <presentation:placeholder presentation:object="title" svg:x="3.56667in" svg:y="2.9066in" svg:width="2.86667in" svg:height="0.72917in"/>
      <presentation:placeholder presentation:object="object" svg:x="0.5in" svg:y="1.29375in" svg:width="4.35in" svg:height="3.7125in"/>
      <presentation:placeholder presentation:object="object" svg:x="5.15in" svg:y="1.29375in" svg:width="4.35in" svg:height="3.7125in"/>
      <presentation:placeholder presentation:object="footer" svg:x="3.4in" svg:y="5.23125in" svg:width="3.2in" svg:height="0.28125in"/>
      <presentation:placeholder presentation:object="date-time" svg:x="0.5in" svg:y="5.23125in" svg:width="2.3in" svg:height="0.28125in"/>
      <presentation:placeholder presentation:object="page-number" svg:x="7.2in" svg:y="5.23125in" svg:width="2.3in" svg:height="0.28125in"/>
    </style:presentation-page-layout>
    <style:presentation-page-layout style:name="Master1-PPL4" style:display-name="Title Only">
      <presentation:placeholder presentation:object="title" svg:x="3.56667in" svg:y="2.9066in" svg:width="2.86667in" svg:height="0.72917in"/>
      <presentation:placeholder presentation:object="footer" svg:x="3.4in" svg:y="5.23125in" svg:width="3.2in" svg:height="0.28125in"/>
      <presentation:placeholder presentation:object="date-time" svg:x="0.5in" svg:y="5.23125in" svg:width="2.3in" svg:height="0.28125in"/>
      <presentation:placeholder presentation:object="page-number" svg:x="7.2in" svg:y="5.23125in" svg:width="2.3in" svg:height="0.28125in"/>
    </style:presentation-page-layout>
    <style:presentation-page-layout style:name="Master1-PPL5" style:display-name="Blank">
      <presentation:placeholder presentation:object="footer" svg:x="3.4in" svg:y="5.23125in" svg:width="3.2in" svg:height="0.28125in"/>
      <presentation:placeholder presentation:object="date-time" svg:x="0.5in" svg:y="5.23125in" svg:width="2.3in" svg:height="0.28125in"/>
      <presentation:placeholder presentation:object="page-number" svg:x="7.2in" svg:y="5.23125in" svg:width="2.3in" svg:height="0.28125in"/>
    </style:presentation-page-layout>
    <style:style style:family="table-cell" style:name="a126">
      <style:table-cell-properties fo:background-color="transparent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draw:name="a436" xlink:href="media/image1.png" xlink:show="embed" xlink:actuate="onLoad"/>
    <draw:fill-image draw:name="a273" xlink:href="media/image2.png" xlink:show="embed" xlink:actuate="onLoad"/>
    <draw:fill-image draw:name="a114" xlink:href="media/image3.png" xlink:show="embed" xlink:actuate="onLoad"/>
    <draw:fill-image draw:name="a639" xlink:href="media/image4.png" xlink:show="embed" xlink:actuate="onLoad"/>
    <draw:fill-image draw:name="a621" xlink:href="media/image5.jpg" xlink:show="embed" xlink:actuate="onLoad"/>
    <table:table-template table:name="{2D5ABB26-0587-4C30-8999-92F81FD0307C}">
      <table:body table:style-name="a126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3">
      <style:page-layout-properties fo:page-width="10in" fo:page-height="5.625in" style:print-orientation="landscape" style:register-truth-ref-style-name=""/>
    </style:page-layout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25a69a" draw:opacity="100%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25in" svg:stroke-color="#fffaef" svg:stroke-opacity="100%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fffae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25a69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7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in" fo:padding-bottom="0in" fo:padding-left="0in" fo:padding-right="0in" draw:textarea-vertical-align="top" draw:textarea-horizontal-align="left" draw:fill="solid" draw:fill-color="#25a69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25in" svg:stroke-color="#fffaef" svg:stroke-opacity="100%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bitmap" draw:fill-image-name="a114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ae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custom-shape svg:x="0in" svg:y="0in" svg:width="10in" svg:height="5.52083in" draw:id="id0" draw:style-name="a3" draw:name="bk object 1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9144000 5048250" draw:enhanced-path="M 0 5048250 L 9144000 5048250 9144000 0 0 0 0 5048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44000"/>
          <draw:equation draw:name="f7" draw:formula="?f4 / 5048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5.52083in" svg:width="10in" svg:height="0.10417in" draw:id="id1" draw:style-name="a6" draw:name="bk object 17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9144000 95250" draw:enhanced-path="M 0 95250 L 9144000 95250 9144000 0 0 0 0 95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44000"/>
          <draw:equation draw:name="f7" draw:formula="?f4 / 95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" presentation:style-name="a9" draw:name="Holder 2" svg:x="3.56667in" svg:y="2.9066in" svg:width="2.86667in" svg:height="0.72917in" presentation:class="titl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3" draw:name="Holder 3" svg:x="0.53993in" svg:y="1.38049in" svg:width="8.92014in" svg:height="2.75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/></text:p>
            </text:list-item>
          </text:list>
        </draw:text-box>
        <svg:title/>
        <svg:desc/>
      </draw:frame>
      <draw:frame draw:id="id4" presentation:style-name="a16" draw:name="Holder 4" svg:x="3.4in" svg:y="5.23125in" svg:width="3.2in" svg:height="0.28125in" presentation:class="footer" presentation:placeholder="false">
        <draw:text-box>
          <text:p text:style-name="a15" text:class-names="" text:cond-style-name=""><text:span text:style-name="a14" text:class-names=""/></text:p>
        </draw:text-box>
        <svg:title/>
        <svg:desc/>
      </draw:frame>
      <draw:frame draw:id="id5" presentation:style-name="a20" draw:name="Holder 5" svg:x="0.5in" svg:y="5.23125in" svg:width="2.3in" svg:height="0.28125in" presentation:class="date-time" presentation:placeholder="false">
        <draw:text-box>
          <text:p text:style-name="a19" text:class-names="" text:cond-style-name=""><text:span text:style-name="a17" text:class-names=""><text:date text:fixed="false" style:data-style-name="a18">10/30/2019</text:date></text:span></text:p>
        </draw:text-box>
        <svg:title/>
        <svg:desc/>
      </draw:frame>
      <draw:frame draw:id="id6" presentation:style-name="a23" draw:name="Holder 6" svg:x="7.2in" svg:y="5.23125in" svg:width="2.3in" svg:height="0.28125in" presentation:class="page-number" presentation:placeholder="false">
        <draw:text-box>
          <text:p text:style-name="a22" text:class-names="" text:cond-style-name=""><text:span text:style-name="a2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obj-Title-Slide" style:page-layout-name="pageLayout1" draw:style-name="a24">
      <draw:frame draw:id="id7" draw:layer="Master1-bg" presentation:style-name="a27" draw:name="Holder 2" svg:x="0.75in" svg:y="1.74375in" svg:width="8.5in" svg:height="1.18125in" presentation:class="title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8" draw:layer="Master1-bg" presentation:style-name="a30" draw:name="Holder 3" svg:x="1.5in" svg:y="3.15in" svg:width="7in" svg:height="1.40625in" presentation:class="subtitle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9" presentation:style-name="a33" draw:name="Holder 4" svg:x="3.4in" svg:y="5.23125in" svg:width="3.2in" svg:height="0.2812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10" presentation:style-name="a37" draw:name="Holder 5" svg:x="0.5in" svg:y="5.23125in" svg:width="2.3in" svg:height="0.28125in" presentation:class="date-time" presentation:placeholder="false">
        <draw:text-box>
          <text:p text:style-name="a36" text:class-names="" text:cond-style-name=""><text:span text:style-name="a34" text:class-names=""><text:date text:fixed="false" style:data-style-name="a35">10/30/2019</text:date></text:span></text:p>
        </draw:text-box>
        <svg:title/>
        <svg:desc/>
      </draw:frame>
      <draw:frame draw:id="id11" presentation:style-name="a40" draw:name="Holder 6" svg:x="7.2in" svg:y="5.23125in" svg:width="2.3in" svg:height="0.28125in" presentation:class="page-number" presentation:placeholder="false">
        <draw:text-box>
          <text:p text:style-name="a39" text:class-names="" text:cond-style-name=""><text:span text:style-name="a3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41">
      <draw:frame draw:id="id12" draw:layer="Master1-bg" presentation:style-name="a44" draw:name="Holder 2" svg:x="3.56667in" svg:y="2.9066in" svg:width="2.86667in" svg:height="0.72917in" presentation:class="titl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3" draw:layer="Master1-bg" presentation:style-name="a48" draw:name="Holder 3" svg:x="0.53993in" svg:y="1.38049in" svg:width="8.92014in" svg:height="2.75in" presentation:class="outline" presentation:placeholder="false">
        <draw:text-box>
          <text:list text:style-name="a47">
            <text:list-item>
              <text:p text:style-name="a46" text:class-names="" text:cond-style-name=""><text:span text:style-name="a45" text:class-names=""/></text:p>
            </text:list-item>
          </text:list>
        </draw:text-box>
        <svg:title/>
        <svg:desc/>
      </draw:frame>
      <draw:frame draw:id="id14" presentation:style-name="a51" draw:name="Holder 4" svg:x="3.4in" svg:y="5.23125in" svg:width="3.2in" svg:height="0.28125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5" presentation:style-name="a55" draw:name="Holder 5" svg:x="0.5in" svg:y="5.23125in" svg:width="2.3in" svg:height="0.28125in" presentation:class="date-time" presentation:placeholder="false">
        <draw:text-box>
          <text:p text:style-name="a54" text:class-names="" text:cond-style-name=""><text:span text:style-name="a52" text:class-names=""><text:date text:fixed="false" style:data-style-name="a53">10/30/2019</text:date></text:span></text:p>
        </draw:text-box>
        <svg:title/>
        <svg:desc/>
      </draw:frame>
      <draw:frame draw:id="id16" presentation:style-name="a58" draw:name="Holder 6" svg:x="7.2in" svg:y="5.23125in" svg:width="2.3in" svg:height="0.28125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obj-Two-Content" style:page-layout-name="pageLayout1" draw:style-name="a59">
      <draw:frame draw:id="id17" draw:layer="Master1-bg" presentation:style-name="a62" draw:name="Holder 2" svg:x="3.56667in" svg:y="2.9066in" svg:width="2.86667in" svg:height="0.72917in" presentation:class="title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8" draw:layer="Master1-bg" presentation:style-name="a65" draw:name="Holder 3" svg:x="0.5in" svg:y="1.29375in" svg:width="4.35in" svg:height="3.7125in" presentation:class="object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9" presentation:style-name="a68" draw:name="Holder 4" svg:x="5.15in" svg:y="1.29375in" svg:width="4.35in" svg:height="3.7125in" presentation:class="object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20" presentation:style-name="a71" draw:name="Holder 5" svg:x="3.4in" svg:y="5.23125in" svg:width="3.2in" svg:height="0.28125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1" presentation:style-name="a75" draw:name="Holder 6" svg:x="0.5in" svg:y="5.23125in" svg:width="2.3in" svg:height="0.28125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0/30/2019</text:date></text:span></text:p>
        </draw:text-box>
        <svg:title/>
        <svg:desc/>
      </draw:frame>
      <draw:frame draw:id="id22" presentation:style-name="a78" draw:name="Holder 7" svg:x="7.2in" svg:y="5.23125in" svg:width="2.3in" svg:height="0.28125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obj-Title-Only" style:page-layout-name="pageLayout1" draw:style-name="a79">
      <draw:custom-shape svg:x="0in" svg:y="1.875in" svg:width="10in" svg:height="3.75in" draw:id="id23" draw:style-name="a82" draw:name="bk object 16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9144000 3429000" draw:enhanced-path="M 0 3428999 L 9144000 3428999 9144000 0 0 0 0 342899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44000"/>
          <draw:equation draw:name="f7" draw:formula="?f4 / 342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0in" svg:height="1.875in" draw:id="id24" draw:style-name="a85" draw:name="bk object 17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9144000 1714500" draw:enhanced-path="M 0 1714500 L 9144000 1714500 9144000 0 0 0 0 1714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44000"/>
          <draw:equation draw:name="f7" draw:formula="?f4 / 1714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.70312in" svg:y="3.94278in" svg:width="0.42708in" svg:height="0in" draw:id="id25" draw:style-name="a88" draw:name="bk object 18">
        <svg:title/>
        <svg:desc/>
        <text:p text:style-name="a87" text:class-names="" text:cond-style-name=""><text:span text:style-name="a86" text:class-names=""/></text:p>
        <draw:enhanced-geometry xmlns:dr3d="urn:oasis:names:tc:opendocument:xmlns:dr3d:1.0" draw:type="non-primitive" svg:viewBox="0 0 390525 0" draw:enhanced-path="M 0 0 L 390296 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90525"/>
          <draw:equation draw:name="f7" draw:formula="?f4 / 0"/>
          <draw:equation draw:name="f8" draw:formula="0 / ?f6"/>
          <draw:equation draw:name="f9" draw:formula="390525 / ?f6"/>
          <draw:equation draw:name="f10" draw:formula="0 / ?f7"/>
          <draw:equation draw:name="f11" draw:formula="1 / ?f7"/>
        </draw:enhanced-geometry>
      </draw:custom-shape>
      <draw:frame draw:id="id26" presentation:style-name="a91" draw:name="Holder 2" svg:x="3.56667in" svg:y="2.9066in" svg:width="2.86667in" svg:height="0.72917in" presentation:class="titl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7" presentation:style-name="a94" draw:name="Holder 3" svg:x="3.4in" svg:y="5.23125in" svg:width="3.2in" svg:height="0.28125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8" presentation:style-name="a98" draw:name="Holder 4" svg:x="0.5in" svg:y="5.23125in" svg:width="2.3in" svg:height="0.28125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10/30/2019</text:date></text:span></text:p>
        </draw:text-box>
        <svg:title/>
        <svg:desc/>
      </draw:frame>
      <draw:frame draw:id="id29" presentation:style-name="a101" draw:name="Holder 5" svg:x="7.2in" svg:y="5.23125in" svg:width="2.3in" svg:height="0.28125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obj-Blank" style:page-layout-name="pageLayout1" draw:style-name="a102">
      <draw:custom-shape svg:x="0in" svg:y="1.875in" svg:width="10in" svg:height="3.75in" draw:id="id30" draw:style-name="a105" draw:name="bk object 16">
        <svg:title/>
        <svg:desc/>
        <text:p text:style-name="a104" text:class-names="" text:cond-style-name=""><text:span text:style-name="a103" text:class-names=""/></text:p>
        <draw:enhanced-geometry xmlns:dr3d="urn:oasis:names:tc:opendocument:xmlns:dr3d:1.0" draw:type="non-primitive" svg:viewBox="0 0 9144000 3429000" draw:enhanced-path="M 0 3428999 L 9144000 3428999 9144000 0 0 0 0 342899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44000"/>
          <draw:equation draw:name="f7" draw:formula="?f4 / 342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0in" svg:height="1.875in" draw:id="id31" draw:style-name="a108" draw:name="bk object 17">
        <svg:title/>
        <svg:desc/>
        <text:p text:style-name="a107" text:class-names="" text:cond-style-name=""><text:span text:style-name="a106" text:class-names=""/></text:p>
        <draw:enhanced-geometry xmlns:dr3d="urn:oasis:names:tc:opendocument:xmlns:dr3d:1.0" draw:type="non-primitive" svg:viewBox="0 0 9144000 1714500" draw:enhanced-path="M 0 1714500 L 9144000 1714500 9144000 0 0 0 0 1714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44000"/>
          <draw:equation draw:name="f7" draw:formula="?f4 / 1714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.70312in" svg:y="3.94278in" svg:width="0.42708in" svg:height="0in" draw:id="id32" draw:style-name="a111" draw:name="bk object 18">
        <svg:title/>
        <svg:desc/>
        <text:p text:style-name="a110" text:class-names="" text:cond-style-name=""><text:span text:style-name="a109" text:class-names=""/></text:p>
        <draw:enhanced-geometry xmlns:dr3d="urn:oasis:names:tc:opendocument:xmlns:dr3d:1.0" draw:type="non-primitive" svg:viewBox="0 0 390525 0" draw:enhanced-path="M 0 0 L 390296 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90525"/>
          <draw:equation draw:name="f7" draw:formula="?f4 / 0"/>
          <draw:equation draw:name="f8" draw:formula="0 / ?f6"/>
          <draw:equation draw:name="f9" draw:formula="390525 / ?f6"/>
          <draw:equation draw:name="f10" draw:formula="0 / ?f7"/>
          <draw:equation draw:name="f11" draw:formula="1 / ?f7"/>
        </draw:enhanced-geometry>
      </draw:custom-shape>
      <draw:custom-shape svg:x="3.36458in" svg:y="0.1875in" svg:width="3.27083in" svg:height="2.17708in" draw:id="id33" draw:style-name="a115" draw:name="bk object 19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18" draw:name="Holder 2" svg:x="3.4in" svg:y="5.23125in" svg:width="3.2in" svg:height="0.28125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35" presentation:style-name="a122" draw:name="Holder 3" svg:x="0.5in" svg:y="5.23125in" svg:width="2.3in" svg:height="0.28125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10/30/2019</text:date></text:span></text:p>
        </draw:text-box>
        <svg:title/>
        <svg:desc/>
      </draw:frame>
      <draw:frame draw:id="id36" presentation:style-name="a125" draw:name="Holder 4" svg:x="7.2in" svg:y="5.23125in" svg:width="2.3in" svg:height="0.28125in" presentation:class="page-number" presentation:placeholder="false">
        <draw:text-box>
          <text:p text:style-name="a124" text:class-names="" text:cond-style-name=""><text:span text:style-name="a123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creation-date>2019-10-30T22:35:51Z</meta:creation-date>
    <dc:date>2019-10-31T09:56:14Z</dc:date>
    <meta:template xlink:href="" xlink:type="simple"/>
    <meta:editing-cycles>61</meta:editing-cycles>
    <meta:editing-duration>PT0S</meta:editing-duration>
    <meta:user-defined meta:name="Created" meta:value-type="date">2019-10-31T00:00:00Z</meta:user-defined>
    <meta:user-defined meta:name="Creator">PDFium</meta:user-defined>
    <meta:user-defined meta:name="LastSaved" meta:value-type="date">2019-10-30T00:00:00Z</meta:user-defined>
  </office:meta>
</office:document-meta>
</file>